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9846in"/>
    </style:style>
    <style:style style:name="co4" style:family="table-column">
      <style:table-column-properties fo:break-before="auto" style:column-width="1.6957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6374in"/>
    </style:style>
    <style:style style:name="co7" style:family="table-column">
      <style:table-column-properties fo:break-before="auto" style:column-width="1.4134in"/>
    </style:style>
    <style:style style:name="co8" style:family="table-column">
      <style:table-column-properties fo:break-before="auto" style:column-width="1.6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0">
      <style:table-cell-properties fo:wrap-option="no-wrap"/>
    </style:style>
    <style:style style:name="ce7" style:family="table-cell" style:parent-style-name="Default" style:data-style-name="N0">
      <style:table-cell-properties fo:wrap-option="no-wrap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fo:wrap-option="no-wrap"/>
    </style:style>
    <style:style style:name="ce9" style:family="table-cell" style:parent-style-name="Default">
      <style:table-cell-properties fo:wrap-option="no-wrap"/>
    </style:style>
    <style:style style:name="ce10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TMP-00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3" table:default-cell-style-name="Default"/>
        <table:table-column table:style-name="co2" table:number-columns-repeated="2" table:default-cell-style-name="ce1"/>
        <table:table-column table:style-name="co1" table:visibility="collapse" table:default-cell-style-name="ce1"/>
        <table:table-column table:style-name="co3" table:default-cell-style-name="ce1"/>
        <table:table-column table:style-name="co4" table:default-cell-style-name="Default"/>
        <table:table-column table:style-name="co1" table:visibility="collapse" table:number-columns-repeated="2" table:default-cell-style-name="Default"/>
        <table:table-column table:style-name="co5" table:number-columns-repeated="4" table:default-cell-style-name="Default"/>
        <table:table-column table:style-name="co1" table:default-cell-style-name="Default"/>
        <table:table-row table:style-name="ro1">
          <table:table-cell table:number-columns-repeated="11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>
            <text:p>Pin(1)</text:p>
          </table:table-cell>
          <table:table-cell office:value-type="string">
            <text:p>I/O Pin</text:p>
          </table:table-cell>
          <table:table-cell office:value-type="string">
            <text:p>Supply</text:p>
          </table:table-cell>
          <table:table-cell office:value-type="string">
            <text:p>A</text:p>
          </table:table-cell>
          <table:table-cell table:number-columns-repeated="3"/>
          <table:table-cell office:value-type="string">
            <text:p>B(2,3)</text:p>
          </table:table-cell>
          <table:table-cell table:number-columns-repeated="3"/>
          <table:table-cell table:style-name="Default" office:value-type="string">
            <text:p>C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/>
          <table:table-cell table:style-name="ce2" office:value-type="string" table:number-columns-spanned="4" table:number-rows-spanned="1">
            <text:p>Peripheral Assignments</text:p>
          </table:table-cell>
          <table:covered-table-cell table:number-columns-repeated="3"/>
        </table:table-row>
        <table:table-row table:style-name="ro1">
          <table:table-cell office:value-type="string">
            <text:p>SAM C21G</text:p>
          </table:table-cell>
          <table:table-cell table:number-columns-repeated="2"/>
          <table:table-cell office:value-type="string">
            <text:p>EIC</text:p>
          </table:table-cell>
          <table:table-cell office:value-type="string">
            <text:p>REF</text:p>
          </table:table-cell>
          <table:table-cell office:value-type="string">
            <text:p>ADC0</text:p>
          </table:table-cell>
          <table:table-cell office:value-type="string">
            <text:p>ADC1</text:p>
          </table:table-cell>
          <table:table-cell office:value-type="string">
            <text:p>AC</text:p>
          </table:table-cell>
          <table:table-cell office:value-type="string">
            <text:p>PTC</text:p>
          </table:table-cell>
          <table:table-cell office:value-type="string">
            <text:p>DAC</text:p>
          </table:table-cell>
          <table:table-cell office:value-type="string">
            <text:p>SDADC</text:p>
          </table:table-cell>
          <table:table-cell table:style-name="Default" office:value-type="string">
            <text:p>SERCOM(2,3,4)</text:p>
          </table:table-cell>
          <table:table-cell table:style-name="Default" office:value-type="string">
            <text:p>SERCOM-ALT(4)</text:p>
          </table:table-cell>
          <table:table-cell table:style-name="Default" office:value-type="string">
            <text:p>TC TCC</text:p>
          </table:table-cell>
          <table:table-cell table:style-name="Default" office:value-type="string">
            <text:p>TCC</text:p>
          </table:table-cell>
          <table:table-cell office:value-type="string">
            <text:p>COM</text:p>
          </table:table-cell>
          <table:table-cell office:value-type="string">
            <text:p>AC/GCLK</text:p>
          </table:table-cell>
          <table:table-cell office:value-type="string">
            <text:p>CCL</text:p>
          </table:table-cell>
          <table:table-cell/>
          <table:table-cell table:style-name="ce3" office:value-type="string">
            <text:p>CAN</text:p>
          </table:table-cell>
          <table:table-cell table:style-name="ce3" office:value-type="string">
            <text:p>GPIO</text:p>
          </table:table-cell>
          <table:table-cell table:style-name="ce3" office:value-type="string">
            <text:p>SWD</text:p>
          </table:table-cell>
          <table:table-cell table:style-name="ce3" office:value-type="string">
            <text:p>UAR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00</text:p>
          </table:table-cell>
          <table:table-cell office:value-type="string">
            <text:p>VDDANA</text:p>
          </table:table-cell>
          <table:table-cell office:value-type="string">
            <text:p>EXTINT[0]</text:p>
          </table:table-cell>
          <table:table-cell table:number-columns-repeated="7"/>
          <table:table-cell table:style-name="Default"/>
          <table:table-cell table:style-name="Default" office:value-type="string">
            <text:p>SERCOM1/ PAD[0]</text:p>
          </table:table-cell>
          <table:table-cell table:style-name="Default" office:value-type="string">
            <text:p>TCC2/WO[0]</text:p>
          </table:table-cell>
          <table:table-cell table:style-name="Default"/>
          <table:table-cell/>
          <table:table-cell office:value-type="string">
            <text:p>CMP[2]</text:p>
          </table:table-cell>
          <table:table-cell table:number-columns-repeated="3"/>
          <table:table-cell office:value-type="string">
            <text:p>CTRL_SYNC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01</text:p>
          </table:table-cell>
          <table:table-cell office:value-type="string">
            <text:p>VDDANA</text:p>
          </table:table-cell>
          <table:table-cell office:value-type="string">
            <text:p>EXTINT[1]</text:p>
          </table:table-cell>
          <table:table-cell table:number-columns-repeated="7"/>
          <table:table-cell table:style-name="Default"/>
          <table:table-cell table:style-name="Default" office:value-type="string">
            <text:p>SERCOM1/ PAD[1]</text:p>
          </table:table-cell>
          <table:table-cell table:style-name="Default" office:value-type="string">
            <text:p>TCC2/WO[1]</text:p>
          </table:table-cell>
          <table:table-cell table:style-name="Default"/>
          <table:table-cell/>
          <table:table-cell office:value-type="string">
            <text:p>CMP[3]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02</text:p>
          </table:table-cell>
          <table:table-cell office:value-type="string">
            <text:p>VDDANA</text:p>
          </table:table-cell>
          <table:table-cell office:value-type="string">
            <text:p>EXTINT[2]</text:p>
          </table:table-cell>
          <table:table-cell/>
          <table:table-cell office:value-type="string">
            <text:p>AIN[0]</text:p>
          </table:table-cell>
          <table:table-cell/>
          <table:table-cell office:value-type="string">
            <text:p>AIN[4]</text:p>
          </table:table-cell>
          <table:table-cell office:value-type="string">
            <text:p>Y[0]</text:p>
          </table:table-cell>
          <table:table-cell office:value-type="string">
            <text:p>VOUT</text:p>
          </table:table-cell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A03</text:p>
          </table:table-cell>
          <table:table-cell office:value-type="string">
            <text:p>VDDANA</text:p>
          </table:table-cell>
          <table:table-cell office:value-type="string">
            <text:p>EXTINT[3]</text:p>
          </table:table-cell>
          <table:table-cell office:value-type="string">
            <text:p>ADC/VREFA</text:p>
          </table:table-cell>
          <table:table-cell office:value-type="string">
            <text:p>AIN[1]</text:p>
          </table:table-cell>
          <table:table-cell/>
          <table:table-cell office:value-type="string">
            <text:p>AIN[5]</text:p>
          </table:table-cell>
          <table:table-cell office:value-type="string">
            <text:p>Y[1]</text:p>
          </table:table-cell>
          <table:table-cell table:number-columns-repeated="2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A04</text:p>
          </table:table-cell>
          <table:table-cell office:value-type="string">
            <text:p>VDDANA</text:p>
          </table:table-cell>
          <table:table-cell office:value-type="string">
            <text:p>EXTINT[4]</text:p>
          </table:table-cell>
          <table:table-cell office:value-type="string">
            <text:p>SDADC / VREFB</text:p>
          </table:table-cell>
          <table:table-cell office:value-type="string">
            <text:p>AIN[4]</text:p>
          </table:table-cell>
          <table:table-cell/>
          <table:table-cell office:value-type="string">
            <text:p>AIN[0]</text:p>
          </table:table-cell>
          <table:table-cell office:value-type="string">
            <text:p>Y[2]</text:p>
          </table:table-cell>
          <table:table-cell table:number-columns-repeated="2"/>
          <table:table-cell table:style-name="Default"/>
          <table:table-cell table:style-name="Default" office:value-type="string">
            <text:p>SERCOM0/ PAD[0]</text:p>
          </table:table-cell>
          <table:table-cell table:style-name="Default" office:value-type="string">
            <text:p>TCC0/WO[0]</text:p>
          </table:table-cell>
          <table:table-cell table:style-name="Default"/>
          <table:table-cell table:number-columns-repeated="2"/>
          <table:table-cell office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05</text:p>
          </table:table-cell>
          <table:table-cell office:value-type="string">
            <text:p>VDDANA</text:p>
          </table:table-cell>
          <table:table-cell office:value-type="string">
            <text:p>EXTINT[5]</text:p>
          </table:table-cell>
          <table:table-cell/>
          <table:table-cell office:value-type="string">
            <text:p>AIN[5]</text:p>
          </table:table-cell>
          <table:table-cell/>
          <table:table-cell office:value-type="string">
            <text:p>AIN[1]</text:p>
          </table:table-cell>
          <table:table-cell office:value-type="string">
            <text:p>Y[3]</text:p>
          </table:table-cell>
          <table:table-cell table:number-columns-repeated="2"/>
          <table:table-cell table:style-name="Default"/>
          <table:table-cell table:style-name="Default" office:value-type="string">
            <text:p>SERCOM0/ PAD[1]</text:p>
          </table:table-cell>
          <table:table-cell table:style-name="Default" office:value-type="string">
            <text:p>TCC0/WO[1]</text:p>
          </table:table-cell>
          <table:table-cell table:style-name="Default"/>
          <table:table-cell table:number-columns-repeated="2"/>
          <table:table-cell office:value-type="string">
            <text:p>CCL0/ IN[1]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06</text:p>
          </table:table-cell>
          <table:table-cell office:value-type="string">
            <text:p>VDDANA</text:p>
          </table:table-cell>
          <table:table-cell office:value-type="string">
            <text:p>EXTINT[6]</text:p>
          </table:table-cell>
          <table:table-cell/>
          <table:table-cell office:value-type="string">
            <text:p>AIN[6]</text:p>
          </table:table-cell>
          <table:table-cell/>
          <table:table-cell office:value-type="string">
            <text:p>AIN[2]</text:p>
          </table:table-cell>
          <table:table-cell office:value-type="string">
            <text:p>Y[4]</text:p>
          </table:table-cell>
          <table:table-cell/>
          <table:table-cell office:value-type="string">
            <text:p>INN[0]</text:p>
          </table:table-cell>
          <table:table-cell table:style-name="Default"/>
          <table:table-cell table:style-name="Default" office:value-type="string">
            <text:p>SERCOM0/ PAD[2]</text:p>
          </table:table-cell>
          <table:table-cell table:style-name="Default" office:value-type="string">
            <text:p>TCC1/WO[0]</text:p>
          </table:table-cell>
          <table:table-cell table:style-name="Default"/>
          <table:table-cell table:number-columns-repeated="2"/>
          <table:table-cell office:value-type="string">
            <text:p>CCL0/ IN[2]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A07</text:p>
          </table:table-cell>
          <table:table-cell office:value-type="string">
            <text:p>VDDANA</text:p>
          </table:table-cell>
          <table:table-cell office:value-type="string">
            <text:p>EXTINT[7]</text:p>
          </table:table-cell>
          <table:table-cell/>
          <table:table-cell office:value-type="string">
            <text:p>AIN[7]</text:p>
          </table:table-cell>
          <table:table-cell/>
          <table:table-cell office:value-type="string">
            <text:p>AIN[3]</text:p>
          </table:table-cell>
          <table:table-cell office:value-type="string">
            <text:p>Y[5]</text:p>
          </table:table-cell>
          <table:table-cell/>
          <table:table-cell office:value-type="string">
            <text:p>INP[0]</text:p>
          </table:table-cell>
          <table:table-cell table:style-name="Default"/>
          <table:table-cell table:style-name="Default" office:value-type="string">
            <text:p>SERCOM0/ PAD[3]</text:p>
          </table:table-cell>
          <table:table-cell table:style-name="Default" office:value-type="string">
            <text:p>TCC1/WO[1]</text:p>
          </table:table-cell>
          <table:table-cell table:style-name="Default"/>
          <table:table-cell table:number-columns-repeated="2"/>
          <table:table-cell office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A08</text:p>
          </table:table-cell>
          <table:table-cell office:value-type="string">
            <text:p>VDDIO</text:p>
          </table:table-cell>
          <table:table-cell office:value-type="string">
            <text:p>NMI</text:p>
          </table:table-cell>
          <table:table-cell/>
          <table:table-cell office:value-type="string">
            <text:p>AIN[8]</text:p>
          </table:table-cell>
          <table:table-cell office:value-type="string">
            <text:p>AIN[10]</text:p>
          </table:table-cell>
          <table:table-cell/>
          <table:table-cell office:value-type="string">
            <text:p>X[0]/Y[16]</text:p>
          </table:table-cell>
          <table:table-cell table:number-columns-repeated="2"/>
          <table:table-cell office:value-type="string">
            <text:p>SERCOM0/ PAD[0]</text:p>
          </table:table-cell>
          <table:table-cell office:value-type="string">
            <text:p>SERCOM2/ PAD[0]</text:p>
          </table:table-cell>
          <table:table-cell office:value-type="string">
            <text:p>TCC0/WO[0]</text:p>
          </table:table-cell>
          <table:table-cell office:value-type="string">
            <text:p>TCC1/ WO[2]</text:p>
          </table:table-cell>
          <table:table-cell table:number-columns-repeated="2"/>
          <table:table-cell office:value-type="string">
            <text:p>CCL1/ IN[3]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09</text:p>
          </table:table-cell>
          <table:table-cell office:value-type="string">
            <text:p>VDDIO</text:p>
          </table:table-cell>
          <table:table-cell office:value-type="string">
            <text:p>EXTINT[9]</text:p>
          </table:table-cell>
          <table:table-cell/>
          <table:table-cell office:value-type="string">
            <text:p>AIN[9]</text:p>
          </table:table-cell>
          <table:table-cell office:value-type="string">
            <text:p>AIN[11]</text:p>
          </table:table-cell>
          <table:table-cell/>
          <table:table-cell office:value-type="string">
            <text:p>X[1]/Y[17]</text:p>
          </table:table-cell>
          <table:table-cell table:number-columns-repeated="2"/>
          <table:table-cell office:value-type="string">
            <text:p>SERCOM0/ PAD[1]</text:p>
          </table:table-cell>
          <table:table-cell office:value-type="string">
            <text:p>SERCOM2/ PAD[1]</text:p>
          </table:table-cell>
          <table:table-cell office:value-type="string">
            <text:p>TCC0/WO[1]</text:p>
          </table:table-cell>
          <table:table-cell office:value-type="string">
            <text:p>TCC1/ WO[3]</text:p>
          </table:table-cell>
          <table:table-cell table:number-columns-repeated="2"/>
          <table:table-cell office:value-type="string">
            <text:p>CCL1/ IN[4]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10</text:p>
          </table:table-cell>
          <table:table-cell office:value-type="string">
            <text:p>VDDIO</text:p>
          </table:table-cell>
          <table:table-cell office:value-type="string">
            <text:p>EXTINT[10]</text:p>
          </table:table-cell>
          <table:table-cell/>
          <table:table-cell office:value-type="string">
            <text:p>AIN[10]</text:p>
          </table:table-cell>
          <table:table-cell table:number-columns-repeated="2"/>
          <table:table-cell office:value-type="string">
            <text:p>X[2]/Y[18]</text:p>
          </table:table-cell>
          <table:table-cell table:number-columns-repeated="2"/>
          <table:table-cell office:value-type="string">
            <text:p>SERCOM0/ PAD[2]</text:p>
          </table:table-cell>
          <table:table-cell office:value-type="string">
            <text:p>SERCOM2/ PAD[2]</text:p>
          </table:table-cell>
          <table:table-cell office:value-type="string">
            <text:p>TCC1/WO[0]</text:p>
          </table:table-cell>
          <table:table-cell office:value-type="string">
            <text:p>TCC0/ WO[2]</text:p>
          </table:table-cell>
          <table:table-cell/>
          <table:table-cell office:value-type="string">
            <text:p>GCLK_IO[4]</text:p>
          </table:table-cell>
          <table:table-cell office:value-type="string">
            <text:p>CCL1/ IN[5]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A11</text:p>
          </table:table-cell>
          <table:table-cell office:value-type="string">
            <text:p>VDDIO</text:p>
          </table:table-cell>
          <table:table-cell office:value-type="string">
            <text:p>EXTINT[11]</text:p>
          </table:table-cell>
          <table:table-cell/>
          <table:table-cell office:value-type="string">
            <text:p>AIN[11]</text:p>
          </table:table-cell>
          <table:table-cell table:number-columns-repeated="2"/>
          <table:table-cell office:value-type="string">
            <text:p>X[3]/Y[19]</text:p>
          </table:table-cell>
          <table:table-cell table:number-columns-repeated="2"/>
          <table:table-cell office:value-type="string">
            <text:p>SERCOM0/ PAD[3]</text:p>
          </table:table-cell>
          <table:table-cell office:value-type="string">
            <text:p>SERCOM2/ PAD[3]</text:p>
          </table:table-cell>
          <table:table-cell office:value-type="string">
            <text:p>TCC1/WO[1]</text:p>
          </table:table-cell>
          <table:table-cell office:value-type="string">
            <text:p>TCC0/ WO[3]</text:p>
          </table:table-cell>
          <table:table-cell/>
          <table:table-cell office:value-type="string">
            <text:p>GCLK_IO[5]</text:p>
          </table:table-cell>
          <table:table-cell office:value-type="string">
            <text:p>CCL1/ OUT[1]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A12</text:p>
          </table:table-cell>
          <table:table-cell office:value-type="string">
            <text:p>VDDIO</text:p>
          </table:table-cell>
          <table:table-cell office:value-type="string">
            <text:p>EXTINT[12]</text:p>
          </table:table-cell>
          <table:table-cell table:number-columns-repeated="7"/>
          <table:table-cell office:value-type="string">
            <text:p>SERCOM2/ PAD[0]</text:p>
          </table:table-cell>
          <table:table-cell office:value-type="string">
            <text:p>SERCOM4/ PAD[0]</text:p>
          </table:table-cell>
          <table:table-cell office:value-type="string">
            <text:p>TCC2/WO[0]</text:p>
          </table:table-cell>
          <table:table-cell office:value-type="string">
            <text:p>TCC0/ WO[6]</text:p>
          </table:table-cell>
          <table:table-cell/>
          <table:table-cell office:value-type="string">
            <text:p>AC/CMP[0]</text:p>
          </table:table-cell>
          <table:table-cell table:number-columns-repeated="3"/>
          <table:table-cell office:value-type="string">
            <text:p>DETECT_A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A13</text:p>
          </table:table-cell>
          <table:table-cell office:value-type="string">
            <text:p>VDDIO</text:p>
          </table:table-cell>
          <table:table-cell office:value-type="string">
            <text:p>EXTINT[13]</text:p>
          </table:table-cell>
          <table:table-cell table:number-columns-repeated="7"/>
          <table:table-cell office:value-type="string">
            <text:p>SERCOM2/ PAD[1]</text:p>
          </table:table-cell>
          <table:table-cell office:value-type="string">
            <text:p>SERCOM4/ PAD[1]</text:p>
          </table:table-cell>
          <table:table-cell office:value-type="string">
            <text:p>TCC2/WO[1]</text:p>
          </table:table-cell>
          <table:table-cell office:value-type="string">
            <text:p>TCC0/ WO[7]</text:p>
          </table:table-cell>
          <table:table-cell/>
          <table:table-cell office:value-type="string">
            <text:p>AC/CMP[1]</text:p>
          </table:table-cell>
          <table:table-cell table:number-columns-repeated="3"/>
          <table:table-cell office:value-type="string">
            <text:p>DETECT_B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A14</text:p>
          </table:table-cell>
          <table:table-cell office:value-type="string">
            <text:p>VDDIO</text:p>
          </table:table-cell>
          <table:table-cell office:value-type="string">
            <text:p>EXTINT[14]</text:p>
          </table:table-cell>
          <table:table-cell table:number-columns-repeated="7"/>
          <table:table-cell office:value-type="string">
            <text:p>SERCOM2/ PAD[2]</text:p>
          </table:table-cell>
          <table:table-cell office:value-type="string">
            <text:p>SERCOM4/ PAD[2]</text:p>
          </table:table-cell>
          <table:table-cell office:value-type="string">
            <text:p>TC4/WO[0]</text:p>
          </table:table-cell>
          <table:table-cell office:value-type="string">
            <text:p>TCC0/ WO[4]</text:p>
          </table:table-cell>
          <table:table-cell/>
          <table:table-cell office:value-type="string">
            <text:p>GCLK_IO[0]</text:p>
          </table:table-cell>
          <table:table-cell table:number-columns-repeated="3"/>
          <table:table-cell office:value-type="string">
            <text:p>XTAL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A15</text:p>
          </table:table-cell>
          <table:table-cell office:value-type="string">
            <text:p>VDDIO</text:p>
          </table:table-cell>
          <table:table-cell office:value-type="string">
            <text:p>EXTINT[15]</text:p>
          </table:table-cell>
          <table:table-cell table:number-columns-repeated="7"/>
          <table:table-cell office:value-type="string">
            <text:p>SERCOM2/ PAD[3]</text:p>
          </table:table-cell>
          <table:table-cell office:value-type="string">
            <text:p>SERCOM4/ PAD[3]</text:p>
          </table:table-cell>
          <table:table-cell office:value-type="string">
            <text:p>TC4/WO[1]</text:p>
          </table:table-cell>
          <table:table-cell office:value-type="string">
            <text:p>TCC0/ WO[5]</text:p>
          </table:table-cell>
          <table:table-cell/>
          <table:table-cell office:value-type="string">
            <text:p>GCLK_IO[1]</text:p>
          </table:table-cell>
          <table:table-cell table:number-columns-repeated="3"/>
          <table:table-cell office:value-type="string">
            <text:p>XTAL_NC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A16</text:p>
          </table:table-cell>
          <table:table-cell office:value-type="string">
            <text:p>VDDIO</text:p>
          </table:table-cell>
          <table:table-cell office:value-type="string">
            <text:p>EXTINT[0]</text:p>
          </table:table-cell>
          <table:table-cell table:number-columns-repeated="4"/>
          <table:table-cell office:value-type="string">
            <text:p>X[4]/Y[20]</text:p>
          </table:table-cell>
          <table:table-cell table:number-columns-repeated="2"/>
          <table:table-cell office:value-type="string">
            <text:p>SERCOM1/ PAD[0]</text:p>
          </table:table-cell>
          <table:table-cell office:value-type="string">
            <text:p>SERCOM3/ PAD[0]</text:p>
          </table:table-cell>
          <table:table-cell office:value-type="string">
            <text:p>TCC2/WO[0]</text:p>
          </table:table-cell>
          <table:table-cell office:value-type="string">
            <text:p>TCC0/ WO[6]</text:p>
          </table:table-cell>
          <table:table-cell/>
          <table:table-cell office:value-type="string">
            <text:p>GCLK_IO[2]</text:p>
          </table:table-cell>
          <table:table-cell office:value-type="string">
            <text:p>CCL0/ IN[0]</text:p>
          </table:table-cell>
          <table:table-cell table:number-columns-repeated="4"/>
          <table:table-cell office:value-type="string">
            <text:p>DEBUG_TX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A17</text:p>
          </table:table-cell>
          <table:table-cell office:value-type="string">
            <text:p>VDDIO</text:p>
          </table:table-cell>
          <table:table-cell office:value-type="string">
            <text:p>EXTINT[1]</text:p>
          </table:table-cell>
          <table:table-cell table:number-columns-repeated="4"/>
          <table:table-cell office:value-type="string">
            <text:p>X[5]/Y[21]</text:p>
          </table:table-cell>
          <table:table-cell table:number-columns-repeated="2"/>
          <table:table-cell office:value-type="string">
            <text:p>SERCOM1/ PAD[1]</text:p>
          </table:table-cell>
          <table:table-cell office:value-type="string">
            <text:p>SERCOM3/ PAD[1]</text:p>
          </table:table-cell>
          <table:table-cell office:value-type="string">
            <text:p>TCC2/WO[1]</text:p>
          </table:table-cell>
          <table:table-cell office:value-type="string">
            <text:p>TCC0/ WO[7]</text:p>
          </table:table-cell>
          <table:table-cell/>
          <table:table-cell office:value-type="string">
            <text:p>GCLK_IO[3]</text:p>
          </table:table-cell>
          <table:table-cell office:value-type="string">
            <text:p>CCL0/ IN[1]</text:p>
          </table:table-cell>
          <table:table-cell table:number-columns-repeated="4"/>
          <table:table-cell office:value-type="string">
            <text:p>DEBUG_RX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A18</text:p>
          </table:table-cell>
          <table:table-cell office:value-type="string">
            <text:p>VDDIO</text:p>
          </table:table-cell>
          <table:table-cell office:value-type="string">
            <text:p>EXTINT[2]</text:p>
          </table:table-cell>
          <table:table-cell table:number-columns-repeated="4"/>
          <table:table-cell office:value-type="string">
            <text:p>X[6]/Y[22]</text:p>
          </table:table-cell>
          <table:table-cell table:number-columns-repeated="2"/>
          <table:table-cell office:value-type="string">
            <text:p>SERCOM1/ PAD[2]</text:p>
          </table:table-cell>
          <table:table-cell office:value-type="string">
            <text:p>SERCOM3/ PAD[2]</text:p>
          </table:table-cell>
          <table:table-cell office:value-type="string">
            <text:p>TC4/WO[0]</text:p>
          </table:table-cell>
          <table:table-cell office:value-type="string">
            <text:p>TCC0/ WO[2]</text:p>
          </table:table-cell>
          <table:table-cell/>
          <table:table-cell office:value-type="string">
            <text:p>AC/CMP[0]</text:p>
          </table:table-cell>
          <table:table-cell office:value-type="string">
            <text:p>CCL0/ IN[2]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A19</text:p>
          </table:table-cell>
          <table:table-cell office:value-type="string">
            <text:p>VDDIO</text:p>
          </table:table-cell>
          <table:table-cell office:value-type="string">
            <text:p>EXTINT[3]</text:p>
          </table:table-cell>
          <table:table-cell table:number-columns-repeated="4"/>
          <table:table-cell office:value-type="string">
            <text:p>X[7]/Y[23]</text:p>
          </table:table-cell>
          <table:table-cell table:number-columns-repeated="2"/>
          <table:table-cell office:value-type="string">
            <text:p>SERCOM1/ PAD[3]</text:p>
          </table:table-cell>
          <table:table-cell office:value-type="string">
            <text:p>SERCOM3/ PAD[3]</text:p>
          </table:table-cell>
          <table:table-cell office:value-type="string">
            <text:p>TC4/WO[1]</text:p>
          </table:table-cell>
          <table:table-cell office:value-type="string">
            <text:p>TCC0/ WO[3]</text:p>
          </table:table-cell>
          <table:table-cell/>
          <table:table-cell office:value-type="string">
            <text:p>AC/CMP[1]</text:p>
          </table:table-cell>
          <table:table-cell office:value-type="string">
            <text:p>CCL0/ OUT[0]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A20</text:p>
          </table:table-cell>
          <table:table-cell office:value-type="string">
            <text:p>VDDIO</text:p>
          </table:table-cell>
          <table:table-cell office:value-type="string">
            <text:p>EXTINT[4]</text:p>
          </table:table-cell>
          <table:table-cell table:number-columns-repeated="4"/>
          <table:table-cell office:value-type="string">
            <text:p>X[8]/Y[24]</text:p>
          </table:table-cell>
          <table:table-cell table:number-columns-repeated="2"/>
          <table:table-cell office:value-type="string">
            <text:p>SERCOM5/ PAD[2]</text:p>
          </table:table-cell>
          <table:table-cell office:value-type="string">
            <text:p>SERCOM3/ PAD[2]</text:p>
          </table:table-cell>
          <table:table-cell office:value-type="string">
            <text:p>TC3/WO[0]</text:p>
          </table:table-cell>
          <table:table-cell office:value-type="string">
            <text:p>TCC0/ WO[6]</text:p>
          </table:table-cell>
          <table:table-cell/>
          <table:table-cell office:value-type="string">
            <text:p>GCLK_IO[4]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A21</text:p>
          </table:table-cell>
          <table:table-cell office:value-type="string">
            <text:p>VDDIO</text:p>
          </table:table-cell>
          <table:table-cell office:value-type="string">
            <text:p>EXTINT[5]</text:p>
          </table:table-cell>
          <table:table-cell table:number-columns-repeated="4"/>
          <table:table-cell office:value-type="string">
            <text:p>X[9]/Y[25]</text:p>
          </table:table-cell>
          <table:table-cell table:number-columns-repeated="2"/>
          <table:table-cell office:value-type="string">
            <text:p>SERCOM5/ PAD[3]</text:p>
          </table:table-cell>
          <table:table-cell office:value-type="string">
            <text:p>SERCOM3/ PAD[3]</text:p>
          </table:table-cell>
          <table:table-cell office:value-type="string">
            <text:p>TC3/WO[1]</text:p>
          </table:table-cell>
          <table:table-cell office:value-type="string">
            <text:p>TCC0/ WO[7]</text:p>
          </table:table-cell>
          <table:table-cell/>
          <table:table-cell office:value-type="string">
            <text:p>GCLK_IO[5]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A22</text:p>
          </table:table-cell>
          <table:table-cell office:value-type="string">
            <text:p>VDDIO</text:p>
          </table:table-cell>
          <table:table-cell office:value-type="string">
            <text:p>EXTINT[6]</text:p>
          </table:table-cell>
          <table:table-cell table:number-columns-repeated="4"/>
          <table:table-cell office:value-type="string">
            <text:p>X[10]/Y[26]</text:p>
          </table:table-cell>
          <table:table-cell table:number-columns-repeated="2"/>
          <table:table-cell office:value-type="string">
            <text:p>SERCOM3/ PAD[0]</text:p>
          </table:table-cell>
          <table:table-cell office:value-type="string">
            <text:p>SERCOM5/ PAD[0]</text:p>
          </table:table-cell>
          <table:table-cell office:value-type="string">
            <text:p>TC0/WO[0]</text:p>
          </table:table-cell>
          <table:table-cell office:value-type="string">
            <text:p>TCC0/ WO[4]</text:p>
          </table:table-cell>
          <table:table-cell/>
          <table:table-cell office:value-type="string">
            <text:p>GCLK_IO[6]</text:p>
          </table:table-cell>
          <table:table-cell office:value-type="string">
            <text:p>CCL2/ IN[6]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A23</text:p>
          </table:table-cell>
          <table:table-cell office:value-type="string">
            <text:p>VDDIO</text:p>
          </table:table-cell>
          <table:table-cell office:value-type="string">
            <text:p>EXTINT[7]</text:p>
          </table:table-cell>
          <table:table-cell table:number-columns-repeated="4"/>
          <table:table-cell office:value-type="string">
            <text:p>X[11]/Y[27]</text:p>
          </table:table-cell>
          <table:table-cell table:number-columns-repeated="2"/>
          <table:table-cell office:value-type="string">
            <text:p>SERCOM3/ PAD[1]</text:p>
          </table:table-cell>
          <table:table-cell office:value-type="string">
            <text:p>SERCOM5/ PAD[1]</text:p>
          </table:table-cell>
          <table:table-cell office:value-type="string">
            <text:p>TC0/WO[1]</text:p>
          </table:table-cell>
          <table:table-cell office:value-type="string">
            <text:p>TCC0/ WO[5]</text:p>
          </table:table-cell>
          <table:table-cell/>
          <table:table-cell office:value-type="string">
            <text:p>GCLK_IO[7]</text:p>
          </table:table-cell>
          <table:table-cell office:value-type="string">
            <text:p>CCL2/ IN[7]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A24</text:p>
          </table:table-cell>
          <table:table-cell office:value-type="string">
            <text:p>VDDIO</text:p>
          </table:table-cell>
          <table:table-cell office:value-type="string">
            <text:p>EXTINT[12]</text:p>
          </table:table-cell>
          <table:table-cell table:number-columns-repeated="7"/>
          <table:table-cell office:value-type="string">
            <text:p>SERCOM3/ PAD[2]</text:p>
          </table:table-cell>
          <table:table-cell office:value-type="string">
            <text:p>SERCOM5/ PAD[2]</text:p>
          </table:table-cell>
          <table:table-cell office:value-type="string">
            <text:p>TC1/WO[0]</text:p>
          </table:table-cell>
          <table:table-cell office:value-type="string">
            <text:p>TCC1/ WO[2]</text:p>
          </table:table-cell>
          <table:table-cell office:value-type="string">
            <text:p>CAN0/TX</text:p>
          </table:table-cell>
          <table:table-cell office:value-type="string">
            <text:p>AC/CMP[2]</text:p>
          </table:table-cell>
          <table:table-cell office:value-type="string">
            <text:p>CCL2/ IN[8]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A25</text:p>
          </table:table-cell>
          <table:table-cell office:value-type="string">
            <text:p>VDDIO</text:p>
          </table:table-cell>
          <table:table-cell office:value-type="string">
            <text:p>EXTINT[13]</text:p>
          </table:table-cell>
          <table:table-cell table:number-columns-repeated="7"/>
          <table:table-cell office:value-type="string">
            <text:p>SERCOM3/ PAD[3]</text:p>
          </table:table-cell>
          <table:table-cell office:value-type="string">
            <text:p>SERCOM5/ PAD[3]</text:p>
          </table:table-cell>
          <table:table-cell office:value-type="string">
            <text:p>TC1/WO[1]</text:p>
          </table:table-cell>
          <table:table-cell office:value-type="string">
            <text:p>TCC1/ WO[3]</text:p>
          </table:table-cell>
          <table:table-cell office:value-type="string">
            <text:p>CAN0/RX</text:p>
          </table:table-cell>
          <table:table-cell office:value-type="string">
            <text:p>AC/CMP[3]</text:p>
          </table:table-cell>
          <table:table-cell office:value-type="string">
            <text:p>CCL2/ OUT[2]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A27</text:p>
          </table:table-cell>
          <table:table-cell office:value-type="string">
            <text:p>VDDIN</text:p>
          </table:table-cell>
          <table:table-cell office:value-type="string">
            <text:p>EXTINT[15]</text:p>
          </table:table-cell>
          <table:table-cell table:number-columns-repeated="12"/>
          <table:table-cell office:value-type="string">
            <text:p>GCLK_IO[0]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A28</text:p>
          </table:table-cell>
          <table:table-cell office:value-type="string">
            <text:p>VDDIN</text:p>
          </table:table-cell>
          <table:table-cell office:value-type="string">
            <text:p>EXTINT[8]</text:p>
          </table:table-cell>
          <table:table-cell table:number-columns-repeated="12"/>
          <table:table-cell office:value-type="string">
            <text:p>GCLK_IO[0]</text:p>
          </table:table-cell>
          <table:table-cell table:number-columns-repeated="2"/>
          <table:table-cell office:value-type="string">
            <text:p>CAN0_STBY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PA30</text:p>
          </table:table-cell>
          <table:table-cell office:value-type="string">
            <text:p>VDDIN</text:p>
          </table:table-cell>
          <table:table-cell office:value-type="string">
            <text:p>EXTINT[10]</text:p>
          </table:table-cell>
          <table:table-cell table:number-columns-repeated="8"/>
          <table:table-cell office:value-type="string">
            <text:p>SERCOM1/ PAD[2]</text:p>
          </table:table-cell>
          <table:table-cell office:value-type="string">
            <text:p>TCC1/WO[0]</text:p>
          </table:table-cell>
          <table:table-cell/>
          <table:table-cell office:value-type="string">
            <text:p>CORTEX_M0P/ SWCLK</text:p>
          </table:table-cell>
          <table:table-cell office:value-type="string">
            <text:p>GCLK_IO[0]</text:p>
          </table:table-cell>
          <table:table-cell office:value-type="string">
            <text:p>CCL1/ IN[3]</text:p>
          </table:table-cell>
          <table:table-cell table:number-columns-repeated="3"/>
          <table:table-cell office:value-type="string">
            <text:p>SWCLK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A31</text:p>
          </table:table-cell>
          <table:table-cell office:value-type="string">
            <text:p>VDDIN</text:p>
          </table:table-cell>
          <table:table-cell office:value-type="string">
            <text:p>EXTINT[11]</text:p>
          </table:table-cell>
          <table:table-cell table:number-columns-repeated="8"/>
          <table:table-cell office:value-type="string">
            <text:p>SERCOM1/ PAD[3]</text:p>
          </table:table-cell>
          <table:table-cell office:value-type="string">
            <text:p>TCC1/WO[1]</text:p>
          </table:table-cell>
          <table:table-cell/>
          <table:table-cell office:value-type="string">
            <text:p>CORTEX_M0P/ SWDIO</text:p>
          </table:table-cell>
          <table:table-cell/>
          <table:table-cell office:value-type="string">
            <text:p>CCL1/ OUT[1]</text:p>
          </table:table-cell>
          <table:table-cell table:number-columns-repeated="3"/>
          <table:table-cell office:value-type="string">
            <text:p>SWDIO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B02</text:p>
          </table:table-cell>
          <table:table-cell office:value-type="string">
            <text:p>VDDANA</text:p>
          </table:table-cell>
          <table:table-cell office:value-type="string">
            <text:p>EXTINT[2]</text:p>
          </table:table-cell>
          <table:table-cell table:number-columns-repeated="2"/>
          <table:table-cell office:value-type="string">
            <text:p>AIN[2]</text:p>
          </table:table-cell>
          <table:table-cell/>
          <table:table-cell office:value-type="string">
            <text:p>Y[8]</text:p>
          </table:table-cell>
          <table:table-cell table:number-columns-repeated="3"/>
          <table:table-cell office:value-type="string">
            <text:p>SERCOM5/ PAD[0]</text:p>
          </table:table-cell>
          <table:table-cell office:value-type="string">
            <text:p>TC2/WO[0]</text:p>
          </table:table-cell>
          <table:table-cell table:number-columns-repeated="3"/>
          <table:table-cell office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PB03</text:p>
          </table:table-cell>
          <table:table-cell office:value-type="string">
            <text:p>VDDANA</text:p>
          </table:table-cell>
          <table:table-cell office:value-type="string">
            <text:p>EXTINT[3]</text:p>
          </table:table-cell>
          <table:table-cell table:number-columns-repeated="2"/>
          <table:table-cell office:value-type="string">
            <text:p>AIN[3]</text:p>
          </table:table-cell>
          <table:table-cell/>
          <table:table-cell office:value-type="string">
            <text:p>Y[9]</text:p>
          </table:table-cell>
          <table:table-cell table:number-columns-repeated="3"/>
          <table:table-cell office:value-type="string">
            <text:p>SERCOM5/ PAD[1]</text:p>
          </table:table-cell>
          <table:table-cell office:value-type="string">
            <text:p>TC2/WO[1]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B08</text:p>
          </table:table-cell>
          <table:table-cell office:value-type="string">
            <text:p>VDDANA</text:p>
          </table:table-cell>
          <table:table-cell office:value-type="string">
            <text:p>EXTINT[8]</text:p>
          </table:table-cell>
          <table:table-cell/>
          <table:table-cell office:value-type="string">
            <text:p>AIN[2]</text:p>
          </table:table-cell>
          <table:table-cell office:value-type="string">
            <text:p>AIN[4]</text:p>
          </table:table-cell>
          <table:table-cell/>
          <table:table-cell office:value-type="string">
            <text:p>Y[14]</text:p>
          </table:table-cell>
          <table:table-cell/>
          <table:table-cell office:value-type="string">
            <text:p>INN[1]</text:p>
          </table:table-cell>
          <table:table-cell/>
          <table:table-cell office:value-type="string">
            <text:p>SERCOM4/ PAD[0]</text:p>
          </table:table-cell>
          <table:table-cell office:value-type="string">
            <text:p>TC0/WO[0]</text:p>
          </table:table-cell>
          <table:table-cell table:number-columns-repeated="3"/>
          <table:table-cell office:value-type="string">
            <text:p>CCL2/ IN[8]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B09</text:p>
          </table:table-cell>
          <table:table-cell office:value-type="string">
            <text:p>VDDANA</text:p>
          </table:table-cell>
          <table:table-cell office:value-type="string">
            <text:p>EXTINT[9]</text:p>
          </table:table-cell>
          <table:table-cell/>
          <table:table-cell office:value-type="string">
            <text:p>AIN[3]</text:p>
          </table:table-cell>
          <table:table-cell office:value-type="string">
            <text:p>AIN[5]</text:p>
          </table:table-cell>
          <table:table-cell/>
          <table:table-cell office:value-type="string">
            <text:p>Y[15]</text:p>
          </table:table-cell>
          <table:table-cell/>
          <table:table-cell office:value-type="string">
            <text:p>INP[1]</text:p>
          </table:table-cell>
          <table:table-cell/>
          <table:table-cell office:value-type="string">
            <text:p>SERCOM4/ PAD[1]</text:p>
          </table:table-cell>
          <table:table-cell office:value-type="string">
            <text:p>TC0WO[1]</text:p>
          </table:table-cell>
          <table:table-cell table:number-columns-repeated="3"/>
          <table:table-cell office:value-type="string">
            <text:p>CCL2/ OUT[2]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B10</text:p>
          </table:table-cell>
          <table:table-cell office:value-type="string">
            <text:p>VDDIO</text:p>
          </table:table-cell>
          <table:table-cell office:value-type="string">
            <text:p>EXTINT[10]</text:p>
          </table:table-cell>
          <table:table-cell table:number-columns-repeated="8"/>
          <table:table-cell office:value-type="string">
            <text:p>SERCOM4/ PAD[2]</text:p>
          </table:table-cell>
          <table:table-cell office:value-type="string">
            <text:p>TC1/WO[0]</text:p>
          </table:table-cell>
          <table:table-cell office:value-type="string">
            <text:p>TCC0/ WO[4]</text:p>
          </table:table-cell>
          <table:table-cell office:value-type="string">
            <text:p>CAN1/TX</text:p>
          </table:table-cell>
          <table:table-cell office:value-type="string">
            <text:p>GCLK_IO[4]</text:p>
          </table:table-cell>
          <table:table-cell office:value-type="string">
            <text:p>CCL1/ IN[5]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B11</text:p>
          </table:table-cell>
          <table:table-cell office:value-type="string">
            <text:p>VDDIO</text:p>
          </table:table-cell>
          <table:table-cell office:value-type="string">
            <text:p>EXTINT[11]</text:p>
          </table:table-cell>
          <table:table-cell table:number-columns-repeated="8"/>
          <table:table-cell office:value-type="string">
            <text:p>SERCOM4/ PAD[3]</text:p>
          </table:table-cell>
          <table:table-cell office:value-type="string">
            <text:p>TC1/WO[1]</text:p>
          </table:table-cell>
          <table:table-cell office:value-type="string">
            <text:p>TCC0/ WO[5]</text:p>
          </table:table-cell>
          <table:table-cell office:value-type="string">
            <text:p>CAN1/RX</text:p>
          </table:table-cell>
          <table:table-cell office:value-type="string">
            <text:p>GCLK_IO[5]</text:p>
          </table:table-cell>
          <table:table-cell office:value-type="string">
            <text:p>CCL1/ OUT[1]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B22</text:p>
          </table:table-cell>
          <table:table-cell office:value-type="string">
            <text:p>VDDIO</text:p>
          </table:table-cell>
          <table:table-cell office:value-type="string">
            <text:p>EXTINT[6]</text:p>
          </table:table-cell>
          <table:table-cell table:number-columns-repeated="8"/>
          <table:table-cell office:value-type="string">
            <text:p>SERCOM5/ PAD[2]</text:p>
          </table:table-cell>
          <table:table-cell office:value-type="string">
            <text:p>TC3/WO[0]</text:p>
          </table:table-cell>
          <table:table-cell/>
          <table:table-cell office:value-type="string">
            <text:p>CAN0/TX</text:p>
          </table:table-cell>
          <table:table-cell office:value-type="string">
            <text:p>GCLK_IO[0]</text:p>
          </table:table-cell>
          <table:table-cell office:value-type="string">
            <text:p>CCL0/ IN[0]</text:p>
          </table:table-cell>
          <table:table-cell/>
          <table:table-cell office:value-type="string">
            <text:p>CAN0_TX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PB23</text:p>
          </table:table-cell>
          <table:table-cell office:value-type="string">
            <text:p>VDDIO</text:p>
          </table:table-cell>
          <table:table-cell office:value-type="string">
            <text:p>EXTINT[7]</text:p>
          </table:table-cell>
          <table:table-cell table:number-columns-repeated="8"/>
          <table:table-cell office:value-type="string">
            <text:p>SERCOM5/ PAD[3]</text:p>
          </table:table-cell>
          <table:table-cell office:value-type="string">
            <text:p>TC3/WO[1]</text:p>
          </table:table-cell>
          <table:table-cell/>
          <table:table-cell office:value-type="string">
            <text:p>CAN0/RX</text:p>
          </table:table-cell>
          <table:table-cell office:value-type="string">
            <text:p>GCLK_IO[1]</text:p>
          </table:table-cell>
          <table:table-cell office:value-type="string">
            <text:p>CCL0/ OUT[0]</text:p>
          </table:table-cell>
          <table:table-cell/>
          <table:table-cell office:value-type="string">
            <text:p>CAN0_RX</text:p>
          </table:table-cell>
          <table:table-cell table:number-columns-repeated="3"/>
        </table:table-row>
        <table:table-row table:style-name="ro1">
          <table:table-cell table:number-columns-repeated="23"/>
        </table:table-row>
      </table:table>
      <table:table table:name="IO-001" table:style-name="ta1"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3" table:default-cell-style-name="Default"/>
        <table:table-column table:style-name="co2" table:default-cell-style-name="Default"/>
        <table:table-column table:style-name="co6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5" table:number-columns-repeated="5" table:default-cell-style-name="Default"/>
        <table:table-row table:style-name="ro2">
          <table:table-cell table:number-columns-repeated="23"/>
        </table:table-row>
        <table:table-row table:style-name="ro2">
          <table:table-cell office:value-type="string">
            <text:p>Pin(1)</text:p>
          </table:table-cell>
          <table:table-cell office:value-type="string">
            <text:p>I/O Pin</text:p>
          </table:table-cell>
          <table:table-cell office:value-type="string">
            <text:p>Supply</text:p>
          </table:table-cell>
          <table:table-cell office:value-type="string">
            <text:p>A</text:p>
          </table:table-cell>
          <table:table-cell table:number-columns-repeated="3"/>
          <table:table-cell office:value-type="string">
            <text:p>B(2,3)</text:p>
          </table:table-cell>
          <table:table-cell table:number-columns-repeated="3"/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/>
          <table:table-cell table:style-name="ce4" office:value-type="string" table:number-columns-spanned="4" table:number-rows-spanned="1">
            <text:p>Peripheral Assignments</text:p>
          </table:table-cell>
          <table:covered-table-cell table:number-columns-repeated="3"/>
        </table:table-row>
        <table:table-row table:style-name="ro1">
          <table:table-cell office:value-type="string">
            <text:p>SAM C21G</text:p>
          </table:table-cell>
          <table:table-cell table:number-columns-repeated="2"/>
          <table:table-cell office:value-type="string">
            <text:p>EIC</text:p>
          </table:table-cell>
          <table:table-cell office:value-type="string">
            <text:p>REF</text:p>
          </table:table-cell>
          <table:table-cell office:value-type="string">
            <text:p>ADC0</text:p>
          </table:table-cell>
          <table:table-cell office:value-type="string">
            <text:p>ADC1</text:p>
          </table:table-cell>
          <table:table-cell office:value-type="string">
            <text:p>AC</text:p>
          </table:table-cell>
          <table:table-cell office:value-type="string">
            <text:p>PTC</text:p>
          </table:table-cell>
          <table:table-cell office:value-type="string">
            <text:p>DAC</text:p>
          </table:table-cell>
          <table:table-cell office:value-type="string">
            <text:p>SDADC</text:p>
          </table:table-cell>
          <table:table-cell office:value-type="string">
            <text:p>SERCOM(2,3,4)</text:p>
          </table:table-cell>
          <table:table-cell office:value-type="string">
            <text:p>SERCOM-ALT(4)</text:p>
          </table:table-cell>
          <table:table-cell office:value-type="string">
            <text:p>TC TCC</text:p>
          </table:table-cell>
          <table:table-cell office:value-type="string">
            <text:p>TCC</text:p>
          </table:table-cell>
          <table:table-cell office:value-type="string">
            <text:p>COM</text:p>
          </table:table-cell>
          <table:table-cell office:value-type="string">
            <text:p>AC/GCLK</text:p>
          </table:table-cell>
          <table:table-cell office:value-type="string">
            <text:p>CCL</text:p>
          </table:table-cell>
          <table:table-cell/>
          <table:table-cell table:style-name="ce3" office:value-type="string">
            <text:p>CAN</text:p>
          </table:table-cell>
          <table:table-cell table:style-name="ce3" office:value-type="string">
            <text:p>Analog</text:p>
          </table:table-cell>
          <table:table-cell table:style-name="ce3" office:value-type="string">
            <text:p>GPIO</text:p>
          </table:table-cell>
          <table:table-cell table:style-name="ce3" office:value-type="string">
            <text:p>SW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00</text:p>
          </table:table-cell>
          <table:table-cell office:value-type="string">
            <text:p>VDDANA</text:p>
          </table:table-cell>
          <table:table-cell office:value-type="string">
            <text:p>EXTINT[0]</text:p>
          </table:table-cell>
          <table:table-cell table:number-columns-repeated="8"/>
          <table:table-cell office:value-type="string">
            <text:p>SERCOM1/ PAD[0]</text:p>
          </table:table-cell>
          <table:table-cell office:value-type="string">
            <text:p>TCC2/WO[0]</text:p>
          </table:table-cell>
          <table:table-cell table:number-columns-repeated="2"/>
          <table:table-cell office:value-type="string">
            <text:p>CMP[2]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01</text:p>
          </table:table-cell>
          <table:table-cell office:value-type="string">
            <text:p>VDDANA</text:p>
          </table:table-cell>
          <table:table-cell office:value-type="string">
            <text:p>EXTINT[1]</text:p>
          </table:table-cell>
          <table:table-cell table:number-columns-repeated="8"/>
          <table:table-cell office:value-type="string">
            <text:p>SERCOM1/ PAD[1]</text:p>
          </table:table-cell>
          <table:table-cell office:value-type="string">
            <text:p>TCC2/WO[1]</text:p>
          </table:table-cell>
          <table:table-cell table:number-columns-repeated="2"/>
          <table:table-cell office:value-type="string">
            <text:p>CMP[3]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02</text:p>
          </table:table-cell>
          <table:table-cell office:value-type="string">
            <text:p>VDDANA</text:p>
          </table:table-cell>
          <table:table-cell office:value-type="string">
            <text:p>EXTINT[2]</text:p>
          </table:table-cell>
          <table:table-cell/>
          <table:table-cell office:value-type="string">
            <text:p>AIN[0]</text:p>
          </table:table-cell>
          <table:table-cell/>
          <table:table-cell office:value-type="string">
            <text:p>AIN[4]</text:p>
          </table:table-cell>
          <table:table-cell office:value-type="string">
            <text:p>Y[0]</text:p>
          </table:table-cell>
          <table:table-cell office:value-type="string">
            <text:p>VOUT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A03</text:p>
          </table:table-cell>
          <table:table-cell office:value-type="string">
            <text:p>VDDANA</text:p>
          </table:table-cell>
          <table:table-cell office:value-type="string">
            <text:p>EXTINT[3]</text:p>
          </table:table-cell>
          <table:table-cell office:value-type="string">
            <text:p>ADC/VREFA</text:p>
          </table:table-cell>
          <table:table-cell office:value-type="string">
            <text:p>AIN[1]</text:p>
          </table:table-cell>
          <table:table-cell/>
          <table:table-cell office:value-type="string">
            <text:p>AIN[5]</text:p>
          </table:table-cell>
          <table:table-cell office:value-type="string">
            <text:p>Y[1]</text:p>
          </table:table-cell>
          <table:table-cell table:number-columns-repeated="1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A04</text:p>
          </table:table-cell>
          <table:table-cell office:value-type="string">
            <text:p>VDDANA</text:p>
          </table:table-cell>
          <table:table-cell office:value-type="string">
            <text:p>EXTINT[4]</text:p>
          </table:table-cell>
          <table:table-cell office:value-type="string">
            <text:p>SDADC / VREFB</text:p>
          </table:table-cell>
          <table:table-cell office:value-type="string">
            <text:p>AIN[4]</text:p>
          </table:table-cell>
          <table:table-cell/>
          <table:table-cell office:value-type="string">
            <text:p>AIN[0]</text:p>
          </table:table-cell>
          <table:table-cell office:value-type="string">
            <text:p>Y[2]</text:p>
          </table:table-cell>
          <table:table-cell table:number-columns-repeated="3"/>
          <table:table-cell office:value-type="string">
            <text:p>SERCOM0/ PAD[0]</text:p>
          </table:table-cell>
          <table:table-cell office:value-type="string">
            <text:p>TCC0/WO[0]</text:p>
          </table:table-cell>
          <table:table-cell table:number-columns-repeated="3"/>
          <table:table-cell office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05</text:p>
          </table:table-cell>
          <table:table-cell office:value-type="string">
            <text:p>VDDANA</text:p>
          </table:table-cell>
          <table:table-cell office:value-type="string">
            <text:p>EXTINT[5]</text:p>
          </table:table-cell>
          <table:table-cell/>
          <table:table-cell office:value-type="string">
            <text:p>AIN[5]</text:p>
          </table:table-cell>
          <table:table-cell/>
          <table:table-cell office:value-type="string">
            <text:p>AIN[1]</text:p>
          </table:table-cell>
          <table:table-cell office:value-type="string">
            <text:p>Y[3]</text:p>
          </table:table-cell>
          <table:table-cell table:number-columns-repeated="3"/>
          <table:table-cell office:value-type="string">
            <text:p>SERCOM0/ PAD[1]</text:p>
          </table:table-cell>
          <table:table-cell office:value-type="string">
            <text:p>TCC0/WO[1]</text:p>
          </table:table-cell>
          <table:table-cell table:number-columns-repeated="3"/>
          <table:table-cell office:value-type="string">
            <text:p>CCL0/ IN[1]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06</text:p>
          </table:table-cell>
          <table:table-cell office:value-type="string">
            <text:p>VDDANA</text:p>
          </table:table-cell>
          <table:table-cell office:value-type="string">
            <text:p>EXTINT[6]</text:p>
          </table:table-cell>
          <table:table-cell/>
          <table:table-cell office:value-type="string">
            <text:p>AIN[6]</text:p>
          </table:table-cell>
          <table:table-cell/>
          <table:table-cell office:value-type="string">
            <text:p>AIN[2]</text:p>
          </table:table-cell>
          <table:table-cell office:value-type="string">
            <text:p>Y[4]</text:p>
          </table:table-cell>
          <table:table-cell/>
          <table:table-cell office:value-type="string">
            <text:p>INN[0]</text:p>
          </table:table-cell>
          <table:table-cell/>
          <table:table-cell office:value-type="string">
            <text:p>SERCOM0/ PAD[2]</text:p>
          </table:table-cell>
          <table:table-cell office:value-type="string">
            <text:p>TCC1/WO[0]</text:p>
          </table:table-cell>
          <table:table-cell table:number-columns-repeated="3"/>
          <table:table-cell office:value-type="string">
            <text:p>CCL0/ IN[2]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A07</text:p>
          </table:table-cell>
          <table:table-cell office:value-type="string">
            <text:p>VDDANA</text:p>
          </table:table-cell>
          <table:table-cell office:value-type="string">
            <text:p>EXTINT[7]</text:p>
          </table:table-cell>
          <table:table-cell/>
          <table:table-cell office:value-type="string">
            <text:p>AIN[7]</text:p>
          </table:table-cell>
          <table:table-cell/>
          <table:table-cell office:value-type="string">
            <text:p>AIN[3]</text:p>
          </table:table-cell>
          <table:table-cell office:value-type="string">
            <text:p>Y[5]</text:p>
          </table:table-cell>
          <table:table-cell/>
          <table:table-cell office:value-type="string">
            <text:p>INP[0]</text:p>
          </table:table-cell>
          <table:table-cell/>
          <table:table-cell office:value-type="string">
            <text:p>SERCOM0/ PAD[3]</text:p>
          </table:table-cell>
          <table:table-cell office:value-type="string">
            <text:p>TCC1/WO[1]</text:p>
          </table:table-cell>
          <table:table-cell table:number-columns-repeated="3"/>
          <table:table-cell office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A08</text:p>
          </table:table-cell>
          <table:table-cell office:value-type="string">
            <text:p>VDDIO</text:p>
          </table:table-cell>
          <table:table-cell office:value-type="string">
            <text:p>NMI</text:p>
          </table:table-cell>
          <table:table-cell/>
          <table:table-cell office:value-type="string">
            <text:p>AIN[8]</text:p>
          </table:table-cell>
          <table:table-cell office:value-type="string">
            <text:p>AIN[10]</text:p>
          </table:table-cell>
          <table:table-cell/>
          <table:table-cell office:value-type="string">
            <text:p>X[0]/Y[16]</text:p>
          </table:table-cell>
          <table:table-cell table:number-columns-repeated="2"/>
          <table:table-cell office:value-type="string">
            <text:p>SERCOM0/ PAD[0]</text:p>
          </table:table-cell>
          <table:table-cell office:value-type="string">
            <text:p>SERCOM2/ PAD[0]</text:p>
          </table:table-cell>
          <table:table-cell office:value-type="string">
            <text:p>TCC0/WO[0]</text:p>
          </table:table-cell>
          <table:table-cell office:value-type="string">
            <text:p>TCC1/ WO[2]</text:p>
          </table:table-cell>
          <table:table-cell table:number-columns-repeated="2"/>
          <table:table-cell office:value-type="string">
            <text:p>CCL1/ IN[3]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09</text:p>
          </table:table-cell>
          <table:table-cell office:value-type="string">
            <text:p>VDDIO</text:p>
          </table:table-cell>
          <table:table-cell office:value-type="string">
            <text:p>EXTINT[9]</text:p>
          </table:table-cell>
          <table:table-cell/>
          <table:table-cell office:value-type="string">
            <text:p>AIN[9]</text:p>
          </table:table-cell>
          <table:table-cell office:value-type="string">
            <text:p>AIN[11]</text:p>
          </table:table-cell>
          <table:table-cell/>
          <table:table-cell office:value-type="string">
            <text:p>X[1]/Y[17]</text:p>
          </table:table-cell>
          <table:table-cell table:number-columns-repeated="2"/>
          <table:table-cell office:value-type="string">
            <text:p>SERCOM0/ PAD[1]</text:p>
          </table:table-cell>
          <table:table-cell office:value-type="string">
            <text:p>SERCOM2/ PAD[1]</text:p>
          </table:table-cell>
          <table:table-cell office:value-type="string">
            <text:p>TCC0/WO[1]</text:p>
          </table:table-cell>
          <table:table-cell office:value-type="string">
            <text:p>TCC1/ WO[3]</text:p>
          </table:table-cell>
          <table:table-cell table:number-columns-repeated="2"/>
          <table:table-cell office:value-type="string">
            <text:p>CCL1/ IN[4]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10</text:p>
          </table:table-cell>
          <table:table-cell office:value-type="string">
            <text:p>VDDIO</text:p>
          </table:table-cell>
          <table:table-cell office:value-type="string">
            <text:p>EXTINT[10]</text:p>
          </table:table-cell>
          <table:table-cell/>
          <table:table-cell office:value-type="string">
            <text:p>AIN[10]</text:p>
          </table:table-cell>
          <table:table-cell table:number-columns-repeated="2"/>
          <table:table-cell office:value-type="string">
            <text:p>X[2]/Y[18]</text:p>
          </table:table-cell>
          <table:table-cell table:number-columns-repeated="2"/>
          <table:table-cell office:value-type="string">
            <text:p>SERCOM0/ PAD[2]</text:p>
          </table:table-cell>
          <table:table-cell office:value-type="string">
            <text:p>SERCOM2/ PAD[2]</text:p>
          </table:table-cell>
          <table:table-cell office:value-type="string">
            <text:p>TCC1/WO[0]</text:p>
          </table:table-cell>
          <table:table-cell office:value-type="string">
            <text:p>TCC0/ WO[2]</text:p>
          </table:table-cell>
          <table:table-cell/>
          <table:table-cell office:value-type="string">
            <text:p>GCLK_IO[4]</text:p>
          </table:table-cell>
          <table:table-cell office:value-type="string">
            <text:p>CCL1/ IN[5]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A11</text:p>
          </table:table-cell>
          <table:table-cell office:value-type="string">
            <text:p>VDDIO</text:p>
          </table:table-cell>
          <table:table-cell office:value-type="string">
            <text:p>EXTINT[11]</text:p>
          </table:table-cell>
          <table:table-cell/>
          <table:table-cell office:value-type="string">
            <text:p>AIN[11]</text:p>
          </table:table-cell>
          <table:table-cell table:number-columns-repeated="2"/>
          <table:table-cell office:value-type="string">
            <text:p>X[3]/Y[19]</text:p>
          </table:table-cell>
          <table:table-cell table:number-columns-repeated="2"/>
          <table:table-cell office:value-type="string">
            <text:p>SERCOM0/ PAD[3]</text:p>
          </table:table-cell>
          <table:table-cell office:value-type="string">
            <text:p>SERCOM2/ PAD[3]</text:p>
          </table:table-cell>
          <table:table-cell office:value-type="string">
            <text:p>TCC1/WO[1]</text:p>
          </table:table-cell>
          <table:table-cell office:value-type="string">
            <text:p>TCC0/ WO[3]</text:p>
          </table:table-cell>
          <table:table-cell/>
          <table:table-cell office:value-type="string">
            <text:p>GCLK_IO[5]</text:p>
          </table:table-cell>
          <table:table-cell office:value-type="string">
            <text:p>CCL1/ OUT[1]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A12</text:p>
          </table:table-cell>
          <table:table-cell office:value-type="string">
            <text:p>VDDIO</text:p>
          </table:table-cell>
          <table:table-cell office:value-type="string">
            <text:p>EXTINT[12]</text:p>
          </table:table-cell>
          <table:table-cell table:number-columns-repeated="7"/>
          <table:table-cell office:value-type="string">
            <text:p>SERCOM2/ PAD[0]</text:p>
          </table:table-cell>
          <table:table-cell office:value-type="string">
            <text:p>SERCOM4/ PAD[0]</text:p>
          </table:table-cell>
          <table:table-cell office:value-type="string">
            <text:p>TCC2/WO[0]</text:p>
          </table:table-cell>
          <table:table-cell office:value-type="string">
            <text:p>TCC0/ WO[6]</text:p>
          </table:table-cell>
          <table:table-cell/>
          <table:table-cell office:value-type="string">
            <text:p>AC/CMP[0]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A13</text:p>
          </table:table-cell>
          <table:table-cell office:value-type="string">
            <text:p>VDDIO</text:p>
          </table:table-cell>
          <table:table-cell office:value-type="string">
            <text:p>EXTINT[13]</text:p>
          </table:table-cell>
          <table:table-cell table:number-columns-repeated="7"/>
          <table:table-cell office:value-type="string">
            <text:p>SERCOM2/ PAD[1]</text:p>
          </table:table-cell>
          <table:table-cell office:value-type="string">
            <text:p>SERCOM4/ PAD[1]</text:p>
          </table:table-cell>
          <table:table-cell office:value-type="string">
            <text:p>TCC2/WO[1]</text:p>
          </table:table-cell>
          <table:table-cell office:value-type="string">
            <text:p>TCC0/ WO[7]</text:p>
          </table:table-cell>
          <table:table-cell/>
          <table:table-cell office:value-type="string">
            <text:p>AC/CMP[1]</text:p>
          </table:table-cell>
          <table:table-cell table:number-columns-repeated="4"/>
          <table:table-cell office:value-type="string">
            <text:p>DETECT_A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A14</text:p>
          </table:table-cell>
          <table:table-cell office:value-type="string">
            <text:p>VDDIO</text:p>
          </table:table-cell>
          <table:table-cell office:value-type="string">
            <text:p>EXTINT[14]</text:p>
          </table:table-cell>
          <table:table-cell table:number-columns-repeated="7"/>
          <table:table-cell office:value-type="string">
            <text:p>SERCOM2/ PAD[2]</text:p>
          </table:table-cell>
          <table:table-cell office:value-type="string">
            <text:p>SERCOM4/ PAD[2]</text:p>
          </table:table-cell>
          <table:table-cell office:value-type="string">
            <text:p>TC4/WO[0]</text:p>
          </table:table-cell>
          <table:table-cell office:value-type="string">
            <text:p>TCC0/ WO[4]</text:p>
          </table:table-cell>
          <table:table-cell/>
          <table:table-cell office:value-type="string">
            <text:p>GCLK_IO[0]</text:p>
          </table:table-cell>
          <table:table-cell table:number-columns-repeated="4"/>
          <table:table-cell office:value-type="string">
            <text:p>DETECT_B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A15</text:p>
          </table:table-cell>
          <table:table-cell office:value-type="string">
            <text:p>VDDIO</text:p>
          </table:table-cell>
          <table:table-cell office:value-type="string">
            <text:p>EXTINT[15]</text:p>
          </table:table-cell>
          <table:table-cell table:number-columns-repeated="7"/>
          <table:table-cell office:value-type="string">
            <text:p>SERCOM2/ PAD[3]</text:p>
          </table:table-cell>
          <table:table-cell office:value-type="string">
            <text:p>SERCOM4/ PAD[3]</text:p>
          </table:table-cell>
          <table:table-cell office:value-type="string">
            <text:p>TC4/WO[1]</text:p>
          </table:table-cell>
          <table:table-cell office:value-type="string">
            <text:p>TCC0/ WO[5]</text:p>
          </table:table-cell>
          <table:table-cell/>
          <table:table-cell office:value-type="string">
            <text:p>GCLK_IO[1]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A16</text:p>
          </table:table-cell>
          <table:table-cell office:value-type="string">
            <text:p>VDDIO</text:p>
          </table:table-cell>
          <table:table-cell office:value-type="string">
            <text:p>EXTINT[0]</text:p>
          </table:table-cell>
          <table:table-cell table:number-columns-repeated="4"/>
          <table:table-cell office:value-type="string">
            <text:p>X[4]/Y[20]</text:p>
          </table:table-cell>
          <table:table-cell table:number-columns-repeated="2"/>
          <table:table-cell office:value-type="string">
            <text:p>SERCOM1/ PAD[0]</text:p>
          </table:table-cell>
          <table:table-cell office:value-type="string">
            <text:p>SERCOM3/ PAD[0]</text:p>
          </table:table-cell>
          <table:table-cell office:value-type="string">
            <text:p>TCC2/WO[0]</text:p>
          </table:table-cell>
          <table:table-cell office:value-type="string">
            <text:p>TCC0/ WO[6]</text:p>
          </table:table-cell>
          <table:table-cell/>
          <table:table-cell office:value-type="string">
            <text:p>GCLK_IO[2]</text:p>
          </table:table-cell>
          <table:table-cell office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A17</text:p>
          </table:table-cell>
          <table:table-cell office:value-type="string">
            <text:p>VDDIO</text:p>
          </table:table-cell>
          <table:table-cell office:value-type="string">
            <text:p>EXTINT[1]</text:p>
          </table:table-cell>
          <table:table-cell table:number-columns-repeated="4"/>
          <table:table-cell office:value-type="string">
            <text:p>X[5]/Y[21]</text:p>
          </table:table-cell>
          <table:table-cell table:number-columns-repeated="2"/>
          <table:table-cell office:value-type="string">
            <text:p>SERCOM1/ PAD[1]</text:p>
          </table:table-cell>
          <table:table-cell office:value-type="string">
            <text:p>SERCOM3/ PAD[1]</text:p>
          </table:table-cell>
          <table:table-cell office:value-type="string">
            <text:p>TCC2/WO[1]</text:p>
          </table:table-cell>
          <table:table-cell office:value-type="string">
            <text:p>TCC0/ WO[7]</text:p>
          </table:table-cell>
          <table:table-cell/>
          <table:table-cell office:value-type="string">
            <text:p>GCLK_IO[3]</text:p>
          </table:table-cell>
          <table:table-cell office:value-type="string">
            <text:p>CCL0/ IN[1]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A18</text:p>
          </table:table-cell>
          <table:table-cell office:value-type="string">
            <text:p>VDDIO</text:p>
          </table:table-cell>
          <table:table-cell office:value-type="string">
            <text:p>EXTINT[2]</text:p>
          </table:table-cell>
          <table:table-cell table:number-columns-repeated="4"/>
          <table:table-cell office:value-type="string">
            <text:p>X[6]/Y[22]</text:p>
          </table:table-cell>
          <table:table-cell table:number-columns-repeated="2"/>
          <table:table-cell office:value-type="string">
            <text:p>SERCOM1/ PAD[2]</text:p>
          </table:table-cell>
          <table:table-cell office:value-type="string">
            <text:p>SERCOM3/ PAD[2]</text:p>
          </table:table-cell>
          <table:table-cell office:value-type="string">
            <text:p>TC4/WO[0]</text:p>
          </table:table-cell>
          <table:table-cell office:value-type="string">
            <text:p>TCC0/ WO[2]</text:p>
          </table:table-cell>
          <table:table-cell/>
          <table:table-cell office:value-type="string">
            <text:p>AC/CMP[0]</text:p>
          </table:table-cell>
          <table:table-cell office:value-type="string">
            <text:p>CCL0/ IN[2]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A19</text:p>
          </table:table-cell>
          <table:table-cell office:value-type="string">
            <text:p>VDDIO</text:p>
          </table:table-cell>
          <table:table-cell office:value-type="string">
            <text:p>EXTINT[3]</text:p>
          </table:table-cell>
          <table:table-cell table:number-columns-repeated="4"/>
          <table:table-cell office:value-type="string">
            <text:p>X[7]/Y[23]</text:p>
          </table:table-cell>
          <table:table-cell table:number-columns-repeated="2"/>
          <table:table-cell office:value-type="string">
            <text:p>SERCOM1/ PAD[3]</text:p>
          </table:table-cell>
          <table:table-cell office:value-type="string">
            <text:p>SERCOM3/ PAD[3]</text:p>
          </table:table-cell>
          <table:table-cell office:value-type="string">
            <text:p>TC4/WO[1]</text:p>
          </table:table-cell>
          <table:table-cell office:value-type="string">
            <text:p>TCC0/ WO[3]</text:p>
          </table:table-cell>
          <table:table-cell/>
          <table:table-cell office:value-type="string">
            <text:p>AC/CMP[1]</text:p>
          </table:table-cell>
          <table:table-cell office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A20</text:p>
          </table:table-cell>
          <table:table-cell office:value-type="string">
            <text:p>VDDIO</text:p>
          </table:table-cell>
          <table:table-cell office:value-type="string">
            <text:p>EXTINT[4]</text:p>
          </table:table-cell>
          <table:table-cell table:number-columns-repeated="4"/>
          <table:table-cell office:value-type="string">
            <text:p>X[8]/Y[24]</text:p>
          </table:table-cell>
          <table:table-cell table:number-columns-repeated="2"/>
          <table:table-cell office:value-type="string">
            <text:p>SERCOM5/ PAD[2]</text:p>
          </table:table-cell>
          <table:table-cell office:value-type="string">
            <text:p>SERCOM3/ PAD[2]</text:p>
          </table:table-cell>
          <table:table-cell office:value-type="string">
            <text:p>TC3/WO[0]</text:p>
          </table:table-cell>
          <table:table-cell office:value-type="string">
            <text:p>TCC0/ WO[6]</text:p>
          </table:table-cell>
          <table:table-cell/>
          <table:table-cell office:value-type="string">
            <text:p>GCLK_IO[4]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A21</text:p>
          </table:table-cell>
          <table:table-cell office:value-type="string">
            <text:p>VDDIO</text:p>
          </table:table-cell>
          <table:table-cell office:value-type="string">
            <text:p>EXTINT[5]</text:p>
          </table:table-cell>
          <table:table-cell table:number-columns-repeated="4"/>
          <table:table-cell office:value-type="string">
            <text:p>X[9]/Y[25]</text:p>
          </table:table-cell>
          <table:table-cell table:number-columns-repeated="2"/>
          <table:table-cell office:value-type="string">
            <text:p>SERCOM5/ PAD[3]</text:p>
          </table:table-cell>
          <table:table-cell office:value-type="string">
            <text:p>SERCOM3/ PAD[3]</text:p>
          </table:table-cell>
          <table:table-cell office:value-type="string">
            <text:p>TC3/WO[1]</text:p>
          </table:table-cell>
          <table:table-cell office:value-type="string">
            <text:p>TCC0/ WO[7]</text:p>
          </table:table-cell>
          <table:table-cell/>
          <table:table-cell office:value-type="string">
            <text:p>GCLK_IO[5]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A22</text:p>
          </table:table-cell>
          <table:table-cell office:value-type="string">
            <text:p>VDDIO</text:p>
          </table:table-cell>
          <table:table-cell office:value-type="string">
            <text:p>EXTINT[6]</text:p>
          </table:table-cell>
          <table:table-cell table:number-columns-repeated="4"/>
          <table:table-cell office:value-type="string">
            <text:p>X[10]/Y[26]</text:p>
          </table:table-cell>
          <table:table-cell table:number-columns-repeated="2"/>
          <table:table-cell office:value-type="string">
            <text:p>SERCOM3/ PAD[0]</text:p>
          </table:table-cell>
          <table:table-cell office:value-type="string">
            <text:p>SERCOM5/ PAD[0]</text:p>
          </table:table-cell>
          <table:table-cell office:value-type="string">
            <text:p>TC0/WO[0]</text:p>
          </table:table-cell>
          <table:table-cell office:value-type="string">
            <text:p>TCC0/ WO[4]</text:p>
          </table:table-cell>
          <table:table-cell/>
          <table:table-cell office:value-type="string">
            <text:p>GCLK_IO[6]</text:p>
          </table:table-cell>
          <table:table-cell office:value-type="string">
            <text:p>CCL2/ IN[6]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A23</text:p>
          </table:table-cell>
          <table:table-cell office:value-type="string">
            <text:p>VDDIO</text:p>
          </table:table-cell>
          <table:table-cell office:value-type="string">
            <text:p>EXTINT[7]</text:p>
          </table:table-cell>
          <table:table-cell table:number-columns-repeated="4"/>
          <table:table-cell office:value-type="string">
            <text:p>X[11]/Y[27]</text:p>
          </table:table-cell>
          <table:table-cell table:number-columns-repeated="2"/>
          <table:table-cell office:value-type="string">
            <text:p>SERCOM3/ PAD[1]</text:p>
          </table:table-cell>
          <table:table-cell office:value-type="string">
            <text:p>SERCOM5/ PAD[1]</text:p>
          </table:table-cell>
          <table:table-cell office:value-type="string">
            <text:p>TC0/WO[1]</text:p>
          </table:table-cell>
          <table:table-cell office:value-type="string">
            <text:p>TCC0/ WO[5]</text:p>
          </table:table-cell>
          <table:table-cell/>
          <table:table-cell office:value-type="string">
            <text:p>GCLK_IO[7]</text:p>
          </table:table-cell>
          <table:table-cell office:value-type="string">
            <text:p>CCL2/ IN[7]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A24</text:p>
          </table:table-cell>
          <table:table-cell office:value-type="string">
            <text:p>VDDIO</text:p>
          </table:table-cell>
          <table:table-cell office:value-type="string">
            <text:p>EXTINT[12]</text:p>
          </table:table-cell>
          <table:table-cell table:number-columns-repeated="7"/>
          <table:table-cell office:value-type="string">
            <text:p>SERCOM3/ PAD[2]</text:p>
          </table:table-cell>
          <table:table-cell office:value-type="string">
            <text:p>SERCOM5/ PAD[2]</text:p>
          </table:table-cell>
          <table:table-cell office:value-type="string">
            <text:p>TC1/WO[0]</text:p>
          </table:table-cell>
          <table:table-cell office:value-type="string">
            <text:p>TCC1/ WO[2]</text:p>
          </table:table-cell>
          <table:table-cell office:value-type="string">
            <text:p>CAN0/TX</text:p>
          </table:table-cell>
          <table:table-cell office:value-type="string">
            <text:p>AC/CMP[2]</text:p>
          </table:table-cell>
          <table:table-cell office:value-type="string">
            <text:p>CCL2/ IN[8]</text:p>
          </table:table-cell>
          <table:table-cell/>
          <table:table-cell office:value-type="string">
            <text:p>CAN0TX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A25</text:p>
          </table:table-cell>
          <table:table-cell office:value-type="string">
            <text:p>VDDIO</text:p>
          </table:table-cell>
          <table:table-cell office:value-type="string">
            <text:p>EXTINT[13]</text:p>
          </table:table-cell>
          <table:table-cell table:number-columns-repeated="7"/>
          <table:table-cell office:value-type="string">
            <text:p>SERCOM3/ PAD[3]</text:p>
          </table:table-cell>
          <table:table-cell office:value-type="string">
            <text:p>SERCOM5/ PAD[3]</text:p>
          </table:table-cell>
          <table:table-cell office:value-type="string">
            <text:p>TC1/WO[1]</text:p>
          </table:table-cell>
          <table:table-cell office:value-type="string">
            <text:p>TCC1/ WO[3]</text:p>
          </table:table-cell>
          <table:table-cell office:value-type="string">
            <text:p>CAN0/RX</text:p>
          </table:table-cell>
          <table:table-cell office:value-type="string">
            <text:p>AC/CMP[3]</text:p>
          </table:table-cell>
          <table:table-cell office:value-type="string">
            <text:p>CCL2/ OUT[2]</text:p>
          </table:table-cell>
          <table:table-cell/>
          <table:table-cell office:value-type="string">
            <text:p>CAN0RX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A27</text:p>
          </table:table-cell>
          <table:table-cell office:value-type="string">
            <text:p>VDDIN</text:p>
          </table:table-cell>
          <table:table-cell office:value-type="string">
            <text:p>EXTINT[15]</text:p>
          </table:table-cell>
          <table:table-cell table:number-columns-repeated="12"/>
          <table:table-cell office:value-type="string">
            <text:p>GCLK_IO[0]</text:p>
          </table:table-cell>
          <table:table-cell table:number-columns-repeated="2"/>
          <table:table-cell office:value-type="string">
            <text:p>CAN0_STBY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A28</text:p>
          </table:table-cell>
          <table:table-cell office:value-type="string">
            <text:p>VDDIN</text:p>
          </table:table-cell>
          <table:table-cell office:value-type="string">
            <text:p>EXTINT[8]</text:p>
          </table:table-cell>
          <table:table-cell table:number-columns-repeated="12"/>
          <table:table-cell office:value-type="string">
            <text:p>GCLK_IO[0]</text:p>
          </table:table-cell>
          <table:table-cell table:number-columns-repeated="2"/>
          <table:table-cell office:value-type="string">
            <text:p>CAN1_STBY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PA30</text:p>
          </table:table-cell>
          <table:table-cell office:value-type="string">
            <text:p>VDDIN</text:p>
          </table:table-cell>
          <table:table-cell office:value-type="string">
            <text:p>EXTINT[10]</text:p>
          </table:table-cell>
          <table:table-cell table:number-columns-repeated="8"/>
          <table:table-cell office:value-type="string">
            <text:p>SERCOM1/ PAD[2]</text:p>
          </table:table-cell>
          <table:table-cell office:value-type="string">
            <text:p>TCC1/WO[0]</text:p>
          </table:table-cell>
          <table:table-cell/>
          <table:table-cell office:value-type="string">
            <text:p>CORTEX_M0P/ SWCLK</text:p>
          </table:table-cell>
          <table:table-cell office:value-type="string">
            <text:p>GCLK_IO[0]</text:p>
          </table:table-cell>
          <table:table-cell office:value-type="string">
            <text:p>CCL1/ IN[3]</text:p>
          </table:table-cell>
          <table:table-cell table:number-columns-repeated="4"/>
          <table:table-cell office:value-type="string">
            <text:p>SWCLK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A31</text:p>
          </table:table-cell>
          <table:table-cell office:value-type="string">
            <text:p>VDDIN</text:p>
          </table:table-cell>
          <table:table-cell office:value-type="string">
            <text:p>EXTINT[11]</text:p>
          </table:table-cell>
          <table:table-cell table:number-columns-repeated="8"/>
          <table:table-cell office:value-type="string">
            <text:p>SERCOM1/ PAD[3]</text:p>
          </table:table-cell>
          <table:table-cell office:value-type="string">
            <text:p>TCC1/WO[1]</text:p>
          </table:table-cell>
          <table:table-cell/>
          <table:table-cell office:value-type="string">
            <text:p>CORTEX_M0P/ SWDIO</text:p>
          </table:table-cell>
          <table:table-cell/>
          <table:table-cell office:value-type="string">
            <text:p>CCL1/ OUT[1]</text:p>
          </table:table-cell>
          <table:table-cell table:number-columns-repeated="4"/>
          <table:table-cell office:value-type="string">
            <text:p>SWDIO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B02</text:p>
          </table:table-cell>
          <table:table-cell office:value-type="string">
            <text:p>VDDANA</text:p>
          </table:table-cell>
          <table:table-cell office:value-type="string">
            <text:p>EXTINT[2]</text:p>
          </table:table-cell>
          <table:table-cell table:number-columns-repeated="2"/>
          <table:table-cell office:value-type="string">
            <text:p>AIN[2]</text:p>
          </table:table-cell>
          <table:table-cell/>
          <table:table-cell office:value-type="string">
            <text:p>Y[8]</text:p>
          </table:table-cell>
          <table:table-cell table:number-columns-repeated="3"/>
          <table:table-cell office:value-type="string">
            <text:p>SERCOM5/ PAD[0]</text:p>
          </table:table-cell>
          <table:table-cell office:value-type="string">
            <text:p>TC2/WO[0]</text:p>
          </table:table-cell>
          <table:table-cell table:number-columns-repeated="3"/>
          <table:table-cell office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PB03</text:p>
          </table:table-cell>
          <table:table-cell office:value-type="string">
            <text:p>VDDANA</text:p>
          </table:table-cell>
          <table:table-cell office:value-type="string">
            <text:p>EXTINT[3]</text:p>
          </table:table-cell>
          <table:table-cell table:number-columns-repeated="2"/>
          <table:table-cell office:value-type="string">
            <text:p>AIN[3]</text:p>
          </table:table-cell>
          <table:table-cell/>
          <table:table-cell office:value-type="string">
            <text:p>Y[9]</text:p>
          </table:table-cell>
          <table:table-cell table:number-columns-repeated="3"/>
          <table:table-cell office:value-type="string">
            <text:p>SERCOM5/ PAD[1]</text:p>
          </table:table-cell>
          <table:table-cell office:value-type="string">
            <text:p>TC2/WO[1]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B08</text:p>
          </table:table-cell>
          <table:table-cell office:value-type="string">
            <text:p>VDDANA</text:p>
          </table:table-cell>
          <table:table-cell office:value-type="string">
            <text:p>EXTINT[8]</text:p>
          </table:table-cell>
          <table:table-cell/>
          <table:table-cell office:value-type="string">
            <text:p>AIN[2]</text:p>
          </table:table-cell>
          <table:table-cell office:value-type="string">
            <text:p>AIN[4]</text:p>
          </table:table-cell>
          <table:table-cell/>
          <table:table-cell office:value-type="string">
            <text:p>Y[14]</text:p>
          </table:table-cell>
          <table:table-cell/>
          <table:table-cell office:value-type="string">
            <text:p>INN[1]</text:p>
          </table:table-cell>
          <table:table-cell/>
          <table:table-cell office:value-type="string">
            <text:p>SERCOM4/ PAD[0]</text:p>
          </table:table-cell>
          <table:table-cell office:value-type="string">
            <text:p>TC0/WO[0]</text:p>
          </table:table-cell>
          <table:table-cell table:number-columns-repeated="3"/>
          <table:table-cell office:value-type="string">
            <text:p>CCL2/ IN[8]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B09</text:p>
          </table:table-cell>
          <table:table-cell office:value-type="string">
            <text:p>VDDANA</text:p>
          </table:table-cell>
          <table:table-cell office:value-type="string">
            <text:p>EXTINT[9]</text:p>
          </table:table-cell>
          <table:table-cell/>
          <table:table-cell office:value-type="string">
            <text:p>AIN[3]</text:p>
          </table:table-cell>
          <table:table-cell office:value-type="string">
            <text:p>AIN[5]</text:p>
          </table:table-cell>
          <table:table-cell/>
          <table:table-cell office:value-type="string">
            <text:p>Y[15]</text:p>
          </table:table-cell>
          <table:table-cell/>
          <table:table-cell office:value-type="string">
            <text:p>INP[1]</text:p>
          </table:table-cell>
          <table:table-cell/>
          <table:table-cell office:value-type="string">
            <text:p>SERCOM4/ PAD[1]</text:p>
          </table:table-cell>
          <table:table-cell office:value-type="string">
            <text:p>TC0WO[1]</text:p>
          </table:table-cell>
          <table:table-cell table:number-columns-repeated="3"/>
          <table:table-cell office:value-type="string">
            <text:p>CCL2/ OUT[2]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B10</text:p>
          </table:table-cell>
          <table:table-cell office:value-type="string">
            <text:p>VDDIO</text:p>
          </table:table-cell>
          <table:table-cell office:value-type="string">
            <text:p>EXTINT[10]</text:p>
          </table:table-cell>
          <table:table-cell table:number-columns-repeated="8"/>
          <table:table-cell office:value-type="string">
            <text:p>SERCOM4/ PAD[2]</text:p>
          </table:table-cell>
          <table:table-cell office:value-type="string">
            <text:p>TC1/WO[0]</text:p>
          </table:table-cell>
          <table:table-cell office:value-type="string">
            <text:p>TCC0/ WO[4]</text:p>
          </table:table-cell>
          <table:table-cell office:value-type="string">
            <text:p>CAN1/TX</text:p>
          </table:table-cell>
          <table:table-cell office:value-type="string">
            <text:p>GCLK_IO[4]</text:p>
          </table:table-cell>
          <table:table-cell office:value-type="string">
            <text:p>CCL1/ IN[5]</text:p>
          </table:table-cell>
          <table:table-cell/>
          <table:table-cell office:value-type="string">
            <text:p>CAN1TX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B11</text:p>
          </table:table-cell>
          <table:table-cell office:value-type="string">
            <text:p>VDDIO</text:p>
          </table:table-cell>
          <table:table-cell office:value-type="string">
            <text:p>EXTINT[11]</text:p>
          </table:table-cell>
          <table:table-cell table:number-columns-repeated="8"/>
          <table:table-cell office:value-type="string">
            <text:p>SERCOM4/ PAD[3]</text:p>
          </table:table-cell>
          <table:table-cell office:value-type="string">
            <text:p>TC1/WO[1]</text:p>
          </table:table-cell>
          <table:table-cell office:value-type="string">
            <text:p>TCC0/ WO[5]</text:p>
          </table:table-cell>
          <table:table-cell office:value-type="string">
            <text:p>CAN1/RX</text:p>
          </table:table-cell>
          <table:table-cell office:value-type="string">
            <text:p>GCLK_IO[5]</text:p>
          </table:table-cell>
          <table:table-cell office:value-type="string">
            <text:p>CCL1/ OUT[1]</text:p>
          </table:table-cell>
          <table:table-cell/>
          <table:table-cell office:value-type="string">
            <text:p>CAN1RX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B22</text:p>
          </table:table-cell>
          <table:table-cell office:value-type="string">
            <text:p>VDDIO</text:p>
          </table:table-cell>
          <table:table-cell office:value-type="string">
            <text:p>EXTINT[6]</text:p>
          </table:table-cell>
          <table:table-cell table:number-columns-repeated="8"/>
          <table:table-cell office:value-type="string">
            <text:p>SERCOM5/ PAD[2]</text:p>
          </table:table-cell>
          <table:table-cell office:value-type="string">
            <text:p>TC3/WO[0]</text:p>
          </table:table-cell>
          <table:table-cell/>
          <table:table-cell office:value-type="string">
            <text:p>CAN0/TX</text:p>
          </table:table-cell>
          <table:table-cell office:value-type="string">
            <text:p>GCLK_IO[0]</text:p>
          </table:table-cell>
          <table:table-cell office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PB23</text:p>
          </table:table-cell>
          <table:table-cell office:value-type="string">
            <text:p>VDDIO</text:p>
          </table:table-cell>
          <table:table-cell office:value-type="string">
            <text:p>EXTINT[7]</text:p>
          </table:table-cell>
          <table:table-cell table:number-columns-repeated="8"/>
          <table:table-cell office:value-type="string">
            <text:p>SERCOM5/ PAD[3]</text:p>
          </table:table-cell>
          <table:table-cell office:value-type="string">
            <text:p>TC3/WO[1]</text:p>
          </table:table-cell>
          <table:table-cell/>
          <table:table-cell office:value-type="string">
            <text:p>CAN0/RX</text:p>
          </table:table-cell>
          <table:table-cell office:value-type="string">
            <text:p>GCLK_IO[1]</text:p>
          </table:table-cell>
          <table:table-cell office:value-type="string">
            <text:p>CCL0/ OUT[0]</text:p>
          </table:table-cell>
          <table:table-cell table:number-columns-repeated="5"/>
        </table:table-row>
      </table:table>
      <table:table table:name="DBG-010" table:style-name="ta1"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3" table:default-cell-style-name="Default"/>
        <table:table-column table:style-name="co7" table:default-cell-style-name="Default"/>
        <table:table-column table:style-name="co6" table:default-cell-style-name="ce5"/>
        <table:table-column table:style-name="co1" table:visibility="collapse" table:number-columns-repeated="2" table:default-cell-style-name="Default"/>
        <table:table-column table:style-name="co8" table:default-cell-style-name="Default"/>
        <table:table-column table:style-name="co1" table:visibility="collapse" table:number-columns-repeated="2" table:default-cell-style-name="Default"/>
        <table:table-column table:style-name="co5" table:number-columns-repeated="5" table:default-cell-style-name="Default"/>
        <table:table-column table:style-name="co1" table:number-columns-repeated="5" table:default-cell-style-name="Default"/>
        <table:table-row table:style-name="ro1">
          <table:table-cell table:number-columns-repeated="28"/>
        </table:table-row>
        <table:table-row table:style-name="ro1">
          <table:table-cell office:value-type="string">
            <text:p>Pin(1)</text:p>
          </table:table-cell>
          <table:table-cell office:value-type="string">
            <text:p>I/O Pin</text:p>
          </table:table-cell>
          <table:table-cell office:value-type="string">
            <text:p>Supply</text:p>
          </table:table-cell>
          <table:table-cell office:value-type="string">
            <text:p>A</text:p>
          </table:table-cell>
          <table:table-cell table:number-columns-repeated="3"/>
          <table:table-cell office:value-type="string">
            <text:p>B(2,3)</text:p>
          </table:table-cell>
          <table:table-cell table:number-columns-repeated="3"/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/>
          <table:table-cell table:style-name="ce2" office:value-type="string" table:number-columns-spanned="7" table:number-rows-spanned="1">
            <text:p>Peripheral Assignments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office:value-type="string">
            <text:p>SAM C21G</text:p>
          </table:table-cell>
          <table:table-cell table:number-columns-repeated="2"/>
          <table:table-cell office:value-type="string">
            <text:p>EIC</text:p>
          </table:table-cell>
          <table:table-cell office:value-type="string">
            <text:p>REF</text:p>
          </table:table-cell>
          <table:table-cell office:value-type="string">
            <text:p>ADC0</text:p>
          </table:table-cell>
          <table:table-cell office:value-type="string">
            <text:p>ADC1</text:p>
          </table:table-cell>
          <table:table-cell office:value-type="string">
            <text:p>AC</text:p>
          </table:table-cell>
          <table:table-cell office:value-type="string">
            <text:p>PTC</text:p>
          </table:table-cell>
          <table:table-cell office:value-type="string">
            <text:p>DAC</text:p>
          </table:table-cell>
          <table:table-cell office:value-type="string">
            <text:p>SDADC</text:p>
          </table:table-cell>
          <table:table-cell office:value-type="string">
            <text:p>SERCOM(2,3,4)</text:p>
          </table:table-cell>
          <table:table-cell office:value-type="string">
            <text:p>SERCOM-ALT(4)</text:p>
          </table:table-cell>
          <table:table-cell office:value-type="string">
            <text:p>TC TCC</text:p>
          </table:table-cell>
          <table:table-cell office:value-type="string">
            <text:p>TCC</text:p>
          </table:table-cell>
          <table:table-cell office:value-type="string">
            <text:p>COM</text:p>
          </table:table-cell>
          <table:table-cell office:value-type="string">
            <text:p>AC/GCLK</text:p>
          </table:table-cell>
          <table:table-cell office:value-type="string">
            <text:p>CCL</text:p>
          </table:table-cell>
          <table:table-cell/>
          <table:table-cell table:style-name="ce3" office:value-type="string">
            <text:p>CAN</text:p>
          </table:table-cell>
          <table:table-cell table:style-name="ce3" office:value-type="string">
            <text:p>Analog</text:p>
          </table:table-cell>
          <table:table-cell table:style-name="ce3" office:value-type="string">
            <text:p>GPIO</text:p>
          </table:table-cell>
          <table:table-cell table:style-name="ce3" office:value-type="string">
            <text:p>SWD</text:p>
          </table:table-cell>
          <table:table-cell table:style-name="ce3" office:value-type="string">
            <text:p>I2C</text:p>
          </table:table-cell>
          <table:table-cell table:style-name="ce3" office:value-type="string">
            <text:p>SPI</text:p>
          </table:table-cell>
          <table:table-cell table:style-name="ce3" office:value-type="string">
            <text:p>UART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00</text:p>
          </table:table-cell>
          <table:table-cell office:value-type="string">
            <text:p>VDDANA</text:p>
          </table:table-cell>
          <table:table-cell office:value-type="string">
            <text:p>EXTINT[0]</text:p>
          </table:table-cell>
          <table:table-cell table:number-columns-repeated="8"/>
          <table:table-cell office:value-type="string">
            <text:p>SERCOM1/ PAD[0]</text:p>
          </table:table-cell>
          <table:table-cell office:value-type="string">
            <text:p>TCC2/WO[0]</text:p>
          </table:table-cell>
          <table:table-cell table:number-columns-repeated="2"/>
          <table:table-cell office:value-type="string">
            <text:p>CMP[2]</text:p>
          </table:table-cell>
          <table:table-cell table:number-columns-repeated="4"/>
          <table:table-cell office:value-type="string">
            <text:p>CTRL_SYNC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01</text:p>
          </table:table-cell>
          <table:table-cell office:value-type="string">
            <text:p>VDDANA</text:p>
          </table:table-cell>
          <table:table-cell office:value-type="string">
            <text:p>EXTINT[1]</text:p>
          </table:table-cell>
          <table:table-cell table:number-columns-repeated="8"/>
          <table:table-cell office:value-type="string">
            <text:p>SERCOM1/ PAD[1]</text:p>
          </table:table-cell>
          <table:table-cell office:value-type="string">
            <text:p>TCC2/WO[1]</text:p>
          </table:table-cell>
          <table:table-cell table:number-columns-repeated="2"/>
          <table:table-cell office:value-type="string">
            <text:p>CMP[3]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02</text:p>
          </table:table-cell>
          <table:table-cell office:value-type="string">
            <text:p>VDDANA</text:p>
          </table:table-cell>
          <table:table-cell office:value-type="string">
            <text:p>EXTINT[2]</text:p>
          </table:table-cell>
          <table:table-cell/>
          <table:table-cell office:value-type="string">
            <text:p>AIN[0]</text:p>
          </table:table-cell>
          <table:table-cell/>
          <table:table-cell office:value-type="string">
            <text:p>AIN[4]</text:p>
          </table:table-cell>
          <table:table-cell office:value-type="string">
            <text:p>Y[0]</text:p>
          </table:table-cell>
          <table:table-cell office:value-type="string">
            <text:p>VOUT</text:p>
          </table:table-cell>
          <table:table-cell table:number-columns-repeated="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A03</text:p>
          </table:table-cell>
          <table:table-cell office:value-type="string">
            <text:p>VDDANA</text:p>
          </table:table-cell>
          <table:table-cell office:value-type="string">
            <text:p>EXTINT[3]</text:p>
          </table:table-cell>
          <table:table-cell office:value-type="string">
            <text:p>ADC/VREFA</text:p>
          </table:table-cell>
          <table:table-cell office:value-type="string">
            <text:p>AIN[1]</text:p>
          </table:table-cell>
          <table:table-cell/>
          <table:table-cell office:value-type="string">
            <text:p>AIN[5]</text:p>
          </table:table-cell>
          <table:table-cell office:value-type="string">
            <text:p>Y[1]</text:p>
          </table:table-cell>
          <table:table-cell table:number-columns-repeated="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A04</text:p>
          </table:table-cell>
          <table:table-cell office:value-type="string">
            <text:p>VDDANA</text:p>
          </table:table-cell>
          <table:table-cell office:value-type="string">
            <text:p>EXTINT[4]</text:p>
          </table:table-cell>
          <table:table-cell office:value-type="string">
            <text:p>SDADC / VREFB</text:p>
          </table:table-cell>
          <table:table-cell office:value-type="string">
            <text:p>AIN[4]</text:p>
          </table:table-cell>
          <table:table-cell/>
          <table:table-cell office:value-type="string">
            <text:p>AIN[0]</text:p>
          </table:table-cell>
          <table:table-cell office:value-type="string">
            <text:p>Y[2]</text:p>
          </table:table-cell>
          <table:table-cell table:number-columns-repeated="3"/>
          <table:table-cell office:value-type="string">
            <text:p>SERCOM0/ PAD[0]</text:p>
          </table:table-cell>
          <table:table-cell office:value-type="string">
            <text:p>TCC0/WO[0]</text:p>
          </table:table-cell>
          <table:table-cell table:number-columns-repeated="3"/>
          <table:table-cell office:value-type="string">
            <text:p>CCL0/ IN[0]</text:p>
          </table:table-cell>
          <table:table-cell table:number-columns-repeated="7"/>
          <table:table-cell office:value-type="string">
            <text:p>UART_TX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05</text:p>
          </table:table-cell>
          <table:table-cell office:value-type="string">
            <text:p>VDDANA</text:p>
          </table:table-cell>
          <table:table-cell office:value-type="string">
            <text:p>EXTINT[5]</text:p>
          </table:table-cell>
          <table:table-cell/>
          <table:table-cell office:value-type="string">
            <text:p>AIN[5]</text:p>
          </table:table-cell>
          <table:table-cell/>
          <table:table-cell office:value-type="string">
            <text:p>AIN[1]</text:p>
          </table:table-cell>
          <table:table-cell office:value-type="string">
            <text:p>Y[3]</text:p>
          </table:table-cell>
          <table:table-cell table:number-columns-repeated="3"/>
          <table:table-cell office:value-type="string">
            <text:p>SERCOM0/ PAD[1]</text:p>
          </table:table-cell>
          <table:table-cell office:value-type="string">
            <text:p>TCC0/WO[1]</text:p>
          </table:table-cell>
          <table:table-cell table:number-columns-repeated="3"/>
          <table:table-cell office:value-type="string">
            <text:p>CCL0/ IN[1]</text:p>
          </table:table-cell>
          <table:table-cell table:number-columns-repeated="7"/>
          <table:table-cell office:value-type="string">
            <text:p>UART_RX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06</text:p>
          </table:table-cell>
          <table:table-cell office:value-type="string">
            <text:p>VDDANA</text:p>
          </table:table-cell>
          <table:table-cell office:value-type="string">
            <text:p>EXTINT[6]</text:p>
          </table:table-cell>
          <table:table-cell/>
          <table:table-cell office:value-type="string">
            <text:p>AIN[6]</text:p>
          </table:table-cell>
          <table:table-cell/>
          <table:table-cell office:value-type="string">
            <text:p>AIN[2]</text:p>
          </table:table-cell>
          <table:table-cell office:value-type="string">
            <text:p>Y[4]</text:p>
          </table:table-cell>
          <table:table-cell/>
          <table:table-cell office:value-type="string">
            <text:p>INN[0]</text:p>
          </table:table-cell>
          <table:table-cell/>
          <table:table-cell office:value-type="string">
            <text:p>SERCOM0/ PAD[2]</text:p>
          </table:table-cell>
          <table:table-cell office:value-type="string">
            <text:p>TCC1/WO[0]</text:p>
          </table:table-cell>
          <table:table-cell table:number-columns-repeated="3"/>
          <table:table-cell office:value-type="string">
            <text:p>CCL0/ IN[2]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A07</text:p>
          </table:table-cell>
          <table:table-cell office:value-type="string">
            <text:p>VDDANA</text:p>
          </table:table-cell>
          <table:table-cell office:value-type="string">
            <text:p>EXTINT[7]</text:p>
          </table:table-cell>
          <table:table-cell/>
          <table:table-cell office:value-type="string">
            <text:p>AIN[7]</text:p>
          </table:table-cell>
          <table:table-cell/>
          <table:table-cell office:value-type="string">
            <text:p>AIN[3]</text:p>
          </table:table-cell>
          <table:table-cell office:value-type="string">
            <text:p>Y[5]</text:p>
          </table:table-cell>
          <table:table-cell/>
          <table:table-cell office:value-type="string">
            <text:p>INP[0]</text:p>
          </table:table-cell>
          <table:table-cell/>
          <table:table-cell office:value-type="string">
            <text:p>SERCOM0/ PAD[3]</text:p>
          </table:table-cell>
          <table:table-cell office:value-type="string">
            <text:p>TCC1/WO[1]</text:p>
          </table:table-cell>
          <table:table-cell table:number-columns-repeated="3"/>
          <table:table-cell office:value-type="string">
            <text:p>CCL0/ OUT[0]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A08</text:p>
          </table:table-cell>
          <table:table-cell office:value-type="string">
            <text:p>VDDIO</text:p>
          </table:table-cell>
          <table:table-cell office:value-type="string">
            <text:p>NMI</text:p>
          </table:table-cell>
          <table:table-cell/>
          <table:table-cell office:value-type="string">
            <text:p>AIN[8]</text:p>
          </table:table-cell>
          <table:table-cell office:value-type="string">
            <text:p>AIN[10]</text:p>
          </table:table-cell>
          <table:table-cell/>
          <table:table-cell office:value-type="string">
            <text:p>X[0]/Y[16]</text:p>
          </table:table-cell>
          <table:table-cell table:number-columns-repeated="2"/>
          <table:table-cell office:value-type="string">
            <text:p>SERCOM0/ PAD[0]</text:p>
          </table:table-cell>
          <table:table-cell office:value-type="string">
            <text:p>SERCOM2/ PAD[0]</text:p>
          </table:table-cell>
          <table:table-cell office:value-type="string">
            <text:p>TCC0/WO[0]</text:p>
          </table:table-cell>
          <table:table-cell office:value-type="string">
            <text:p>TCC1/ WO[2]</text:p>
          </table:table-cell>
          <table:table-cell table:number-columns-repeated="2"/>
          <table:table-cell office:value-type="string">
            <text:p>CCL1/ IN[3]</text:p>
          </table:table-cell>
          <table:table-cell table:number-columns-repeated="6"/>
          <table:table-cell office:value-type="string">
            <text:p>SPI_MISO_R</text:p>
          </table:table-cell>
          <table:table-cell/>
          <table:table-cell table:style-name="ce3"/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09</text:p>
          </table:table-cell>
          <table:table-cell office:value-type="string">
            <text:p>VDDIO</text:p>
          </table:table-cell>
          <table:table-cell office:value-type="string">
            <text:p>EXTINT[9]</text:p>
          </table:table-cell>
          <table:table-cell/>
          <table:table-cell office:value-type="string">
            <text:p>AIN[9]</text:p>
          </table:table-cell>
          <table:table-cell office:value-type="string">
            <text:p>AIN[11]</text:p>
          </table:table-cell>
          <table:table-cell/>
          <table:table-cell office:value-type="string">
            <text:p>X[1]/Y[17]</text:p>
          </table:table-cell>
          <table:table-cell table:number-columns-repeated="2"/>
          <table:table-cell office:value-type="string">
            <text:p>SERCOM0/ PAD[1]</text:p>
          </table:table-cell>
          <table:table-cell office:value-type="string">
            <text:p>SERCOM2/ PAD[1]</text:p>
          </table:table-cell>
          <table:table-cell office:value-type="string">
            <text:p>TCC0/WO[1]</text:p>
          </table:table-cell>
          <table:table-cell office:value-type="string">
            <text:p>TCC1/ WO[3]</text:p>
          </table:table-cell>
          <table:table-cell table:number-columns-repeated="2"/>
          <table:table-cell office:value-type="string">
            <text:p>CCL1/ IN[4]</text:p>
          </table:table-cell>
          <table:table-cell table:number-columns-repeated="6"/>
          <table:table-cell table:style-name="ce5"/>
          <table:table-cell table:number-columns-repeated="2"/>
          <table:table-cell table:style-name="ce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10</text:p>
          </table:table-cell>
          <table:table-cell office:value-type="string">
            <text:p>VDDIO</text:p>
          </table:table-cell>
          <table:table-cell office:value-type="string">
            <text:p>EXTINT[10]</text:p>
          </table:table-cell>
          <table:table-cell/>
          <table:table-cell office:value-type="string">
            <text:p>AIN[10]</text:p>
          </table:table-cell>
          <table:table-cell table:number-columns-repeated="2"/>
          <table:table-cell office:value-type="string">
            <text:p>X[2]/Y[18]</text:p>
          </table:table-cell>
          <table:table-cell table:number-columns-repeated="2"/>
          <table:table-cell office:value-type="string">
            <text:p>SERCOM0/ PAD[2]</text:p>
          </table:table-cell>
          <table:table-cell office:value-type="string">
            <text:p>SERCOM2/ PAD[2]</text:p>
          </table:table-cell>
          <table:table-cell office:value-type="string">
            <text:p>TCC1/WO[0]</text:p>
          </table:table-cell>
          <table:table-cell office:value-type="string">
            <text:p>TCC0/ WO[2]</text:p>
          </table:table-cell>
          <table:table-cell/>
          <table:table-cell office:value-type="string">
            <text:p>GCLK_IO[4]</text:p>
          </table:table-cell>
          <table:table-cell office:value-type="string">
            <text:p>CCL1/ IN[5]</text:p>
          </table:table-cell>
          <table:table-cell table:number-columns-repeated="6"/>
          <table:table-cell office:value-type="string">
            <text:p>SPI_MOSI_R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A11</text:p>
          </table:table-cell>
          <table:table-cell office:value-type="string">
            <text:p>VDDIO</text:p>
          </table:table-cell>
          <table:table-cell office:value-type="string">
            <text:p>EXTINT[11]</text:p>
          </table:table-cell>
          <table:table-cell/>
          <table:table-cell office:value-type="string">
            <text:p>AIN[11]</text:p>
          </table:table-cell>
          <table:table-cell table:number-columns-repeated="2"/>
          <table:table-cell office:value-type="string">
            <text:p>X[3]/Y[19]</text:p>
          </table:table-cell>
          <table:table-cell table:number-columns-repeated="2"/>
          <table:table-cell office:value-type="string">
            <text:p>SERCOM0/ PAD[3]</text:p>
          </table:table-cell>
          <table:table-cell office:value-type="string">
            <text:p>SERCOM2/ PAD[3]</text:p>
          </table:table-cell>
          <table:table-cell office:value-type="string">
            <text:p>TCC1/WO[1]</text:p>
          </table:table-cell>
          <table:table-cell office:value-type="string">
            <text:p>TCC0/ WO[3]</text:p>
          </table:table-cell>
          <table:table-cell/>
          <table:table-cell office:value-type="string">
            <text:p>GCLK_IO[5]</text:p>
          </table:table-cell>
          <table:table-cell office:value-type="string">
            <text:p>CCL1/ OUT[1]</text:p>
          </table:table-cell>
          <table:table-cell table:number-columns-repeated="6"/>
          <table:table-cell table:style-name="ce5" office:value-type="string">
            <text:p>SPI_SCK_R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A12</text:p>
          </table:table-cell>
          <table:table-cell office:value-type="string">
            <text:p>VDDIO</text:p>
          </table:table-cell>
          <table:table-cell office:value-type="string">
            <text:p>EXTINT[12]</text:p>
          </table:table-cell>
          <table:table-cell table:number-columns-repeated="7"/>
          <table:table-cell office:value-type="string">
            <text:p>SERCOM2/ PAD[0]</text:p>
          </table:table-cell>
          <table:table-cell office:value-type="string">
            <text:p>SERCOM4/ PAD[0]</text:p>
          </table:table-cell>
          <table:table-cell office:value-type="string">
            <text:p>TCC2/WO[0]</text:p>
          </table:table-cell>
          <table:table-cell office:value-type="string">
            <text:p>TCC0/ WO[6]</text:p>
          </table:table-cell>
          <table:table-cell/>
          <table:table-cell office:value-type="string">
            <text:p>AC/CMP[0]</text:p>
          </table:table-cell>
          <table:table-cell table:number-columns-repeated="4"/>
          <table:table-cell office:value-type="string">
            <text:p>DETECT_A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A13</text:p>
          </table:table-cell>
          <table:table-cell office:value-type="string">
            <text:p>VDDIO</text:p>
          </table:table-cell>
          <table:table-cell office:value-type="string">
            <text:p>EXTINT[13]</text:p>
          </table:table-cell>
          <table:table-cell table:number-columns-repeated="7"/>
          <table:table-cell office:value-type="string">
            <text:p>SERCOM2/ PAD[1]</text:p>
          </table:table-cell>
          <table:table-cell office:value-type="string">
            <text:p>SERCOM4/ PAD[1]</text:p>
          </table:table-cell>
          <table:table-cell office:value-type="string">
            <text:p>TCC2/WO[1]</text:p>
          </table:table-cell>
          <table:table-cell office:value-type="string">
            <text:p>TCC0/ WO[7]</text:p>
          </table:table-cell>
          <table:table-cell/>
          <table:table-cell office:value-type="string">
            <text:p>AC/CMP[1]</text:p>
          </table:table-cell>
          <table:table-cell table:number-columns-repeated="4"/>
          <table:table-cell office:value-type="string">
            <text:p>DETECT_B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A14</text:p>
          </table:table-cell>
          <table:table-cell office:value-type="string">
            <text:p>VDDIO</text:p>
          </table:table-cell>
          <table:table-cell office:value-type="string">
            <text:p>EXTINT[14]</text:p>
          </table:table-cell>
          <table:table-cell table:number-columns-repeated="7"/>
          <table:table-cell office:value-type="string">
            <text:p>SERCOM2/ PAD[2]</text:p>
          </table:table-cell>
          <table:table-cell office:value-type="string">
            <text:p>SERCOM4/ PAD[2]</text:p>
          </table:table-cell>
          <table:table-cell office:value-type="string">
            <text:p>TC4/WO[0]</text:p>
          </table:table-cell>
          <table:table-cell office:value-type="string">
            <text:p>TCC0/ WO[4]</text:p>
          </table:table-cell>
          <table:table-cell/>
          <table:table-cell office:value-type="string">
            <text:p>GCLK_IO[0]</text:p>
          </table:table-cell>
          <table:table-cell table:number-columns-repeated="4"/>
          <table:table-cell office:value-type="string">
            <text:p>XTAL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A15</text:p>
          </table:table-cell>
          <table:table-cell office:value-type="string">
            <text:p>VDDIO</text:p>
          </table:table-cell>
          <table:table-cell office:value-type="string">
            <text:p>EXTINT[15]</text:p>
          </table:table-cell>
          <table:table-cell table:number-columns-repeated="7"/>
          <table:table-cell office:value-type="string">
            <text:p>SERCOM2/ PAD[3]</text:p>
          </table:table-cell>
          <table:table-cell office:value-type="string">
            <text:p>SERCOM4/ PAD[3]</text:p>
          </table:table-cell>
          <table:table-cell office:value-type="string">
            <text:p>TC4/WO[1]</text:p>
          </table:table-cell>
          <table:table-cell office:value-type="string">
            <text:p>TCC0/ WO[5]</text:p>
          </table:table-cell>
          <table:table-cell/>
          <table:table-cell office:value-type="string">
            <text:p>GCLK_IO[1]</text:p>
          </table:table-cell>
          <table:table-cell table:number-columns-repeated="4"/>
          <table:table-cell office:value-type="string">
            <text:p>XTAL_NC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A16</text:p>
          </table:table-cell>
          <table:table-cell office:value-type="string">
            <text:p>VDDIO</text:p>
          </table:table-cell>
          <table:table-cell office:value-type="string">
            <text:p>EXTINT[0]</text:p>
          </table:table-cell>
          <table:table-cell table:number-columns-repeated="4"/>
          <table:table-cell office:value-type="string">
            <text:p>X[4]/Y[20]</text:p>
          </table:table-cell>
          <table:table-cell table:number-columns-repeated="2"/>
          <table:table-cell office:value-type="string">
            <text:p>SERCOM1/ PAD[0]</text:p>
          </table:table-cell>
          <table:table-cell office:value-type="string">
            <text:p>SERCOM3/ PAD[0]</text:p>
          </table:table-cell>
          <table:table-cell office:value-type="string">
            <text:p>TCC2/WO[0]</text:p>
          </table:table-cell>
          <table:table-cell office:value-type="string">
            <text:p>TCC0/ WO[6]</text:p>
          </table:table-cell>
          <table:table-cell/>
          <table:table-cell office:value-type="string">
            <text:p>GCLK_IO[2]</text:p>
          </table:table-cell>
          <table:table-cell office:value-type="string">
            <text:p>CCL0/ IN[0]</text:p>
          </table:table-cell>
          <table:table-cell table:number-columns-repeated="5"/>
          <table:table-cell office:value-type="string">
            <text:p>I2C_SDA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A17</text:p>
          </table:table-cell>
          <table:table-cell office:value-type="string">
            <text:p>VDDIO</text:p>
          </table:table-cell>
          <table:table-cell office:value-type="string">
            <text:p>EXTINT[1]</text:p>
          </table:table-cell>
          <table:table-cell table:number-columns-repeated="4"/>
          <table:table-cell office:value-type="string">
            <text:p>X[5]/Y[21]</text:p>
          </table:table-cell>
          <table:table-cell table:number-columns-repeated="2"/>
          <table:table-cell office:value-type="string">
            <text:p>SERCOM1/ PAD[1]</text:p>
          </table:table-cell>
          <table:table-cell office:value-type="string">
            <text:p>SERCOM3/ PAD[1]</text:p>
          </table:table-cell>
          <table:table-cell office:value-type="string">
            <text:p>TCC2/WO[1]</text:p>
          </table:table-cell>
          <table:table-cell office:value-type="string">
            <text:p>TCC0/ WO[7]</text:p>
          </table:table-cell>
          <table:table-cell/>
          <table:table-cell office:value-type="string">
            <text:p>GCLK_IO[3]</text:p>
          </table:table-cell>
          <table:table-cell office:value-type="string">
            <text:p>CCL0/ IN[1]</text:p>
          </table:table-cell>
          <table:table-cell table:number-columns-repeated="5"/>
          <table:table-cell office:value-type="string">
            <text:p>I2C_SCL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A18</text:p>
          </table:table-cell>
          <table:table-cell office:value-type="string">
            <text:p>VDDIO</text:p>
          </table:table-cell>
          <table:table-cell office:value-type="string">
            <text:p>EXTINT[2]</text:p>
          </table:table-cell>
          <table:table-cell table:number-columns-repeated="4"/>
          <table:table-cell office:value-type="string">
            <text:p>X[6]/Y[22]</text:p>
          </table:table-cell>
          <table:table-cell table:number-columns-repeated="2"/>
          <table:table-cell office:value-type="string">
            <text:p>SERCOM1/ PAD[2]</text:p>
          </table:table-cell>
          <table:table-cell office:value-type="string">
            <text:p>SERCOM3/ PAD[2]</text:p>
          </table:table-cell>
          <table:table-cell office:value-type="string">
            <text:p>TC4/WO[0]</text:p>
          </table:table-cell>
          <table:table-cell office:value-type="string">
            <text:p>TCC0/ WO[2]</text:p>
          </table:table-cell>
          <table:table-cell/>
          <table:table-cell office:value-type="string">
            <text:p>AC/CMP[0]</text:p>
          </table:table-cell>
          <table:table-cell office:value-type="string">
            <text:p>CCL0/ IN[2]</text:p>
          </table:table-cell>
          <table:table-cell table:number-columns-repeated="7"/>
          <table:table-cell office:value-type="string">
            <text:p>DEBUG_TX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A19</text:p>
          </table:table-cell>
          <table:table-cell office:value-type="string">
            <text:p>VDDIO</text:p>
          </table:table-cell>
          <table:table-cell office:value-type="string">
            <text:p>EXTINT[3]</text:p>
          </table:table-cell>
          <table:table-cell table:number-columns-repeated="4"/>
          <table:table-cell office:value-type="string">
            <text:p>X[7]/Y[23]</text:p>
          </table:table-cell>
          <table:table-cell table:number-columns-repeated="2"/>
          <table:table-cell office:value-type="string">
            <text:p>SERCOM1/ PAD[3]</text:p>
          </table:table-cell>
          <table:table-cell office:value-type="string">
            <text:p>SERCOM3/ PAD[3]</text:p>
          </table:table-cell>
          <table:table-cell office:value-type="string">
            <text:p>TC4/WO[1]</text:p>
          </table:table-cell>
          <table:table-cell office:value-type="string">
            <text:p>TCC0/ WO[3]</text:p>
          </table:table-cell>
          <table:table-cell/>
          <table:table-cell office:value-type="string">
            <text:p>AC/CMP[1]</text:p>
          </table:table-cell>
          <table:table-cell office:value-type="string">
            <text:p>CCL0/ OUT[0]</text:p>
          </table:table-cell>
          <table:table-cell table:number-columns-repeated="7"/>
          <table:table-cell office:value-type="string">
            <text:p>DEBUG_RX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A20</text:p>
          </table:table-cell>
          <table:table-cell office:value-type="string">
            <text:p>VDDIO</text:p>
          </table:table-cell>
          <table:table-cell office:value-type="string">
            <text:p>EXTINT[4]</text:p>
          </table:table-cell>
          <table:table-cell table:number-columns-repeated="4"/>
          <table:table-cell office:value-type="string">
            <text:p>X[8]/Y[24]</text:p>
          </table:table-cell>
          <table:table-cell table:number-columns-repeated="2"/>
          <table:table-cell office:value-type="string">
            <text:p>SERCOM5/ PAD[2]</text:p>
          </table:table-cell>
          <table:table-cell office:value-type="string">
            <text:p>SERCOM3/ PAD[2]</text:p>
          </table:table-cell>
          <table:table-cell office:value-type="string">
            <text:p>TC3/WO[0]</text:p>
          </table:table-cell>
          <table:table-cell office:value-type="string">
            <text:p>TCC0/ WO[6]</text:p>
          </table:table-cell>
          <table:table-cell/>
          <table:table-cell office:value-type="string">
            <text:p>GCLK_IO[4]</text:p>
          </table:table-cell>
          <table:table-cell table:number-columns-repeated="1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A21</text:p>
          </table:table-cell>
          <table:table-cell office:value-type="string">
            <text:p>VDDIO</text:p>
          </table:table-cell>
          <table:table-cell office:value-type="string">
            <text:p>EXTINT[5]</text:p>
          </table:table-cell>
          <table:table-cell table:number-columns-repeated="4"/>
          <table:table-cell office:value-type="string">
            <text:p>X[9]/Y[25]</text:p>
          </table:table-cell>
          <table:table-cell table:number-columns-repeated="2"/>
          <table:table-cell office:value-type="string">
            <text:p>SERCOM5/ PAD[3]</text:p>
          </table:table-cell>
          <table:table-cell office:value-type="string">
            <text:p>SERCOM3/ PAD[3]</text:p>
          </table:table-cell>
          <table:table-cell office:value-type="string">
            <text:p>TC3/WO[1]</text:p>
          </table:table-cell>
          <table:table-cell office:value-type="string">
            <text:p>TCC0/ WO[7]</text:p>
          </table:table-cell>
          <table:table-cell/>
          <table:table-cell office:value-type="string">
            <text:p>GCLK_IO[5]</text:p>
          </table:table-cell>
          <table:table-cell table:number-columns-repeated="1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A22</text:p>
          </table:table-cell>
          <table:table-cell office:value-type="string">
            <text:p>VDDIO</text:p>
          </table:table-cell>
          <table:table-cell office:value-type="string">
            <text:p>EXTINT[6]</text:p>
          </table:table-cell>
          <table:table-cell table:number-columns-repeated="4"/>
          <table:table-cell office:value-type="string">
            <text:p>X[10]/Y[26]</text:p>
          </table:table-cell>
          <table:table-cell table:number-columns-repeated="2"/>
          <table:table-cell office:value-type="string">
            <text:p>SERCOM3/ PAD[0]</text:p>
          </table:table-cell>
          <table:table-cell office:value-type="string">
            <text:p>SERCOM5/ PAD[0]</text:p>
          </table:table-cell>
          <table:table-cell office:value-type="string">
            <text:p>TC0/WO[0]</text:p>
          </table:table-cell>
          <table:table-cell office:value-type="string">
            <text:p>TCC0/ WO[4]</text:p>
          </table:table-cell>
          <table:table-cell/>
          <table:table-cell office:value-type="string">
            <text:p>GCLK_IO[6]</text:p>
          </table:table-cell>
          <table:table-cell office:value-type="string">
            <text:p>CCL2/ IN[6]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A23</text:p>
          </table:table-cell>
          <table:table-cell office:value-type="string">
            <text:p>VDDIO</text:p>
          </table:table-cell>
          <table:table-cell office:value-type="string">
            <text:p>EXTINT[7]</text:p>
          </table:table-cell>
          <table:table-cell table:number-columns-repeated="4"/>
          <table:table-cell office:value-type="string">
            <text:p>X[11]/Y[27]</text:p>
          </table:table-cell>
          <table:table-cell table:number-columns-repeated="2"/>
          <table:table-cell office:value-type="string">
            <text:p>SERCOM3/ PAD[1]</text:p>
          </table:table-cell>
          <table:table-cell office:value-type="string">
            <text:p>SERCOM5/ PAD[1]</text:p>
          </table:table-cell>
          <table:table-cell office:value-type="string">
            <text:p>TC0/WO[1]</text:p>
          </table:table-cell>
          <table:table-cell office:value-type="string">
            <text:p>TCC0/ WO[5]</text:p>
          </table:table-cell>
          <table:table-cell/>
          <table:table-cell office:value-type="string">
            <text:p>GCLK_IO[7]</text:p>
          </table:table-cell>
          <table:table-cell office:value-type="string">
            <text:p>CCL2/ IN[7]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A24</text:p>
          </table:table-cell>
          <table:table-cell office:value-type="string">
            <text:p>VDDIO</text:p>
          </table:table-cell>
          <table:table-cell office:value-type="string">
            <text:p>EXTINT[12]</text:p>
          </table:table-cell>
          <table:table-cell table:number-columns-repeated="7"/>
          <table:table-cell office:value-type="string">
            <text:p>SERCOM3/ PAD[2]</text:p>
          </table:table-cell>
          <table:table-cell office:value-type="string">
            <text:p>SERCOM5/ PAD[2]</text:p>
          </table:table-cell>
          <table:table-cell office:value-type="string">
            <text:p>TC1/WO[0]</text:p>
          </table:table-cell>
          <table:table-cell office:value-type="string">
            <text:p>TCC1/ WO[2]</text:p>
          </table:table-cell>
          <table:table-cell office:value-type="string">
            <text:p>CAN0/TX</text:p>
          </table:table-cell>
          <table:table-cell office:value-type="string">
            <text:p>AC/CMP[2]</text:p>
          </table:table-cell>
          <table:table-cell office:value-type="string">
            <text:p>CCL2/ IN[8]</text:p>
          </table:table-cell>
          <table:table-cell table:number-columns-repeated="10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A25</text:p>
          </table:table-cell>
          <table:table-cell office:value-type="string">
            <text:p>VDDIO</text:p>
          </table:table-cell>
          <table:table-cell office:value-type="string">
            <text:p>EXTINT[13]</text:p>
          </table:table-cell>
          <table:table-cell table:number-columns-repeated="7"/>
          <table:table-cell office:value-type="string">
            <text:p>SERCOM3/ PAD[3]</text:p>
          </table:table-cell>
          <table:table-cell office:value-type="string">
            <text:p>SERCOM5/ PAD[3]</text:p>
          </table:table-cell>
          <table:table-cell office:value-type="string">
            <text:p>TC1/WO[1]</text:p>
          </table:table-cell>
          <table:table-cell office:value-type="string">
            <text:p>TCC1/ WO[3]</text:p>
          </table:table-cell>
          <table:table-cell office:value-type="string">
            <text:p>CAN0/RX</text:p>
          </table:table-cell>
          <table:table-cell office:value-type="string">
            <text:p>AC/CMP[3]</text:p>
          </table:table-cell>
          <table:table-cell office:value-type="string">
            <text:p>CCL2/ OUT[2]</text:p>
          </table:table-cell>
          <table:table-cell table:number-columns-repeated="10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A27</text:p>
          </table:table-cell>
          <table:table-cell office:value-type="string">
            <text:p>VDDIN</text:p>
          </table:table-cell>
          <table:table-cell office:value-type="string">
            <text:p>EXTINT[15]</text:p>
          </table:table-cell>
          <table:table-cell table:number-columns-repeated="12"/>
          <table:table-cell office:value-type="string">
            <text:p>GCLK_IO[0]</text:p>
          </table:table-cell>
          <table:table-cell table:number-columns-repeated="2"/>
          <table:table-cell office:value-type="string">
            <text:p>CAN1_STBY</text:p>
          </table:table-cell>
          <table:table-cell table:number-columns-repeated="8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A28</text:p>
          </table:table-cell>
          <table:table-cell office:value-type="string">
            <text:p>VDDIN</text:p>
          </table:table-cell>
          <table:table-cell office:value-type="string">
            <text:p>EXTINT[8]</text:p>
          </table:table-cell>
          <table:table-cell table:number-columns-repeated="12"/>
          <table:table-cell office:value-type="string">
            <text:p>GCLK_IO[0]</text:p>
          </table:table-cell>
          <table:table-cell table:number-columns-repeated="2"/>
          <table:table-cell office:value-type="string">
            <text:p>CAN0_STBY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PA30</text:p>
          </table:table-cell>
          <table:table-cell office:value-type="string">
            <text:p>VDDIN</text:p>
          </table:table-cell>
          <table:table-cell office:value-type="string">
            <text:p>EXTINT[10]</text:p>
          </table:table-cell>
          <table:table-cell table:number-columns-repeated="8"/>
          <table:table-cell office:value-type="string">
            <text:p>SERCOM1/ PAD[2]</text:p>
          </table:table-cell>
          <table:table-cell office:value-type="string">
            <text:p>TCC1/WO[0]</text:p>
          </table:table-cell>
          <table:table-cell/>
          <table:table-cell office:value-type="string">
            <text:p>CORTEX_M0P/ SWCLK</text:p>
          </table:table-cell>
          <table:table-cell office:value-type="string">
            <text:p>GCLK_IO[0]</text:p>
          </table:table-cell>
          <table:table-cell office:value-type="string">
            <text:p>CCL1/ IN[3]</text:p>
          </table:table-cell>
          <table:table-cell table:number-columns-repeated="4"/>
          <table:table-cell office:value-type="string">
            <text:p>SWCLK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A31</text:p>
          </table:table-cell>
          <table:table-cell office:value-type="string">
            <text:p>VDDIN</text:p>
          </table:table-cell>
          <table:table-cell office:value-type="string">
            <text:p>EXTINT[11]</text:p>
          </table:table-cell>
          <table:table-cell table:number-columns-repeated="8"/>
          <table:table-cell office:value-type="string">
            <text:p>SERCOM1/ PAD[3]</text:p>
          </table:table-cell>
          <table:table-cell office:value-type="string">
            <text:p>TCC1/WO[1]</text:p>
          </table:table-cell>
          <table:table-cell/>
          <table:table-cell office:value-type="string">
            <text:p>CORTEX_M0P/ SWDIO</text:p>
          </table:table-cell>
          <table:table-cell/>
          <table:table-cell office:value-type="string">
            <text:p>CCL1/ OUT[1]</text:p>
          </table:table-cell>
          <table:table-cell table:number-columns-repeated="4"/>
          <table:table-cell office:value-type="string">
            <text:p>SWDIO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B02</text:p>
          </table:table-cell>
          <table:table-cell office:value-type="string">
            <text:p>VDDANA</text:p>
          </table:table-cell>
          <table:table-cell office:value-type="string">
            <text:p>EXTINT[2]</text:p>
          </table:table-cell>
          <table:table-cell table:number-columns-repeated="2"/>
          <table:table-cell office:value-type="string">
            <text:p>AIN[2]</text:p>
          </table:table-cell>
          <table:table-cell/>
          <table:table-cell office:value-type="string">
            <text:p>Y[8]</text:p>
          </table:table-cell>
          <table:table-cell table:number-columns-repeated="3"/>
          <table:table-cell office:value-type="string">
            <text:p>SERCOM5/ PAD[0]</text:p>
          </table:table-cell>
          <table:table-cell office:value-type="string">
            <text:p>TC2/WO[0]</text:p>
          </table:table-cell>
          <table:table-cell table:number-columns-repeated="3"/>
          <table:table-cell office:value-type="string">
            <text:p>CCL0/ OUT[0]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PB03</text:p>
          </table:table-cell>
          <table:table-cell office:value-type="string">
            <text:p>VDDANA</text:p>
          </table:table-cell>
          <table:table-cell office:value-type="string">
            <text:p>EXTINT[3]</text:p>
          </table:table-cell>
          <table:table-cell table:number-columns-repeated="2"/>
          <table:table-cell office:value-type="string">
            <text:p>AIN[3]</text:p>
          </table:table-cell>
          <table:table-cell/>
          <table:table-cell office:value-type="string">
            <text:p>Y[9]</text:p>
          </table:table-cell>
          <table:table-cell table:number-columns-repeated="3"/>
          <table:table-cell office:value-type="string">
            <text:p>SERCOM5/ PAD[1]</text:p>
          </table:table-cell>
          <table:table-cell office:value-type="string">
            <text:p>TC2/WO[1]</text:p>
          </table:table-cell>
          <table:table-cell table:number-columns-repeated="1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B08</text:p>
          </table:table-cell>
          <table:table-cell office:value-type="string">
            <text:p>VDDANA</text:p>
          </table:table-cell>
          <table:table-cell office:value-type="string">
            <text:p>EXTINT[8]</text:p>
          </table:table-cell>
          <table:table-cell/>
          <table:table-cell office:value-type="string">
            <text:p>AIN[2]</text:p>
          </table:table-cell>
          <table:table-cell office:value-type="string">
            <text:p>AIN[4]</text:p>
          </table:table-cell>
          <table:table-cell/>
          <table:table-cell office:value-type="string">
            <text:p>Y[14]</text:p>
          </table:table-cell>
          <table:table-cell/>
          <table:table-cell office:value-type="string">
            <text:p>INN[1]</text:p>
          </table:table-cell>
          <table:table-cell/>
          <table:table-cell office:value-type="string">
            <text:p>SERCOM4/ PAD[0]</text:p>
          </table:table-cell>
          <table:table-cell office:value-type="string">
            <text:p>TC0/WO[0]</text:p>
          </table:table-cell>
          <table:table-cell table:number-columns-repeated="3"/>
          <table:table-cell office:value-type="string">
            <text:p>CCL2/ IN[8]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B09</text:p>
          </table:table-cell>
          <table:table-cell office:value-type="string">
            <text:p>VDDANA</text:p>
          </table:table-cell>
          <table:table-cell office:value-type="string">
            <text:p>EXTINT[9]</text:p>
          </table:table-cell>
          <table:table-cell/>
          <table:table-cell office:value-type="string">
            <text:p>AIN[3]</text:p>
          </table:table-cell>
          <table:table-cell office:value-type="string">
            <text:p>AIN[5]</text:p>
          </table:table-cell>
          <table:table-cell/>
          <table:table-cell office:value-type="string">
            <text:p>Y[15]</text:p>
          </table:table-cell>
          <table:table-cell/>
          <table:table-cell office:value-type="string">
            <text:p>INP[1]</text:p>
          </table:table-cell>
          <table:table-cell/>
          <table:table-cell office:value-type="string">
            <text:p>SERCOM4/ PAD[1]</text:p>
          </table:table-cell>
          <table:table-cell office:value-type="string">
            <text:p>TC0WO[1]</text:p>
          </table:table-cell>
          <table:table-cell table:number-columns-repeated="3"/>
          <table:table-cell office:value-type="string">
            <text:p>CCL2/ OUT[2]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B10</text:p>
          </table:table-cell>
          <table:table-cell office:value-type="string">
            <text:p>VDDIO</text:p>
          </table:table-cell>
          <table:table-cell office:value-type="string">
            <text:p>EXTINT[10]</text:p>
          </table:table-cell>
          <table:table-cell table:number-columns-repeated="8"/>
          <table:table-cell office:value-type="string">
            <text:p>SERCOM4/ PAD[2]</text:p>
          </table:table-cell>
          <table:table-cell office:value-type="string">
            <text:p>TC1/WO[0]</text:p>
          </table:table-cell>
          <table:table-cell office:value-type="string">
            <text:p>TCC0/ WO[4]</text:p>
          </table:table-cell>
          <table:table-cell office:value-type="string">
            <text:p>CAN1/TX</text:p>
          </table:table-cell>
          <table:table-cell office:value-type="string">
            <text:p>GCLK_IO[4]</text:p>
          </table:table-cell>
          <table:table-cell office:value-type="string">
            <text:p>CCL1/ IN[5]</text:p>
          </table:table-cell>
          <table:table-cell/>
          <table:table-cell office:value-type="string">
            <text:p>CAN1TX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B11</text:p>
          </table:table-cell>
          <table:table-cell office:value-type="string">
            <text:p>VDDIO</text:p>
          </table:table-cell>
          <table:table-cell office:value-type="string">
            <text:p>EXTINT[11]</text:p>
          </table:table-cell>
          <table:table-cell table:number-columns-repeated="8"/>
          <table:table-cell office:value-type="string">
            <text:p>SERCOM4/ PAD[3]</text:p>
          </table:table-cell>
          <table:table-cell office:value-type="string">
            <text:p>TC1/WO[1]</text:p>
          </table:table-cell>
          <table:table-cell office:value-type="string">
            <text:p>TCC0/ WO[5]</text:p>
          </table:table-cell>
          <table:table-cell office:value-type="string">
            <text:p>CAN1/RX</text:p>
          </table:table-cell>
          <table:table-cell office:value-type="string">
            <text:p>GCLK_IO[5]</text:p>
          </table:table-cell>
          <table:table-cell office:value-type="string">
            <text:p>CCL1/ OUT[1]</text:p>
          </table:table-cell>
          <table:table-cell/>
          <table:table-cell office:value-type="string">
            <text:p>CAN1RX</text:p>
          </table:table-cell>
          <table:table-cell table:number-columns-repeated="8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B22</text:p>
          </table:table-cell>
          <table:table-cell office:value-type="string">
            <text:p>VDDIO</text:p>
          </table:table-cell>
          <table:table-cell office:value-type="string">
            <text:p>EXTINT[6]</text:p>
          </table:table-cell>
          <table:table-cell table:number-columns-repeated="8"/>
          <table:table-cell office:value-type="string">
            <text:p>SERCOM5/ PAD[2]</text:p>
          </table:table-cell>
          <table:table-cell office:value-type="string">
            <text:p>TC3/WO[0]</text:p>
          </table:table-cell>
          <table:table-cell/>
          <table:table-cell office:value-type="string">
            <text:p>CAN0/TX</text:p>
          </table:table-cell>
          <table:table-cell office:value-type="string">
            <text:p>GCLK_IO[0]</text:p>
          </table:table-cell>
          <table:table-cell office:value-type="string">
            <text:p>CCL0/ IN[0]</text:p>
          </table:table-cell>
          <table:table-cell/>
          <table:table-cell office:value-type="string">
            <text:p>CAN0TX</text:p>
          </table:table-cell>
          <table:table-cell table:number-columns-repeated="8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PB23</text:p>
          </table:table-cell>
          <table:table-cell office:value-type="string">
            <text:p>VDDIO</text:p>
          </table:table-cell>
          <table:table-cell office:value-type="string">
            <text:p>EXTINT[7]</text:p>
          </table:table-cell>
          <table:table-cell table:number-columns-repeated="8"/>
          <table:table-cell office:value-type="string">
            <text:p>SERCOM5/ PAD[3]</text:p>
          </table:table-cell>
          <table:table-cell office:value-type="string">
            <text:p>TC3/WO[1]</text:p>
          </table:table-cell>
          <table:table-cell/>
          <table:table-cell office:value-type="string">
            <text:p>CAN0/RX</text:p>
          </table:table-cell>
          <table:table-cell office:value-type="string">
            <text:p>GCLK_IO[1]</text:p>
          </table:table-cell>
          <table:table-cell office:value-type="string">
            <text:p>CCL0/ OUT[0]</text:p>
          </table:table-cell>
          <table:table-cell/>
          <table:table-cell office:value-type="string">
            <text:p>CAN0RX</text:p>
          </table:table-cell>
          <table:table-cell table:number-columns-repeated="8"/>
        </table:table-row>
        <table:table-row table:style-name="ro1" table:number-rows-repeated="1048534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CPU-010" table:style-name="ta1">
        <office:forms form:automatic-focus="false" form:apply-design-mode="false"/>
        <table:table-column table:style-name="co1" table:default-cell-style-name="ce6"/>
        <table:table-column table:style-name="co1" table:visibility="collapse" table:number-columns-repeated="4" table:default-cell-style-name="ce9"/>
        <table:table-column table:style-name="co1" table:default-cell-style-name="ce9"/>
        <table:table-column table:style-name="co1" table:visibility="collapse" table:default-cell-style-name="ce9"/>
        <table:table-column table:style-name="co1" table:default-cell-style-name="ce9"/>
        <table:table-column table:style-name="co1" table:visibility="collapse" table:default-cell-style-name="ce9"/>
        <table:table-column table:style-name="co1" table:default-cell-style-name="ce9"/>
        <table:table-column table:style-name="co1" table:visibility="collapse" table:default-cell-style-name="ce9"/>
        <table:table-column table:style-name="co1" table:default-cell-style-name="ce9"/>
        <table:table-column table:style-name="co1" table:visibility="collapse" table:default-cell-style-name="ce9"/>
        <table:table-column table:style-name="co1" table:default-cell-style-name="ce9"/>
        <table:table-column table:style-name="co1" table:visibility="collapse" table:default-cell-style-name="ce9"/>
        <table:table-column table:style-name="co1" table:default-cell-style-name="ce9"/>
        <table:table-column table:style-name="co1" table:visibility="collapse" table:number-columns-repeated="2" table:default-cell-style-name="ce9"/>
        <table:table-column table:style-name="co1" table:number-columns-repeated="1005" table:default-cell-style-name="ce9"/>
        <table:table-row table:style-name="ro2">
          <table:table-cell table:number-columns-repeated="1023"/>
        </table:table-row>
        <table:table-row table:style-name="ro2">
          <table:table-cell office:value-type="string">
            <text:p>U1 ATSAMV71Q19B</text:p>
          </table:table-cell>
          <table:table-cell table:number-columns-repeated="1022"/>
        </table:table-row>
        <table:table-row table:style-name="ro2">
          <table:table-cell table:number-columns-repeated="20"/>
          <table:table-cell table:style-name="Default" table:number-columns-repeated="3"/>
          <table:table-cell table:number-columns-repeated="1000"/>
        </table:table-row>
        <table:table-row table:style-name="ro3">
          <table:table-cell table:style-name="ce7" office:value-type="string">
            <text:p>LQFP Pin</text:p>
          </table:table-cell>
          <table:table-cell table:style-name="ce10" office:value-type="string">
            <text:p>LFBGA/ TFBGA Ball</text:p>
          </table:table-cell>
          <table:table-cell table:style-name="ce10" office:value-type="string">
            <text:p>UFBGA Ball</text:p>
          </table:table-cell>
          <table:table-cell table:style-name="ce10" office:value-type="string">
            <text:p>Power Rail</text:p>
          </table:table-cell>
          <table:table-cell table:style-name="ce10" office:value-type="string">
            <text:p>I/O Type</text:p>
          </table:table-cell>
          <table:table-cell table:style-name="ce10" office:value-type="string">
            <text:p>Primary</text:p>
          </table:table-cell>
          <table:table-cell table:style-name="ce10"/>
          <table:table-cell table:style-name="ce10" office:value-type="string">
            <text:p>Alternate</text:p>
          </table:table-cell>
          <table:table-cell table:style-name="ce10"/>
          <table:table-cell table:style-name="ce10" office:value-type="string">
            <text:p>PIO Peripheral A</text:p>
          </table:table-cell>
          <table:table-cell table:style-name="ce10"/>
          <table:table-cell table:style-name="ce10" office:value-type="string">
            <text:p>PIO Peripheral B</text:p>
          </table:table-cell>
          <table:table-cell table:style-name="ce10"/>
          <table:table-cell table:style-name="ce10" office:value-type="string">
            <text:p>PIO Peripheral C</text:p>
          </table:table-cell>
          <table:table-cell table:style-name="ce10"/>
          <table:table-cell table:style-name="ce10" office:value-type="string">
            <text:p>PIO Peripheral D</text:p>
          </table:table-cell>
          <table:table-cell table:style-name="ce10"/>
          <table:table-cell table:style-name="ce10" office:value-type="string">
            <text:p>Reset</text:p>
            <text:p>State</text:p>
          </table:table-cell>
          <table:table-cell table:style-name="ce10" table:number-columns-repeated="2"/>
          <table:table-cell table:style-name="ce11" office:value-type="string" table:number-columns-spanned="6" table:number-rows-spanned="1">
            <text:p>Peripheral Assignments</text:p>
          </table:table-cell>
          <table:covered-table-cell table:number-columns-repeated="2"/>
          <table:covered-table-cell table:number-columns-repeated="3" table:style-name="ce10"/>
          <table:table-cell table:style-name="ce10" table:number-columns-repeated="997"/>
        </table:table-row>
        <table:table-row table:style-name="ro2">
          <table:table-cell table:style-name="ce7"/>
          <table:table-cell table:style-name="ce10" table:number-columns-repeated="4"/>
          <table:table-cell table:style-name="ce10" office:value-type="string">
            <text:p>Signal</text:p>
          </table:table-cell>
          <table:table-cell table:style-name="ce10" office:value-type="string">
            <text:p>Dir</text:p>
          </table:table-cell>
          <table:table-cell table:style-name="ce10" office:value-type="string">
            <text:p>Signal</text:p>
          </table:table-cell>
          <table:table-cell table:style-name="ce10" office:value-type="string">
            <text:p>Dir</text:p>
          </table:table-cell>
          <table:table-cell table:style-name="ce10" office:value-type="string">
            <text:p>Signal</text:p>
          </table:table-cell>
          <table:table-cell table:style-name="ce10" office:value-type="string">
            <text:p>Dir</text:p>
          </table:table-cell>
          <table:table-cell table:style-name="ce10" office:value-type="string">
            <text:p>Signal</text:p>
          </table:table-cell>
          <table:table-cell table:style-name="ce10" office:value-type="string">
            <text:p>Dir</text:p>
          </table:table-cell>
          <table:table-cell table:style-name="ce10" office:value-type="string">
            <text:p>Signal</text:p>
          </table:table-cell>
          <table:table-cell table:style-name="ce10" office:value-type="string">
            <text:p>Dir</text:p>
          </table:table-cell>
          <table:table-cell table:style-name="ce10" office:value-type="string">
            <text:p>Signal</text:p>
          </table:table-cell>
          <table:table-cell table:style-name="ce10" office:value-type="string">
            <text:p>Dir</text:p>
          </table:table-cell>
          <table:table-cell table:style-name="ce10" office:value-type="string">
            <text:p>Signal, Dir, PU, PD, HiZ, ST</text:p>
          </table:table-cell>
          <table:table-cell table:style-name="ce10" table:number-columns-repeated="2"/>
          <table:table-cell table:style-name="ce10" office:value-type="string">
            <text:p>CAN</text:p>
          </table:table-cell>
          <table:table-cell table:style-name="ce10" office:value-type="string">
            <text:p>RAM</text:p>
          </table:table-cell>
          <table:table-cell table:style-name="ce10" office:value-type="string">
            <text:p>SD Card</text:p>
          </table:table-cell>
          <table:table-cell table:style-name="ce10" office:value-type="string">
            <text:p>GPIO</text:p>
          </table:table-cell>
          <table:table-cell table:style-name="ce10" office:value-type="string">
            <text:p>SWD</text:p>
          </table:table-cell>
          <table:table-cell table:style-name="ce10" office:value-type="string">
            <text:p>I2C</text:p>
          </table:table-cell>
          <table:table-cell table:style-name="ce10" table:number-columns-repeated="997"/>
        </table:table-row>
        <table:table-row table:style-name="ro2">
          <table:table-cell table:style-name="ce8" office:value-type="float" office:value="102">
            <text:p>102</text:p>
          </table:table-cell>
          <table:table-cell office:value-type="string">
            <text:p>C11</text:p>
          </table:table-cell>
          <table:table-cell office:value-type="string">
            <text:p>E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0</text:p>
          </table:table-cell>
          <table:table-cell office:value-type="string">
            <text:p>I/O</text:p>
          </table:table-cell>
          <table:table-cell office:value-type="string">
            <text:p>WKUP0(1)</text:p>
          </table:table-cell>
          <table:table-cell office:value-type="string">
            <text:p>I</text:p>
          </table:table-cell>
          <table:table-cell office:value-type="string">
            <text:p>PWMC0_ PWMH0</text:p>
          </table:table-cell>
          <table:table-cell office:value-type="string">
            <text:p>O</text:p>
          </table:table-cell>
          <table:table-cell office:value-type="string">
            <text:p>TIOA0</text:p>
          </table:table-cell>
          <table:table-cell office:value-type="string">
            <text:p>I/O</text:p>
          </table:table-cell>
          <table:table-cell office:value-type="string">
            <text:p>A17/BA1</text:p>
          </table:table-cell>
          <table:table-cell office:value-type="string">
            <text:p>O</text:p>
          </table:table-cell>
          <table:table-cell office:value-type="string">
            <text:p>I2SC0_M CK</text:p>
          </table:table-cell>
          <table:table-cell office:value-type="string">
            <text:p>O</text:p>
          </table:table-cell>
          <table:table-cell office:value-type="string">
            <text:p>PIO, I, PU, ST</text:p>
          </table:table-cell>
          <table:table-cell table:number-columns-repeated="2"/>
          <table:table-cell table:style-name="Default"/>
          <table:table-cell office:value-type="string">
            <text:p>BA1</text:p>
          </table:table-cell>
          <table:table-cell table:number-columns-repeated="1001"/>
        </table:table-row>
        <table:table-row table:style-name="ro2">
          <table:table-cell table:style-name="ce8" office:value-type="float" office:value="99">
            <text:p>99</text:p>
          </table:table-cell>
          <table:table-cell office:value-type="string">
            <text:p>D12</text:p>
          </table:table-cell>
          <table:table-cell office:value-type="string">
            <text:p>F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</text:p>
          </table:table-cell>
          <table:table-cell office:value-type="string">
            <text:p>I/O</text:p>
          </table:table-cell>
          <table:table-cell office:value-type="string">
            <text:p>WKUP1(1)</text:p>
          </table:table-cell>
          <table:table-cell office:value-type="string">
            <text:p>I</text:p>
          </table:table-cell>
          <table:table-cell office:value-type="string">
            <text:p>PWMC0_ PWML0</text:p>
          </table:table-cell>
          <table:table-cell office:value-type="string">
            <text:p>O</text:p>
          </table:table-cell>
          <table:table-cell office:value-type="string">
            <text:p>TIOB0</text:p>
          </table:table-cell>
          <table:table-cell office:value-type="string">
            <text:p>I/O</text:p>
          </table:table-cell>
          <table:table-cell office:value-type="string">
            <text:p>A18</text:p>
          </table:table-cell>
          <table:table-cell office:value-type="string">
            <text:p>O</text:p>
          </table:table-cell>
          <table:table-cell office:value-type="string">
            <text:p>I2SC0_C K</text:p>
          </table:table-cell>
          <table:table-cell office:value-type="string">
            <text:p>I/O</text:p>
          </table:table-cell>
          <table:table-cell office:value-type="string">
            <text:p>PIO, I, PU, ST</text:p>
          </table:table-cell>
          <table:table-cell table:number-columns-repeated="2"/>
          <table:table-cell office:value-type="string">
            <text:p>CAN_STBY0</text:p>
          </table:table-cell>
          <table:table-cell table:number-columns-repeated="1002"/>
        </table:table-row>
        <table:table-row table:style-name="ro2">
          <table:table-cell table:style-name="ce8" office:value-type="float" office:value="93">
            <text:p>93</text:p>
          </table:table-cell>
          <table:table-cell office:value-type="string">
            <text:p>E12</text:p>
          </table:table-cell>
          <table:table-cell office:value-type="string">
            <text:p>G12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A2</text:p>
          </table:table-cell>
          <table:table-cell office:value-type="string">
            <text:p>I/O</text:p>
          </table:table-cell>
          <table:table-cell office:value-type="string">
            <text:p>WKUP2(1)</text:p>
          </table:table-cell>
          <table:table-cell office:value-type="string">
            <text:p>I</text:p>
          </table:table-cell>
          <table:table-cell office:value-type="string">
            <text:p>PWMC0_ PWMH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DATRG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2"/>
          <table:table-cell office:value-type="string">
            <text:p>CAN_STBY1</text:p>
          </table:table-cell>
          <table:table-cell table:number-columns-repeated="1002"/>
        </table:table-row>
        <table:table-row table:style-name="ro2">
          <table:table-cell table:style-name="ce8" office:value-type="float" office:value="91">
            <text:p>91</text:p>
          </table:table-cell>
          <table:table-cell office:value-type="string">
            <text:p>F12</text:p>
          </table:table-cell>
          <table:table-cell office:value-type="string">
            <text:p>G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3</text:p>
          </table:table-cell>
          <table:table-cell office:value-type="string">
            <text:p>I/O</text:p>
          </table:table-cell>
          <table:table-cell office:value-type="string">
            <text:p>PIODC0(2)</text:p>
          </table:table-cell>
          <table:table-cell office:value-type="string">
            <text:p>I</text:p>
          </table:table-cell>
          <table:table-cell office:value-type="string">
            <text:p>TWD0</text:p>
          </table:table-cell>
          <table:table-cell office:value-type="string">
            <text:p>I/O</text:p>
          </table:table-cell>
          <table:table-cell office:value-type="string">
            <text:p>LONCOL 1</text:p>
          </table:table-cell>
          <table:table-cell office:value-type="string">
            <text:p>I</text:p>
          </table:table-cell>
          <table:table-cell office:value-type="string">
            <text:p>PCK2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2"/>
          <table:table-cell table:style-name="Default"/>
          <table:table-cell table:number-columns-repeated="4"/>
          <table:table-cell office:value-type="string">
            <text:p>SDA0</text:p>
          </table:table-cell>
          <table:table-cell table:number-columns-repeated="997"/>
        </table:table-row>
        <table:table-row table:style-name="ro2">
          <table:table-cell table:style-name="ce8" office:value-type="float" office:value="77">
            <text:p>77</text:p>
          </table:table-cell>
          <table:table-cell office:value-type="string">
            <text:p>K12</text:p>
          </table:table-cell>
          <table:table-cell office:value-type="string">
            <text:p>L12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A4</text:p>
          </table:table-cell>
          <table:table-cell office:value-type="string">
            <text:p>I/O</text:p>
          </table:table-cell>
          <table:table-cell office:value-type="string">
            <text:p>WKUP3/P IODC1(3)</text:p>
          </table:table-cell>
          <table:table-cell office:value-type="string">
            <text:p>I</text:p>
          </table:table-cell>
          <table:table-cell office:value-type="string">
            <text:p>TWCK0</text:p>
          </table:table-cell>
          <table:table-cell office:value-type="string">
            <text:p>O</text:p>
          </table:table-cell>
          <table:table-cell office:value-type="string">
            <text:p>TCLK0</text:p>
          </table:table-cell>
          <table:table-cell office:value-type="string">
            <text:p>I</text:p>
          </table:table-cell>
          <table:table-cell office:value-type="string">
            <text:p>UTXD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7"/>
          <table:table-cell office:value-type="string">
            <text:p>SCL0</text:p>
          </table:table-cell>
          <table:table-cell table:number-columns-repeated="997"/>
        </table:table-row>
        <table:table-row table:style-name="ro2">
          <table:table-cell table:style-name="ce8" office:value-type="float" office:value="73">
            <text:p>73</text:p>
          </table:table-cell>
          <table:table-cell office:value-type="string">
            <text:p>M11</text:p>
          </table:table-cell>
          <table:table-cell office:value-type="string">
            <text:p>N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5</text:p>
          </table:table-cell>
          <table:table-cell office:value-type="string">
            <text:p>I/O</text:p>
          </table:table-cell>
          <table:table-cell office:value-type="string">
            <text:p>WKUP4/P IODC2(3)</text:p>
          </table:table-cell>
          <table:table-cell office:value-type="string">
            <text:p>I</text:p>
          </table:table-cell>
          <table:table-cell office:value-type="string">
            <text:p>PWMC1_ PWML3</text:p>
          </table:table-cell>
          <table:table-cell office:value-type="string">
            <text:p>O</text:p>
          </table:table-cell>
          <table:table-cell office:value-type="string">
            <text:p>ISI_D4</text:p>
          </table:table-cell>
          <table:table-cell office:value-type="string">
            <text:p>I</text:p>
          </table:table-cell>
          <table:table-cell office:value-type="string">
            <text:p>URXD1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114">
            <text:p>114</text:p>
          </table:table-cell>
          <table:table-cell office:value-type="string">
            <text:p>B9</text:p>
          </table:table-cell>
          <table:table-cell office:value-type="string">
            <text:p>B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6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CK0</text:p>
          </table:table-cell>
          <table:table-cell office:value-type="string">
            <text:p>O</text:p>
          </table:table-cell>
          <table:table-cell office:value-type="string">
            <text:p>UTXD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35">
            <text:p>35</text:p>
          </table:table-cell>
          <table:table-cell office:value-type="string">
            <text:p>L2</text:p>
          </table:table-cell>
          <table:table-cell office:value-type="string">
            <text:p>N1</text:p>
          </table:table-cell>
          <table:table-cell office:value-type="string">
            <text:p>VDDIO</text:p>
          </table:table-cell>
          <table:table-cell office:value-type="string">
            <text:p>CLOCK</text:p>
          </table:table-cell>
          <table:table-cell office:value-type="string">
            <text:p>PA7</text:p>
          </table:table-cell>
          <table:table-cell office:value-type="string">
            <text:p>I/O</text:p>
          </table:table-cell>
          <table:table-cell office:value-type="string">
            <text:p>XIN32(4)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WMC0_ PWMH3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 HiZ</text:p>
          </table:table-cell>
          <table:table-cell table:number-columns-repeated="1005"/>
        </table:table-row>
        <table:table-row table:style-name="ro2">
          <table:table-cell table:style-name="ce8" office:value-type="float" office:value="36">
            <text:p>36</text:p>
          </table:table-cell>
          <table:table-cell office:value-type="string">
            <text:p>M2</text:p>
          </table:table-cell>
          <table:table-cell office:value-type="string">
            <text:p>N2</text:p>
          </table:table-cell>
          <table:table-cell office:value-type="string">
            <text:p>VDDIO</text:p>
          </table:table-cell>
          <table:table-cell office:value-type="string">
            <text:p>CLOCK</text:p>
          </table:table-cell>
          <table:table-cell office:value-type="string">
            <text:p>PA8</text:p>
          </table:table-cell>
          <table:table-cell office:value-type="string">
            <text:p>I/O</text:p>
          </table:table-cell>
          <table:table-cell office:value-type="string">
            <text:p>XOUT32(4)</text:p>
          </table:table-cell>
          <table:table-cell office:value-type="string">
            <text:p>O</text:p>
          </table:table-cell>
          <table:table-cell office:value-type="string">
            <text:p>PWMC1_ PWMH3</text:p>
          </table:table-cell>
          <table:table-cell office:value-type="string">
            <text:p>O</text:p>
          </table:table-cell>
          <table:table-cell office:value-type="string">
            <text:p>AFE0_ADT RG</text:p>
          </table:table-cell>
          <table:table-cell office:value-type="string">
            <text:p>I</text:p>
          </table:table-cell>
          <table:table-cell table:number-columns-repeated="4" office:value-type="string">
            <text:p>–</text:p>
          </table:table-cell>
          <table:table-cell office:value-type="string">
            <text:p>PIO, HiZ</text:p>
          </table:table-cell>
          <table:table-cell table:number-columns-repeated="1005"/>
        </table:table-row>
        <table:table-row table:style-name="ro2">
          <table:table-cell table:style-name="ce8" office:value-type="float" office:value="75">
            <text:p>75</text:p>
          </table:table-cell>
          <table:table-cell office:value-type="string">
            <text:p>M12</text:p>
          </table:table-cell>
          <table:table-cell office:value-type="string">
            <text:p>L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9</text:p>
          </table:table-cell>
          <table:table-cell office:value-type="string">
            <text:p>I/O</text:p>
          </table:table-cell>
          <table:table-cell office:value-type="string">
            <text:p>WKUP6/P IODC3(3)</text:p>
          </table:table-cell>
          <table:table-cell office:value-type="string">
            <text:p>I</text:p>
          </table:table-cell>
          <table:table-cell office:value-type="string">
            <text:p>URXD0</text:p>
          </table:table-cell>
          <table:table-cell office:value-type="string">
            <text:p>I</text:p>
          </table:table-cell>
          <table:table-cell office:value-type="string">
            <text:p>ISI_D3</text:p>
          </table:table-cell>
          <table:table-cell office:value-type="string">
            <text:p>I</text:p>
          </table:table-cell>
          <table:table-cell office:value-type="string">
            <text:p>PWMC0_ PWMFI0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66">
            <text:p>66</text:p>
          </table:table-cell>
          <table:table-cell office:value-type="string">
            <text:p>L9</text:p>
          </table:table-cell>
          <table:table-cell office:value-type="string">
            <text:p>M10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0</text:p>
          </table:table-cell>
          <table:table-cell office:value-type="string">
            <text:p>I/O</text:p>
          </table:table-cell>
          <table:table-cell office:value-type="string">
            <text:p>PIODC4(2)</text:p>
          </table:table-cell>
          <table:table-cell office:value-type="string">
            <text:p>I</text:p>
          </table:table-cell>
          <table:table-cell office:value-type="string">
            <text:p>UTXD0</text:p>
          </table:table-cell>
          <table:table-cell office:value-type="string">
            <text:p>O</text:p>
          </table:table-cell>
          <table:table-cell office:value-type="string">
            <text:p>PWMC0_ PWMEXTR G0</text:p>
          </table:table-cell>
          <table:table-cell office:value-type="string">
            <text:p>I</text:p>
          </table:table-cell>
          <table:table-cell office:value-type="string">
            <text:p>RD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64">
            <text:p>64</text:p>
          </table:table-cell>
          <table:table-cell office:value-type="string">
            <text:p>J9</text:p>
          </table:table-cell>
          <table:table-cell office:value-type="string">
            <text:p>N10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1</text:p>
          </table:table-cell>
          <table:table-cell office:value-type="string">
            <text:p>I/O</text:p>
          </table:table-cell>
          <table:table-cell office:value-type="string">
            <text:p>WKUP7/P IODC5(3)</text:p>
          </table:table-cell>
          <table:table-cell office:value-type="string">
            <text:p>I</text:p>
          </table:table-cell>
          <table:table-cell office:value-type="string">
            <text:p>QCS</text:p>
          </table:table-cell>
          <table:table-cell office:value-type="string">
            <text:p>O</text:p>
          </table:table-cell>
          <table:table-cell office:value-type="string">
            <text:p>PWMC0_ PWMH0</text:p>
          </table:table-cell>
          <table:table-cell office:value-type="string">
            <text:p>O</text:p>
          </table:table-cell>
          <table:table-cell office:value-type="string">
            <text:p>PWMC1_ PWML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68">
            <text:p>68</text:p>
          </table:table-cell>
          <table:table-cell office:value-type="string">
            <text:p>L10</text:p>
          </table:table-cell>
          <table:table-cell office:value-type="string">
            <text:p>N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2</text:p>
          </table:table-cell>
          <table:table-cell office:value-type="string">
            <text:p>I/O</text:p>
          </table:table-cell>
          <table:table-cell office:value-type="string">
            <text:p>PIODC6(2)</text:p>
          </table:table-cell>
          <table:table-cell office:value-type="string">
            <text:p>I</text:p>
          </table:table-cell>
          <table:table-cell office:value-type="string">
            <text:p>QIO1</text:p>
          </table:table-cell>
          <table:table-cell office:value-type="string">
            <text:p>I/O</text:p>
          </table:table-cell>
          <table:table-cell office:value-type="string">
            <text:p>PWMC0_ PWMH1</text:p>
          </table:table-cell>
          <table:table-cell office:value-type="string">
            <text:p>O</text:p>
          </table:table-cell>
          <table:table-cell office:value-type="string">
            <text:p>PWMC1_ PWMH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5"/>
          <table:table-cell table:style-name="Default" office:value-type="string">
            <text:p>DETECT_A</text:p>
          </table:table-cell>
          <table:table-cell table:number-columns-repeated="999"/>
        </table:table-row>
        <table:table-row table:style-name="ro2">
          <table:table-cell table:style-name="ce8" office:value-type="float" office:value="42">
            <text:p>42</text:p>
          </table:table-cell>
          <table:table-cell office:value-type="string">
            <text:p>M3</text:p>
          </table:table-cell>
          <table:table-cell office:value-type="string">
            <text:p>M4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3</text:p>
          </table:table-cell>
          <table:table-cell office:value-type="string">
            <text:p>I/O</text:p>
          </table:table-cell>
          <table:table-cell office:value-type="string">
            <text:p>PIODC7(2)</text:p>
          </table:table-cell>
          <table:table-cell office:value-type="string">
            <text:p>I</text:p>
          </table:table-cell>
          <table:table-cell office:value-type="string">
            <text:p>QIO0</text:p>
          </table:table-cell>
          <table:table-cell office:value-type="string">
            <text:p>I/O</text:p>
          </table:table-cell>
          <table:table-cell office:value-type="string">
            <text:p>PWMC0_ PWMH2</text:p>
          </table:table-cell>
          <table:table-cell office:value-type="string">
            <text:p>O</text:p>
          </table:table-cell>
          <table:table-cell office:value-type="string">
            <text:p>PWMC1_ PWML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5"/>
          <table:table-cell office:value-type="string">
            <text:p>DETECT_B</text:p>
          </table:table-cell>
          <table:table-cell table:number-columns-repeated="999"/>
        </table:table-row>
        <table:table-row table:style-name="ro2">
          <table:table-cell table:style-name="ce8" office:value-type="float" office:value="51">
            <text:p>51</text:p>
          </table:table-cell>
          <table:table-cell office:value-type="string">
            <text:p>K6</text:p>
          </table:table-cell>
          <table:table-cell office:value-type="string">
            <text:p>M6</text:p>
          </table:table-cell>
          <table:table-cell office:value-type="string">
            <text:p>VDDIO</text:p>
          </table:table-cell>
          <table:table-cell office:value-type="string">
            <text:p>GPIO_CL K</text:p>
          </table:table-cell>
          <table:table-cell office:value-type="string">
            <text:p>PA14</text:p>
          </table:table-cell>
          <table:table-cell office:value-type="string">
            <text:p>I/O</text:p>
          </table:table-cell>
          <table:table-cell office:value-type="string">
            <text:p>WKUP8/P IODCEN1(3)</text:p>
          </table:table-cell>
          <table:table-cell office:value-type="string">
            <text:p>I</text:p>
          </table:table-cell>
          <table:table-cell office:value-type="string">
            <text:p>QSCK</text:p>
          </table:table-cell>
          <table:table-cell office:value-type="string">
            <text:p>O</text:p>
          </table:table-cell>
          <table:table-cell office:value-type="string">
            <text:p>PWMC0_ PWMH3</text:p>
          </table:table-cell>
          <table:table-cell office:value-type="string">
            <text:p>O</text:p>
          </table:table-cell>
          <table:table-cell office:value-type="string">
            <text:p>PWMC1_ PWMH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49">
            <text:p>49</text:p>
          </table:table-cell>
          <table:table-cell office:value-type="string">
            <text:p>L5</text:p>
          </table:table-cell>
          <table:table-cell office:value-type="string">
            <text:p>N6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5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14</text:p>
          </table:table-cell>
          <table:table-cell office:value-type="string">
            <text:p>I/O</text:p>
          </table:table-cell>
          <table:table-cell office:value-type="string">
            <text:p>TIOA1</text:p>
          </table:table-cell>
          <table:table-cell office:value-type="string">
            <text:p>I/O</text:p>
          </table:table-cell>
          <table:table-cell office:value-type="string">
            <text:p>PWMC0_ PWML3</text:p>
          </table:table-cell>
          <table:table-cell office:value-type="string">
            <text:p>O</text:p>
          </table:table-cell>
          <table:table-cell office:value-type="string">
            <text:p>I2SC0_W S</text:p>
          </table:table-cell>
          <table:table-cell office:value-type="string">
            <text:p>I/O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D14</text:p>
          </table:table-cell>
          <table:table-cell table:number-columns-repeated="1001"/>
        </table:table-row>
        <table:table-row table:style-name="ro2">
          <table:table-cell table:style-name="ce8" office:value-type="float" office:value="45">
            <text:p>45</text:p>
          </table:table-cell>
          <table:table-cell office:value-type="string">
            <text:p>K5</text:p>
          </table:table-cell>
          <table:table-cell office:value-type="string">
            <text:p>L4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6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15</text:p>
          </table:table-cell>
          <table:table-cell office:value-type="string">
            <text:p>I/O</text:p>
          </table:table-cell>
          <table:table-cell office:value-type="string">
            <text:p>TIOB1</text:p>
          </table:table-cell>
          <table:table-cell office:value-type="string">
            <text:p>I/O</text:p>
          </table:table-cell>
          <table:table-cell office:value-type="string">
            <text:p>PWMC0_ PWML2</text:p>
          </table:table-cell>
          <table:table-cell office:value-type="string">
            <text:p>O</text:p>
          </table:table-cell>
          <table:table-cell office:value-type="string">
            <text:p>I2SC0_DI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D15</text:p>
          </table:table-cell>
          <table:table-cell table:number-columns-repeated="1001"/>
        </table:table-row>
        <table:table-row table:style-name="ro2">
          <table:table-cell table:style-name="ce8" office:value-type="float" office:value="25">
            <text:p>25</text:p>
          </table:table-cell>
          <table:table-cell office:value-type="string">
            <text:p>J1</text:p>
          </table:table-cell>
          <table:table-cell office:value-type="string">
            <text:p>J4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7</text:p>
          </table:table-cell>
          <table:table-cell office:value-type="string">
            <text:p>I/O</text:p>
          </table:table-cell>
          <table:table-cell office:value-type="string">
            <text:p>AFE0_AD6(5)</text:p>
          </table:table-cell>
          <table:table-cell office:value-type="string">
            <text:p>I</text:p>
          </table:table-cell>
          <table:table-cell office:value-type="string">
            <text:p>QIO2</text:p>
          </table:table-cell>
          <table:table-cell office:value-type="string">
            <text:p>I/O</text:p>
          </table:table-cell>
          <table:table-cell office:value-type="string">
            <text:p>PCK1</text:p>
          </table:table-cell>
          <table:table-cell office:value-type="string">
            <text:p>O</text:p>
          </table:table-cell>
          <table:table-cell office:value-type="string">
            <text:p>PWMC0_ PWMH3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24">
            <text:p>24</text:p>
          </table:table-cell>
          <table:table-cell office:value-type="string">
            <text:p>H2</text:p>
          </table:table-cell>
          <table:table-cell office:value-type="string">
            <text:p>J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8</text:p>
          </table:table-cell>
          <table:table-cell office:value-type="string">
            <text:p>I/O</text:p>
          </table:table-cell>
          <table:table-cell office:value-type="string">
            <text:p>AFE0_AD7(5)</text:p>
          </table:table-cell>
          <table:table-cell office:value-type="string">
            <text:p>I</text:p>
          </table:table-cell>
          <table:table-cell office:value-type="string">
            <text:p>PWMC1_ PWMEXTR G1</text:p>
          </table:table-cell>
          <table:table-cell office:value-type="string">
            <text:p>I</text:p>
          </table:table-cell>
          <table:table-cell office:value-type="string">
            <text:p>PCK2</text:p>
          </table:table-cell>
          <table:table-cell office:value-type="string">
            <text:p>O</text:p>
          </table:table-cell>
          <table:table-cell office:value-type="string">
            <text:p>A14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23">
            <text:p>23</text:p>
          </table:table-cell>
          <table:table-cell office:value-type="string">
            <text:p>H1</text:p>
          </table:table-cell>
          <table:table-cell office:value-type="string">
            <text:p>J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9</text:p>
          </table:table-cell>
          <table:table-cell office:value-type="string">
            <text:p>I/O</text:p>
          </table:table-cell>
          <table:table-cell office:value-type="string">
            <text:p>AFE0_AD8/WKUP9(6)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WMC0_ PWML0</text:p>
          </table:table-cell>
          <table:table-cell office:value-type="string">
            <text:p>O</text:p>
          </table:table-cell>
          <table:table-cell office:value-type="string">
            <text:p>A15</text:p>
          </table:table-cell>
          <table:table-cell office:value-type="string">
            <text:p>O</text:p>
          </table:table-cell>
          <table:table-cell office:value-type="string">
            <text:p>I2SC1_M CK</text:p>
          </table:table-cell>
          <table:table-cell office:value-type="string">
            <text:p>O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22">
            <text:p>22</text:p>
          </table:table-cell>
          <table:table-cell office:value-type="string">
            <text:p>H3</text:p>
          </table:table-cell>
          <table:table-cell office:value-type="string">
            <text:p>J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20</text:p>
          </table:table-cell>
          <table:table-cell office:value-type="string">
            <text:p>I/O</text:p>
          </table:table-cell>
          <table:table-cell office:value-type="string">
            <text:p>AFE0_AD9/ WKUP10(6)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WMC0_ PWML1</text:p>
          </table:table-cell>
          <table:table-cell office:value-type="string">
            <text:p>O</text:p>
          </table:table-cell>
          <table:table-cell office:value-type="string">
            <text:p>A16/BA0</text:p>
          </table:table-cell>
          <table:table-cell office:value-type="string">
            <text:p>O</text:p>
          </table:table-cell>
          <table:table-cell office:value-type="string">
            <text:p>I2SC1_C K</text:p>
          </table:table-cell>
          <table:table-cell office:value-type="string">
            <text:p>I/O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BA0</text:p>
          </table:table-cell>
          <table:table-cell table:number-columns-repeated="1001"/>
        </table:table-row>
        <table:table-row table:style-name="ro2">
          <table:table-cell table:style-name="ce8" office:value-type="float" office:value="32">
            <text:p>32</text:p>
          </table:table-cell>
          <table:table-cell office:value-type="string">
            <text:p>K2</text:p>
          </table:table-cell>
          <table:table-cell office:value-type="string">
            <text:p>M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21</text:p>
          </table:table-cell>
          <table:table-cell office:value-type="string">
            <text:p>I/O</text:p>
          </table:table-cell>
          <table:table-cell office:value-type="string">
            <text:p>AFE0_AD1/ PIODCEN2(8)</text:p>
          </table:table-cell>
          <table:table-cell office:value-type="string">
            <text:p>I</text:p>
          </table:table-cell>
          <table:table-cell office:value-type="string">
            <text:p>RXD1</text:p>
          </table:table-cell>
          <table:table-cell office:value-type="string">
            <text:p>I</text:p>
          </table:table-cell>
          <table:table-cell office:value-type="string">
            <text:p>PCK1</text:p>
          </table:table-cell>
          <table:table-cell office:value-type="string">
            <text:p>O</text:p>
          </table:table-cell>
          <table:table-cell office:value-type="string">
            <text:p>PWMC1_ PWMFI0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37">
            <text:p>37</text:p>
          </table:table-cell>
          <table:table-cell office:value-type="string">
            <text:p>K3</text:p>
          </table:table-cell>
          <table:table-cell office:value-type="string">
            <text:p>M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22</text:p>
          </table:table-cell>
          <table:table-cell office:value-type="string">
            <text:p>I/O</text:p>
          </table:table-cell>
          <table:table-cell office:value-type="string">
            <text:p>PIODCCL K(2)</text:p>
          </table:table-cell>
          <table:table-cell office:value-type="string">
            <text:p>I</text:p>
          </table:table-cell>
          <table:table-cell office:value-type="string">
            <text:p>RK</text:p>
          </table:table-cell>
          <table:table-cell office:value-type="string">
            <text:p>I/O</text:p>
          </table:table-cell>
          <table:table-cell office:value-type="string">
            <text:p>PWMC0_ PWMEXTR G1</text:p>
          </table:table-cell>
          <table:table-cell office:value-type="string">
            <text:p>I</text:p>
          </table:table-cell>
          <table:table-cell office:value-type="string">
            <text:p>NCS2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46">
            <text:p>46</text:p>
          </table:table-cell>
          <table:table-cell office:value-type="string">
            <text:p>L4</text:p>
          </table:table-cell>
          <table:table-cell office:value-type="string">
            <text:p>N5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23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SCK1</text:p>
          </table:table-cell>
          <table:table-cell office:value-type="string">
            <text:p>I/O</text:p>
          </table:table-cell>
          <table:table-cell office:value-type="string">
            <text:p>PWMC0_ PWMH0</text:p>
          </table:table-cell>
          <table:table-cell office:value-type="string">
            <text:p>O</text:p>
          </table:table-cell>
          <table:table-cell office:value-type="string">
            <text:p>A19</text:p>
          </table:table-cell>
          <table:table-cell office:value-type="string">
            <text:p>O</text:p>
          </table:table-cell>
          <table:table-cell office:value-type="string">
            <text:p>PWMC1_ PWML2</text:p>
          </table:table-cell>
          <table:table-cell office:value-type="string">
            <text:p>O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56">
            <text:p>56</text:p>
          </table:table-cell>
          <table:table-cell office:value-type="string">
            <text:p>L7</text:p>
          </table:table-cell>
          <table:table-cell office:value-type="string">
            <text:p>N8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24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RTS1</text:p>
          </table:table-cell>
          <table:table-cell office:value-type="string">
            <text:p>O</text:p>
          </table:table-cell>
          <table:table-cell office:value-type="string">
            <text:p>PWMC0_ PWMH1</text:p>
          </table:table-cell>
          <table:table-cell office:value-type="string">
            <text:p>O</text:p>
          </table:table-cell>
          <table:table-cell office:value-type="string">
            <text:p>A20</text:p>
          </table:table-cell>
          <table:table-cell office:value-type="string">
            <text:p>O</text:p>
          </table:table-cell>
          <table:table-cell office:value-type="string">
            <text:p>ISI_PCK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59">
            <text:p>59</text:p>
          </table:table-cell>
          <table:table-cell office:value-type="string">
            <text:p>K8</text:p>
          </table:table-cell>
          <table:table-cell office:value-type="string">
            <text:p>L8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25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CTS1</text:p>
          </table:table-cell>
          <table:table-cell office:value-type="string">
            <text:p>I</text:p>
          </table:table-cell>
          <table:table-cell office:value-type="string">
            <text:p>PWMC0_ PWMH2</text:p>
          </table:table-cell>
          <table:table-cell office:value-type="string">
            <text:p>O</text:p>
          </table:table-cell>
          <table:table-cell office:value-type="string">
            <text:p>A23</text:p>
          </table:table-cell>
          <table:table-cell office:value-type="string">
            <text:p>O</text:p>
          </table:table-cell>
          <table:table-cell office:value-type="string">
            <text:p>MCCK</text:p>
          </table:table-cell>
          <table:table-cell office:value-type="string">
            <text:p>O</text:p>
          </table:table-cell>
          <table:table-cell office:value-type="string">
            <text:p>PIO, I, PU, ST</text:p>
          </table:table-cell>
          <table:table-cell table:number-columns-repeated="4"/>
          <table:table-cell office:value-type="string">
            <text:p>MCCK</text:p>
          </table:table-cell>
          <table:table-cell table:number-columns-repeated="1000"/>
        </table:table-row>
        <table:table-row table:style-name="ro2">
          <table:table-cell table:style-name="ce8" office:value-type="float" office:value="62">
            <text:p>62</text:p>
          </table:table-cell>
          <table:table-cell office:value-type="string">
            <text:p>J8</text:p>
          </table:table-cell>
          <table:table-cell office:value-type="string">
            <text:p>M9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A26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CD1</text:p>
          </table:table-cell>
          <table:table-cell office:value-type="string">
            <text:p>I</text:p>
          </table:table-cell>
          <table:table-cell office:value-type="string">
            <text:p>TIOA2</text:p>
          </table:table-cell>
          <table:table-cell office:value-type="string">
            <text:p>O</text:p>
          </table:table-cell>
          <table:table-cell office:value-type="string">
            <text:p>MCDA2</text:p>
          </table:table-cell>
          <table:table-cell office:value-type="string">
            <text:p>I/O</text:p>
          </table:table-cell>
          <table:table-cell office:value-type="string">
            <text:p>PWMC1_ PWMFI1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4"/>
          <table:table-cell office:value-type="string">
            <text:p>MCDA2</text:p>
          </table:table-cell>
          <table:table-cell table:number-columns-repeated="1000"/>
        </table:table-row>
        <table:table-row table:style-name="ro2">
          <table:table-cell table:style-name="ce8" office:value-type="float" office:value="70">
            <text:p>70</text:p>
          </table:table-cell>
          <table:table-cell office:value-type="string">
            <text:p>J10</text:p>
          </table:table-cell>
          <table:table-cell office:value-type="string">
            <text:p>N1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27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TR1</text:p>
          </table:table-cell>
          <table:table-cell office:value-type="string">
            <text:p>O</text:p>
          </table:table-cell>
          <table:table-cell office:value-type="string">
            <text:p>TIOB2</text:p>
          </table:table-cell>
          <table:table-cell office:value-type="string">
            <text:p>I/O</text:p>
          </table:table-cell>
          <table:table-cell office:value-type="string">
            <text:p>MCDA3</text:p>
          </table:table-cell>
          <table:table-cell office:value-type="string">
            <text:p>I/O</text:p>
          </table:table-cell>
          <table:table-cell office:value-type="string">
            <text:p>ISI_D7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4"/>
          <table:table-cell office:value-type="string">
            <text:p>MCDA3</text:p>
          </table:table-cell>
          <table:table-cell table:number-columns-repeated="1000"/>
        </table:table-row>
        <table:table-row table:style-name="ro2">
          <table:table-cell table:style-name="ce8" office:value-type="float" office:value="112">
            <text:p>112</text:p>
          </table:table-cell>
          <table:table-cell office:value-type="string">
            <text:p>C9</text:p>
          </table:table-cell>
          <table:table-cell office:value-type="string">
            <text:p>C11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A28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SR1</text:p>
          </table:table-cell>
          <table:table-cell office:value-type="string">
            <text:p>I</text:p>
          </table:table-cell>
          <table:table-cell office:value-type="string">
            <text:p>TCLK1</text:p>
          </table:table-cell>
          <table:table-cell office:value-type="string">
            <text:p>I</text:p>
          </table:table-cell>
          <table:table-cell office:value-type="string">
            <text:p>MCCDA</text:p>
          </table:table-cell>
          <table:table-cell office:value-type="string">
            <text:p>I/O</text:p>
          </table:table-cell>
          <table:table-cell office:value-type="string">
            <text:p>PWMC1_ PWMFI2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4"/>
          <table:table-cell office:value-type="string">
            <text:p>MCCDA</text:p>
          </table:table-cell>
          <table:table-cell table:number-columns-repeated="1000"/>
        </table:table-row>
        <table:table-row table:style-name="ro2">
          <table:table-cell table:style-name="ce8" office:value-type="float" office:value="129">
            <text:p>129</text:p>
          </table:table-cell>
          <table:table-cell office:value-type="string">
            <text:p>A6</text:p>
          </table:table-cell>
          <table:table-cell office:value-type="string">
            <text:p>A7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A29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RI1</text:p>
          </table:table-cell>
          <table:table-cell office:value-type="string">
            <text:p>I</text:p>
          </table:table-cell>
          <table:table-cell office:value-type="string">
            <text:p>TCLK2</text:p>
          </table:table-cell>
          <table:table-cell office:value-type="string">
            <text:p>I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116">
            <text:p>116</text:p>
          </table:table-cell>
          <table:table-cell office:value-type="string">
            <text:p>A10</text:p>
          </table:table-cell>
          <table:table-cell office:value-type="string">
            <text:p>A11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A30</text:p>
          </table:table-cell>
          <table:table-cell office:value-type="string">
            <text:p>I/O</text:p>
          </table:table-cell>
          <table:table-cell office:value-type="string">
            <text:p>WKUP11(1)</text:p>
          </table:table-cell>
          <table:table-cell office:value-type="string">
            <text:p>I</text:p>
          </table:table-cell>
          <table:table-cell office:value-type="string">
            <text:p>PWMC0_ PWML2</text:p>
          </table:table-cell>
          <table:table-cell office:value-type="string">
            <text:p>O</text:p>
          </table:table-cell>
          <table:table-cell office:value-type="string">
            <text:p>PWMC1_ PWMEXTR G0</text:p>
          </table:table-cell>
          <table:table-cell office:value-type="string">
            <text:p>I</text:p>
          </table:table-cell>
          <table:table-cell office:value-type="string">
            <text:p>MCDA0</text:p>
          </table:table-cell>
          <table:table-cell office:value-type="string">
            <text:p>I/O</text:p>
          </table:table-cell>
          <table:table-cell office:value-type="string">
            <text:p>I2SC0_D O</text:p>
          </table:table-cell>
          <table:table-cell office:value-type="string">
            <text:p>O</text:p>
          </table:table-cell>
          <table:table-cell office:value-type="string">
            <text:p>PIO, I, PU, ST</text:p>
          </table:table-cell>
          <table:table-cell table:number-columns-repeated="4"/>
          <table:table-cell office:value-type="string">
            <text:p>MCDA0</text:p>
          </table:table-cell>
          <table:table-cell table:number-columns-repeated="1000"/>
        </table:table-row>
        <table:table-row table:style-name="ro2">
          <table:table-cell table:style-name="ce8" office:value-type="float" office:value="118">
            <text:p>118</text:p>
          </table:table-cell>
          <table:table-cell office:value-type="string">
            <text:p>C8</text:p>
          </table:table-cell>
          <table:table-cell office:value-type="string">
            <text:p>C10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3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SPI0_NP CS1</text:p>
          </table:table-cell>
          <table:table-cell office:value-type="string">
            <text:p>I/O</text:p>
          </table:table-cell>
          <table:table-cell office:value-type="string">
            <text:p>PCK2</text:p>
          </table:table-cell>
          <table:table-cell office:value-type="string">
            <text:p>O</text:p>
          </table:table-cell>
          <table:table-cell office:value-type="string">
            <text:p>MCDA1</text:p>
          </table:table-cell>
          <table:table-cell office:value-type="string">
            <text:p>I/O</text:p>
          </table:table-cell>
          <table:table-cell office:value-type="string">
            <text:p>PWMC1_ PWMH2</text:p>
          </table:table-cell>
          <table:table-cell office:value-type="string">
            <text:p>O</text:p>
          </table:table-cell>
          <table:table-cell office:value-type="string">
            <text:p>PIO, I, PU, ST</text:p>
          </table:table-cell>
          <table:table-cell table:number-columns-repeated="4"/>
          <table:table-cell office:value-type="string">
            <text:p>MCDA1</text:p>
          </table:table-cell>
          <table:table-cell table:number-columns-repeated="1000"/>
        </table:table-row>
        <table:table-row table:style-name="ro2">
          <table:table-cell table:style-name="ce8" office:value-type="float" office:value="21">
            <text:p>21</text:p>
          </table:table-cell>
          <table:table-cell office:value-type="string">
            <text:p>H4</text:p>
          </table:table-cell>
          <table:table-cell office:value-type="string">
            <text:p>H2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B0</text:p>
          </table:table-cell>
          <table:table-cell office:value-type="string">
            <text:p>I/O</text:p>
          </table:table-cell>
          <table:table-cell office:value-type="string">
            <text:p>AFE0_AD10/ RTCOUT0(7)</text:p>
          </table:table-cell>
          <table:table-cell office:value-type="string">
            <text:p>I</text:p>
          </table:table-cell>
          <table:table-cell office:value-type="string">
            <text:p>PWMC0_ PWMH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RXD0</text:p>
          </table:table-cell>
          <table:table-cell office:value-type="string">
            <text:p>I</text:p>
          </table:table-cell>
          <table:table-cell office:value-type="string">
            <text:p>TF</text:p>
          </table:table-cell>
          <table:table-cell office:value-type="string">
            <text:p>I/O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20">
            <text:p>20</text:p>
          </table:table-cell>
          <table:table-cell office:value-type="string">
            <text:p>G3</text:p>
          </table:table-cell>
          <table:table-cell office:value-type="string">
            <text:p>H1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B1</text:p>
          </table:table-cell>
          <table:table-cell office:value-type="string">
            <text:p>I/O</text:p>
          </table:table-cell>
          <table:table-cell office:value-type="string">
            <text:p>AFE1_AD0 / RTCOUT1(7)</text:p>
          </table:table-cell>
          <table:table-cell office:value-type="string">
            <text:p>I</text:p>
          </table:table-cell>
          <table:table-cell office:value-type="string">
            <text:p>PWMC0_ PWMH1</text:p>
          </table:table-cell>
          <table:table-cell office:value-type="string">
            <text:p>O</text:p>
          </table:table-cell>
          <table:table-cell office:value-type="string">
            <text:p>GTSUCO MP</text:p>
          </table:table-cell>
          <table:table-cell office:value-type="string">
            <text:p>O</text:p>
          </table:table-cell>
          <table:table-cell office:value-type="string">
            <text:p>TXD0</text:p>
          </table:table-cell>
          <table:table-cell office:value-type="string">
            <text:p>I/O</text:p>
          </table:table-cell>
          <table:table-cell office:value-type="string">
            <text:p>TK</text:p>
          </table:table-cell>
          <table:table-cell office:value-type="string">
            <text:p>I/O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26">
            <text:p>26</text:p>
          </table:table-cell>
          <table:table-cell office:value-type="string">
            <text:p>J2</text:p>
          </table:table-cell>
          <table:table-cell office:value-type="string">
            <text:p>K1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B2</text:p>
          </table:table-cell>
          <table:table-cell office:value-type="string">
            <text:p>I/O</text:p>
          </table:table-cell>
          <table:table-cell office:value-type="string">
            <text:p>AFE0_AD5(5)</text:p>
          </table:table-cell>
          <table:table-cell office:value-type="string">
            <text:p>I</text:p>
          </table:table-cell>
          <table:table-cell office:value-type="string">
            <text:p>CANTX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CTS0</text:p>
          </table:table-cell>
          <table:table-cell office:value-type="string">
            <text:p>I</text:p>
          </table:table-cell>
          <table:table-cell office:value-type="string">
            <text:p>SPI0_NP CS0</text:p>
          </table:table-cell>
          <table:table-cell office:value-type="string">
            <text:p>I/O</text:p>
          </table:table-cell>
          <table:table-cell office:value-type="string">
            <text:p>PIO, I, PU, ST</text:p>
          </table:table-cell>
          <table:table-cell table:number-columns-repeated="2"/>
          <table:table-cell office:value-type="string">
            <text:p>CANTX0</text:p>
          </table:table-cell>
          <table:table-cell table:number-columns-repeated="1002"/>
        </table:table-row>
        <table:table-row table:style-name="ro2">
          <table:table-cell table:style-name="ce8" office:value-type="float" office:value="31">
            <text:p>31</text:p>
          </table:table-cell>
          <table:table-cell office:value-type="string">
            <text:p>J3</text:p>
          </table:table-cell>
          <table:table-cell office:value-type="string">
            <text:p>L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B3</text:p>
          </table:table-cell>
          <table:table-cell office:value-type="string">
            <text:p>I/O</text:p>
          </table:table-cell>
          <table:table-cell office:value-type="string">
            <text:p>AFE0_AD2/ WKUP12(6)</text:p>
          </table:table-cell>
          <table:table-cell office:value-type="string">
            <text:p>I</text:p>
          </table:table-cell>
          <table:table-cell office:value-type="string">
            <text:p>CANRX0</text:p>
          </table:table-cell>
          <table:table-cell office:value-type="string">
            <text:p>I</text:p>
          </table:table-cell>
          <table:table-cell office:value-type="string">
            <text:p>PCK2</text:p>
          </table:table-cell>
          <table:table-cell office:value-type="string">
            <text:p>O</text:p>
          </table:table-cell>
          <table:table-cell office:value-type="string">
            <text:p>RTS0</text:p>
          </table:table-cell>
          <table:table-cell office:value-type="string">
            <text:p>O</text:p>
          </table:table-cell>
          <table:table-cell office:value-type="string">
            <text:p>ISI_D2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2"/>
          <table:table-cell office:value-type="string">
            <text:p>CANRX0</text:p>
          </table:table-cell>
          <table:table-cell table:number-columns-repeated="1002"/>
        </table:table-row>
        <table:table-row table:style-name="ro2">
          <table:table-cell table:style-name="ce8" office:value-type="float" office:value="105">
            <text:p>105</text:p>
          </table:table-cell>
          <table:table-cell office:value-type="string">
            <text:p>A12</text:p>
          </table:table-cell>
          <table:table-cell office:value-type="string">
            <text:p>C13</text:p>
          </table:table-cell>
          <table:table-cell office:value-type="string">
            <text:p>VDDIO</text:p>
          </table:table-cell>
          <table:table-cell office:value-type="string">
            <text:p>GPIO_ML B</text:p>
          </table:table-cell>
          <table:table-cell office:value-type="string">
            <text:p>PB4</text:p>
          </table:table-cell>
          <table:table-cell office:value-type="string">
            <text:p>I/O</text:p>
          </table:table-cell>
          <table:table-cell office:value-type="string">
            <text:p>TDI(9)</text:p>
          </table:table-cell>
          <table:table-cell office:value-type="string">
            <text:p>I</text:p>
          </table:table-cell>
          <table:table-cell office:value-type="string">
            <text:p>TWD1</text:p>
          </table:table-cell>
          <table:table-cell office:value-type="string">
            <text:p>I/O</text:p>
          </table:table-cell>
          <table:table-cell office:value-type="string">
            <text:p>PWMC0_ PWMH2</text:p>
          </table:table-cell>
          <table:table-cell office:value-type="string">
            <text:p>O</text:p>
          </table:table-cell>
          <table:table-cell office:value-type="string">
            <text:p>MLBCLK</text:p>
          </table:table-cell>
          <table:table-cell office:value-type="string">
            <text:p>I</text:p>
          </table:table-cell>
          <table:table-cell office:value-type="string">
            <text:p>TXD1</text:p>
          </table:table-cell>
          <table:table-cell office:value-type="string">
            <text:p>I/O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109">
            <text:p>109</text:p>
          </table:table-cell>
          <table:table-cell office:value-type="string">
            <text:p>C10</text:p>
          </table:table-cell>
          <table:table-cell office:value-type="string">
            <text:p>C12</text:p>
          </table:table-cell>
          <table:table-cell office:value-type="string">
            <text:p>VDDIO</text:p>
          </table:table-cell>
          <table:table-cell office:value-type="string">
            <text:p>GPIO_ML B</text:p>
          </table:table-cell>
          <table:table-cell office:value-type="string">
            <text:p>PB5</text:p>
          </table:table-cell>
          <table:table-cell office:value-type="string">
            <text:p>I/O</text:p>
          </table:table-cell>
          <table:table-cell office:value-type="string">
            <text:p>TDO/TRA CESWO/ WKUP13(9)</text:p>
          </table:table-cell>
          <table:table-cell office:value-type="string">
            <text:p>O</text:p>
          </table:table-cell>
          <table:table-cell office:value-type="string">
            <text:p>TWCK1</text:p>
          </table:table-cell>
          <table:table-cell office:value-type="string">
            <text:p>O</text:p>
          </table:table-cell>
          <table:table-cell office:value-type="string">
            <text:p>PWMC0_ PWML0</text:p>
          </table:table-cell>
          <table:table-cell office:value-type="string">
            <text:p>O</text:p>
          </table:table-cell>
          <table:table-cell office:value-type="string">
            <text:p>MLBDAT</text:p>
          </table:table-cell>
          <table:table-cell office:value-type="string">
            <text:p>I/O</text:p>
          </table:table-cell>
          <table:table-cell office:value-type="string">
            <text:p>TD</text:p>
          </table:table-cell>
          <table:table-cell office:value-type="string">
            <text:p>O</text:p>
          </table:table-cell>
          <table:table-cell office:value-type="string">
            <text:p>O, PU</text:p>
          </table:table-cell>
          <table:table-cell table:number-columns-repeated="1005"/>
        </table:table-row>
        <table:table-row table:style-name="ro2">
          <table:table-cell table:style-name="ce8" office:value-type="float" office:value="79">
            <text:p>79</text:p>
          </table:table-cell>
          <table:table-cell office:value-type="string">
            <text:p>J11</text:p>
          </table:table-cell>
          <table:table-cell office:value-type="string">
            <text:p>K11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B6</text:p>
          </table:table-cell>
          <table:table-cell office:value-type="string">
            <text:p>I/O</text:p>
          </table:table-cell>
          <table:table-cell office:value-type="string">
            <text:p>SWDIO/T MS(9)</text:p>
          </table:table-cell>
          <table:table-cell office:value-type="string">
            <text:p>I</text:p>
          </table:table-cell>
          <table:table-cell table:number-columns-repeated="8" office:value-type="string">
            <text:p>–</text:p>
          </table:table-cell>
          <table:table-cell office:value-type="string">
            <text:p>PIO,I,ST</text:p>
          </table:table-cell>
          <table:table-cell table:number-columns-repeated="6"/>
          <table:table-cell office:value-type="string">
            <text:p>SWDIO</text:p>
          </table:table-cell>
          <table:table-cell table:number-columns-repeated="998"/>
        </table:table-row>
        <table:table-row table:style-name="ro2">
          <table:table-cell table:style-name="ce8" office:value-type="float" office:value="89">
            <text:p>89</text:p>
          </table:table-cell>
          <table:table-cell office:value-type="string">
            <text:p>F9</text:p>
          </table:table-cell>
          <table:table-cell office:value-type="string">
            <text:p>H13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B7</text:p>
          </table:table-cell>
          <table:table-cell office:value-type="string">
            <text:p>I/O</text:p>
          </table:table-cell>
          <table:table-cell office:value-type="string">
            <text:p>SWCLK/TC K(9)</text:p>
          </table:table-cell>
          <table:table-cell office:value-type="string">
            <text:p>I</text:p>
          </table:table-cell>
          <table:table-cell table:number-columns-repeated="8" office:value-type="string">
            <text:p>–</text:p>
          </table:table-cell>
          <table:table-cell office:value-type="string">
            <text:p>PIO,I,ST</text:p>
          </table:table-cell>
          <table:table-cell table:number-columns-repeated="6"/>
          <table:table-cell office:value-type="string">
            <text:p>SWCLK</text:p>
          </table:table-cell>
          <table:table-cell table:number-columns-repeated="998"/>
        </table:table-row>
        <table:table-row table:style-name="ro4">
          <table:table-cell table:style-name="ce8" office:value-type="float" office:value="141">
            <text:p>141</text:p>
          </table:table-cell>
          <table:table-cell office:value-type="string">
            <text:p>A3</text:p>
          </table:table-cell>
          <table:table-cell office:value-type="string">
            <text:p>B2</text:p>
          </table:table-cell>
          <table:table-cell office:value-type="string">
            <text:p>VDDIO</text:p>
          </table:table-cell>
          <table:table-cell office:value-type="string">
            <text:p>CLOCK</text:p>
          </table:table-cell>
          <table:table-cell office:value-type="string">
            <text:p>PB8</text:p>
          </table:table-cell>
          <table:table-cell office:value-type="string">
            <text:p>I/O</text:p>
          </table:table-cell>
          <table:table-cell office:value-type="string">
            <text:p>XOUT(10)</text:p>
          </table:table-cell>
          <table:table-cell office:value-type="string">
            <text:p>O</text:p>
          </table:table-cell>
          <table:table-cell table:number-columns-repeated="8" office:value-type="string">
            <text:p>–</text:p>
          </table:table-cell>
          <table:table-cell office:value-type="string">
            <text:p>PIO, HiZ</text:p>
          </table:table-cell>
          <table:table-cell table:number-columns-repeated="5"/>
          <table:table-cell table:style-name="Default" office:value-type="string">
            <text:p>XTAL_NC</text:p>
          </table:table-cell>
          <table:table-cell table:number-columns-repeated="999"/>
        </table:table-row>
        <table:table-row table:style-name="ro5">
          <table:table-cell table:style-name="ce8" office:value-type="float" office:value="142">
            <text:p>142</text:p>
          </table:table-cell>
          <table:table-cell table:number-columns-repeated="2" office:value-type="string">
            <text:p>A2</text:p>
          </table:table-cell>
          <table:table-cell office:value-type="string">
            <text:p>VDDIO</text:p>
          </table:table-cell>
          <table:table-cell office:value-type="string">
            <text:p>CLOCK</text:p>
          </table:table-cell>
          <table:table-cell office:value-type="string">
            <text:p>PB9</text:p>
          </table:table-cell>
          <table:table-cell office:value-type="string">
            <text:p>I/O</text:p>
          </table:table-cell>
          <table:table-cell office:value-type="string">
            <text:p>XIN(10)</text:p>
          </table:table-cell>
          <table:table-cell office:value-type="string">
            <text:p>I</text:p>
          </table:table-cell>
          <table:table-cell table:number-columns-repeated="8" office:value-type="string">
            <text:p>–</text:p>
          </table:table-cell>
          <table:table-cell office:value-type="string">
            <text:p>PIO, HiZ</text:p>
          </table:table-cell>
          <table:table-cell table:number-columns-repeated="5"/>
          <table:table-cell table:style-name="Default" office:value-type="string">
            <text:p>XTAL</text:p>
          </table:table-cell>
          <table:table-cell table:number-columns-repeated="999"/>
        </table:table-row>
        <table:table-row table:style-name="ro2">
          <table:table-cell table:style-name="ce8" office:value-type="float" office:value="87">
            <text:p>87</text:p>
          </table:table-cell>
          <table:table-cell office:value-type="string">
            <text:p>G12</text:p>
          </table:table-cell>
          <table:table-cell office:value-type="string">
            <text:p>J10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B12</text:p>
          </table:table-cell>
          <table:table-cell office:value-type="string">
            <text:p>I/O</text:p>
          </table:table-cell>
          <table:table-cell office:value-type="string">
            <text:p>ERASE(9)</text:p>
          </table:table-cell>
          <table:table-cell office:value-type="string">
            <text:p>I</text:p>
          </table:table-cell>
          <table:table-cell office:value-type="string">
            <text:p>PWMC0_ PWML1</text:p>
          </table:table-cell>
          <table:table-cell office:value-type="string">
            <text:p>O</text:p>
          </table:table-cell>
          <table:table-cell office:value-type="string">
            <text:p>GTSUCO MP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CK0</text:p>
          </table:table-cell>
          <table:table-cell office:value-type="string">
            <text:p>O</text:p>
          </table:table-cell>
          <table:table-cell office:value-type="string">
            <text:p>PIO, I, PD, ST</text:p>
          </table:table-cell>
          <table:table-cell table:number-columns-repeated="5"/>
          <table:table-cell table:style-name="Default"/>
          <table:table-cell table:number-columns-repeated="999"/>
        </table:table-row>
        <table:table-row table:style-name="ro2">
          <table:table-cell table:style-name="ce8" office:value-type="float" office:value="144">
            <text:p>144</text:p>
          </table:table-cell>
          <table:table-cell office:value-type="string">
            <text:p>B2</text:p>
          </table:table-cell>
          <table:table-cell office:value-type="string">
            <text:p>A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B13</text:p>
          </table:table-cell>
          <table:table-cell office:value-type="string">
            <text:p>I/O</text:p>
          </table:table-cell>
          <table:table-cell office:value-type="string">
            <text:p>DAC0(11)</text:p>
          </table:table-cell>
          <table:table-cell office:value-type="string">
            <text:p>O</text:p>
          </table:table-cell>
          <table:table-cell office:value-type="string">
            <text:p>PWMC0_ PWML2</text:p>
          </table:table-cell>
          <table:table-cell office:value-type="string">
            <text:p>O</text:p>
          </table:table-cell>
          <table:table-cell office:value-type="string">
            <text:p>PCK0</text:p>
          </table:table-cell>
          <table:table-cell office:value-type="string">
            <text:p>O</text:p>
          </table:table-cell>
          <table:table-cell office:value-type="string">
            <text:p>SCK0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11">
            <text:p>11</text:p>
          </table:table-cell>
          <table:table-cell office:value-type="string">
            <text:p>E4</text:p>
          </table:table-cell>
          <table:table-cell office:value-type="string">
            <text:p>F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0</text:p>
          </table:table-cell>
          <table:table-cell office:value-type="string">
            <text:p>I/O</text:p>
          </table:table-cell>
          <table:table-cell office:value-type="string">
            <text:p>AFE1_AD9(5)</text:p>
          </table:table-cell>
          <table:table-cell office:value-type="string">
            <text:p>I</text:p>
          </table:table-cell>
          <table:table-cell office:value-type="string">
            <text:p>D0</text:p>
          </table:table-cell>
          <table:table-cell office:value-type="string">
            <text:p>I/O</text:p>
          </table:table-cell>
          <table:table-cell office:value-type="string">
            <text:p>PWMC0_ PWML0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2"/>
          <table:table-cell table:style-name="Default"/>
          <table:table-cell office:value-type="string">
            <text:p>D0</text:p>
          </table:table-cell>
          <table:table-cell table:number-columns-repeated="1001"/>
        </table:table-row>
        <table:table-row table:style-name="ro2">
          <table:table-cell table:style-name="ce8" office:value-type="float" office:value="38">
            <text:p>38</text:p>
          </table:table-cell>
          <table:table-cell office:value-type="string">
            <text:p>J4</text:p>
          </table:table-cell>
          <table:table-cell office:value-type="string">
            <text:p>M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1</text:p>
          </table:table-cell>
          <table:table-cell office:value-type="string">
            <text:p>I/O</text:p>
          </table:table-cell>
          <table:table-cell office:value-type="string">
            <text:p>PWMC0_ PWML1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2"/>
          <table:table-cell table:style-name="Default"/>
          <table:table-cell office:value-type="string">
            <text:p>D1</text:p>
          </table:table-cell>
          <table:table-cell table:number-columns-repeated="1001"/>
        </table:table-row>
        <table:table-row table:style-name="ro2">
          <table:table-cell table:style-name="ce8" office:value-type="float" office:value="39">
            <text:p>39</text:p>
          </table:table-cell>
          <table:table-cell office:value-type="string">
            <text:p>K4</text:p>
          </table:table-cell>
          <table:table-cell office:value-type="string">
            <text:p>N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2</text:p>
          </table:table-cell>
          <table:table-cell office:value-type="string">
            <text:p>I/O</text:p>
          </table:table-cell>
          <table:table-cell office:value-type="string">
            <text:p>PWMC0_ PWML2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2"/>
          <table:table-cell table:style-name="Default"/>
          <table:table-cell office:value-type="string">
            <text:p>D2</text:p>
          </table:table-cell>
          <table:table-cell table:number-columns-repeated="1001"/>
        </table:table-row>
        <table:table-row table:style-name="ro2">
          <table:table-cell table:style-name="ce8" office:value-type="float" office:value="40">
            <text:p>40</text:p>
          </table:table-cell>
          <table:table-cell office:value-type="string">
            <text:p>L3</text:p>
          </table:table-cell>
          <table:table-cell office:value-type="string">
            <text:p>N4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3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3</text:p>
          </table:table-cell>
          <table:table-cell office:value-type="string">
            <text:p>I/O</text:p>
          </table:table-cell>
          <table:table-cell office:value-type="string">
            <text:p>PWMC0_ PWML3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2"/>
          <table:table-cell table:style-name="Default"/>
          <table:table-cell office:value-type="string">
            <text:p>D3</text:p>
          </table:table-cell>
          <table:table-cell table:number-columns-repeated="1001"/>
        </table:table-row>
        <table:table-row table:style-name="ro2">
          <table:table-cell table:style-name="ce8" office:value-type="float" office:value="41">
            <text:p>41</text:p>
          </table:table-cell>
          <table:table-cell office:value-type="string">
            <text:p>J5</text:p>
          </table:table-cell>
          <table:table-cell office:value-type="string">
            <text:p>L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4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4</text:p>
          </table:table-cell>
          <table:table-cell office:value-type="string">
            <text:p>I/O</text:p>
          </table:table-cell>
          <table:table-cell table:number-columns-repeated="6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2"/>
          <table:table-cell table:style-name="Default"/>
          <table:table-cell office:value-type="string">
            <text:p>D4</text:p>
          </table:table-cell>
          <table:table-cell table:number-columns-repeated="1001"/>
        </table:table-row>
        <table:table-row table:style-name="ro2">
          <table:table-cell table:style-name="ce8" office:value-type="float" office:value="58">
            <text:p>58</text:p>
          </table:table-cell>
          <table:table-cell office:value-type="string">
            <text:p>L8</text:p>
          </table:table-cell>
          <table:table-cell office:value-type="string">
            <text:p>M8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5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5</text:p>
          </table:table-cell>
          <table:table-cell office:value-type="string">
            <text:p>I/O</text:p>
          </table:table-cell>
          <table:table-cell office:value-type="string">
            <text:p>TIOA6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2"/>
          <table:table-cell table:style-name="Default"/>
          <table:table-cell office:value-type="string">
            <text:p>D5</text:p>
          </table:table-cell>
          <table:table-cell table:number-columns-repeated="1001"/>
        </table:table-row>
        <table:table-row table:style-name="ro2">
          <table:table-cell table:style-name="ce8" office:value-type="float" office:value="54">
            <text:p>54</text:p>
          </table:table-cell>
          <table:table-cell office:value-type="string">
            <text:p>K7</text:p>
          </table:table-cell>
          <table:table-cell office:value-type="string">
            <text:p>L7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6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6</text:p>
          </table:table-cell>
          <table:table-cell office:value-type="string">
            <text:p>I/O</text:p>
          </table:table-cell>
          <table:table-cell office:value-type="string">
            <text:p>TIOB6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2"/>
          <table:table-cell table:style-name="Default"/>
          <table:table-cell office:value-type="string">
            <text:p>D6</text:p>
          </table:table-cell>
          <table:table-cell table:number-columns-repeated="1001"/>
        </table:table-row>
        <table:table-row table:style-name="ro2">
          <table:table-cell table:style-name="ce8" office:value-type="float" office:value="48">
            <text:p>48</text:p>
          </table:table-cell>
          <table:table-cell office:value-type="string">
            <text:p>M4</text:p>
          </table:table-cell>
          <table:table-cell office:value-type="string">
            <text:p>L5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7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7</text:p>
          </table:table-cell>
          <table:table-cell office:value-type="string">
            <text:p>I/O</text:p>
          </table:table-cell>
          <table:table-cell office:value-type="string">
            <text:p>TCLK6</text:p>
          </table:table-cell>
          <table:table-cell office:value-type="string">
            <text:p>I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2"/>
          <table:table-cell table:style-name="Default"/>
          <table:table-cell office:value-type="string">
            <text:p>D7</text:p>
          </table:table-cell>
          <table:table-cell table:number-columns-repeated="1001"/>
        </table:table-row>
        <table:table-row table:style-name="ro2">
          <table:table-cell table:style-name="ce8" office:value-type="float" office:value="82">
            <text:p>82</text:p>
          </table:table-cell>
          <table:table-cell office:value-type="string">
            <text:p>J12</text:p>
          </table:table-cell>
          <table:table-cell office:value-type="string">
            <text:p>K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8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NWR0/N WE</text:p>
          </table:table-cell>
          <table:table-cell office:value-type="string">
            <text:p>O</text:p>
          </table:table-cell>
          <table:table-cell office:value-type="string">
            <text:p>TIOA7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86">
            <text:p>86</text:p>
          </table:table-cell>
          <table:table-cell office:value-type="string">
            <text:p>G11</text:p>
          </table:table-cell>
          <table:table-cell office:value-type="string">
            <text:p>J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9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NANDOE</text:p>
          </table:table-cell>
          <table:table-cell office:value-type="string">
            <text:p>O</text:p>
          </table:table-cell>
          <table:table-cell office:value-type="string">
            <text:p>TIOB7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90">
            <text:p>90</text:p>
          </table:table-cell>
          <table:table-cell office:value-type="string">
            <text:p>F10</text:p>
          </table:table-cell>
          <table:table-cell office:value-type="string">
            <text:p>H1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0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NANDWE</text:p>
          </table:table-cell>
          <table:table-cell office:value-type="string">
            <text:p>O</text:p>
          </table:table-cell>
          <table:table-cell office:value-type="string">
            <text:p>TCLK7</text:p>
          </table:table-cell>
          <table:table-cell office:value-type="string">
            <text:p>I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94">
            <text:p>94</text:p>
          </table:table-cell>
          <table:table-cell office:value-type="string">
            <text:p>F11</text:p>
          </table:table-cell>
          <table:table-cell office:value-type="string">
            <text:p>F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NRD</text:p>
          </table:table-cell>
          <table:table-cell office:value-type="string">
            <text:p>O</text:p>
          </table:table-cell>
          <table:table-cell office:value-type="string">
            <text:p>TIOA8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3">
          <table:table-cell table:style-name="ce8" office:value-type="float" office:value="17">
            <text:p>17</text:p>
          </table:table-cell>
          <table:table-cell office:value-type="string">
            <text:p>F4</text:p>
          </table:table-cell>
          <table:table-cell office:value-type="string">
            <text:p>G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2</text:p>
          </table:table-cell>
          <table:table-cell office:value-type="string">
            <text:p>I/O</text:p>
          </table:table-cell>
          <table:table-cell office:value-type="string">
            <text:p>AFE1_AD3</text:p>
            <text:p>(5)</text:p>
          </table:table-cell>
          <table:table-cell office:value-type="string">
            <text:p>I</text:p>
          </table:table-cell>
          <table:table-cell office:value-type="string">
            <text:p>NCS3</text:p>
          </table:table-cell>
          <table:table-cell office:value-type="string">
            <text:p>O</text:p>
          </table:table-cell>
          <table:table-cell office:value-type="string">
            <text:p>TIOB8</text:p>
          </table:table-cell>
          <table:table-cell office:value-type="string">
            <text:p>I/O</text:p>
          </table:table-cell>
          <table:table-cell office:value-type="string">
            <text:p>CANRX1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2"/>
          <table:table-cell office:value-type="string">
            <text:p>CANRX1</text:p>
          </table:table-cell>
          <table:table-cell table:number-columns-repeated="1002"/>
        </table:table-row>
        <table:table-row table:style-name="ro3">
          <table:table-cell table:style-name="ce8" office:value-type="float" office:value="19">
            <text:p>19</text:p>
          </table:table-cell>
          <table:table-cell office:value-type="string">
            <text:p>G2</text:p>
          </table:table-cell>
          <table:table-cell office:value-type="string">
            <text:p>H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3</text:p>
          </table:table-cell>
          <table:table-cell office:value-type="string">
            <text:p>I/O</text:p>
          </table:table-cell>
          <table:table-cell office:value-type="string">
            <text:p>AFE1_AD1</text:p>
            <text:p>(5)</text:p>
          </table:table-cell>
          <table:table-cell office:value-type="string">
            <text:p>I</text:p>
          </table:table-cell>
          <table:table-cell office:value-type="string">
            <text:p>NWAIT</text:p>
          </table:table-cell>
          <table:table-cell office:value-type="string">
            <text:p>I</text:p>
          </table:table-cell>
          <table:table-cell office:value-type="string">
            <text:p>PWMC0_ PWMH3</text:p>
          </table:table-cell>
          <table:table-cell office:value-type="string">
            <text:p>O</text:p>
          </table:table-cell>
          <table:table-cell office:value-type="string">
            <text:p>SDA1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97">
            <text:p>97</text:p>
          </table:table-cell>
          <table:table-cell office:value-type="string">
            <text:p>E10</text:p>
          </table:table-cell>
          <table:table-cell office:value-type="string">
            <text:p>F1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4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NCS0</text:p>
          </table:table-cell>
          <table:table-cell office:value-type="string">
            <text:p>O</text:p>
          </table:table-cell>
          <table:table-cell office:value-type="string">
            <text:p>TCLK8</text:p>
          </table:table-cell>
          <table:table-cell office:value-type="string">
            <text:p>I</text:p>
          </table:table-cell>
          <table:table-cell office:value-type="string">
            <text:p>CANTX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2"/>
          <table:table-cell office:value-type="string">
            <text:p>CANTX1</text:p>
          </table:table-cell>
          <table:table-cell table:number-columns-repeated="1002"/>
        </table:table-row>
        <table:table-row table:style-name="ro3">
          <table:table-cell table:style-name="ce8" office:value-type="float" office:value="18">
            <text:p>18</text:p>
          </table:table-cell>
          <table:table-cell office:value-type="string">
            <text:p>G1</text:p>
          </table:table-cell>
          <table:table-cell office:value-type="string">
            <text:p>H4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5</text:p>
          </table:table-cell>
          <table:table-cell office:value-type="string">
            <text:p>I/O</text:p>
          </table:table-cell>
          <table:table-cell office:value-type="string">
            <text:p>AFE1_AD2</text:p>
            <text:p>(5)</text:p>
          </table:table-cell>
          <table:table-cell office:value-type="string">
            <text:p>I</text:p>
          </table:table-cell>
          <table:table-cell office:value-type="string">
            <text:p>NCS1/SD CS</text:p>
          </table:table-cell>
          <table:table-cell office:value-type="string">
            <text:p>O</text:p>
          </table:table-cell>
          <table:table-cell office:value-type="string">
            <text:p>PWMC0_ PWML3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2"/>
          <table:table-cell table:style-name="Default"/>
          <table:table-cell office:value-type="string">
            <text:p>SDCS</text:p>
          </table:table-cell>
          <table:table-cell table:number-columns-repeated="1001"/>
        </table:table-row>
        <table:table-row table:style-name="ro2">
          <table:table-cell table:style-name="ce8" office:value-type="float" office:value="100">
            <text:p>100</text:p>
          </table:table-cell>
          <table:table-cell office:value-type="string">
            <text:p>D11</text:p>
          </table:table-cell>
          <table:table-cell office:value-type="string">
            <text:p>E1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6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21/NAN DALE</text:p>
          </table:table-cell>
          <table:table-cell office:value-type="string">
            <text:p>O</text:p>
          </table:table-cell>
          <table:table-cell table:number-columns-repeated="6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2"/>
          <table:table-cell table:style-name="Default"/>
          <table:table-cell table:number-columns-repeated="1002"/>
        </table:table-row>
        <table:table-row table:style-name="ro2">
          <table:table-cell table:style-name="ce8" office:value-type="float" office:value="103">
            <text:p>103</text:p>
          </table:table-cell>
          <table:table-cell office:value-type="string">
            <text:p>B12</text:p>
          </table:table-cell>
          <table:table-cell office:value-type="string">
            <text:p>E10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7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22/NAN DCLE</text:p>
          </table:table-cell>
          <table:table-cell office:value-type="string">
            <text:p>O</text:p>
          </table:table-cell>
          <table:table-cell table:number-columns-repeated="6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2"/>
          <table:table-cell table:style-name="Default"/>
          <table:table-cell table:number-columns-repeated="1002"/>
        </table:table-row>
        <table:table-row table:style-name="ro2">
          <table:table-cell table:style-name="ce8" office:value-type="float" office:value="111">
            <text:p>111</text:p>
          </table:table-cell>
          <table:table-cell office:value-type="string">
            <text:p>B10</text:p>
          </table:table-cell>
          <table:table-cell office:value-type="string">
            <text:p>B1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8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0/NBS0</text:p>
          </table:table-cell>
          <table:table-cell office:value-type="string">
            <text:p>O</text:p>
          </table:table-cell>
          <table:table-cell office:value-type="string">
            <text:p>PWMC0_ PWML1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2"/>
          <table:table-cell table:style-name="Default"/>
          <table:table-cell office:value-type="string">
            <text:p>NBS0</text:p>
          </table:table-cell>
          <table:table-cell table:number-columns-repeated="1001"/>
        </table:table-row>
        <table:table-row table:style-name="ro2">
          <table:table-cell table:style-name="ce8" office:value-type="float" office:value="117">
            <text:p>117</text:p>
          </table:table-cell>
          <table:table-cell office:value-type="string">
            <text:p>D8</text:p>
          </table:table-cell>
          <table:table-cell office:value-type="string">
            <text:p>B10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9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1</text:p>
          </table:table-cell>
          <table:table-cell office:value-type="string">
            <text:p>O</text:p>
          </table:table-cell>
          <table:table-cell office:value-type="string">
            <text:p>PWMC0_ PWMH2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120">
            <text:p>120</text:p>
          </table:table-cell>
          <table:table-cell office:value-type="string">
            <text:p>A9</text:p>
          </table:table-cell>
          <table:table-cell office:value-type="string">
            <text:p>C9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0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2</text:p>
          </table:table-cell>
          <table:table-cell office:value-type="string">
            <text:p>O</text:p>
          </table:table-cell>
          <table:table-cell office:value-type="string">
            <text:p>PWMC0_ PWML2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A2</text:p>
          </table:table-cell>
          <table:table-cell table:number-columns-repeated="1001"/>
        </table:table-row>
        <table:table-row table:style-name="ro2">
          <table:table-cell table:style-name="ce8" office:value-type="float" office:value="122">
            <text:p>122</text:p>
          </table:table-cell>
          <table:table-cell office:value-type="string">
            <text:p>A7</text:p>
          </table:table-cell>
          <table:table-cell office:value-type="string">
            <text:p>A9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3</text:p>
          </table:table-cell>
          <table:table-cell office:value-type="string">
            <text:p>O</text:p>
          </table:table-cell>
          <table:table-cell office:value-type="string">
            <text:p>PWMC0_ PWMH3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A3</text:p>
          </table:table-cell>
          <table:table-cell table:number-columns-repeated="1001"/>
        </table:table-row>
        <table:table-row table:style-name="ro2">
          <table:table-cell table:style-name="ce8" office:value-type="float" office:value="124">
            <text:p>124</text:p>
          </table:table-cell>
          <table:table-cell office:value-type="string">
            <text:p>C7</text:p>
          </table:table-cell>
          <table:table-cell office:value-type="string">
            <text:p>A8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2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4</text:p>
          </table:table-cell>
          <table:table-cell office:value-type="string">
            <text:p>O</text:p>
          </table:table-cell>
          <table:table-cell office:value-type="string">
            <text:p>PWMC0_ PWML3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A4</text:p>
          </table:table-cell>
          <table:table-cell table:number-columns-repeated="1001"/>
        </table:table-row>
        <table:table-row table:style-name="ro2">
          <table:table-cell table:style-name="ce8" office:value-type="float" office:value="127">
            <text:p>127</text:p>
          </table:table-cell>
          <table:table-cell office:value-type="string">
            <text:p>C6</text:p>
          </table:table-cell>
          <table:table-cell office:value-type="string">
            <text:p>C7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3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5</text:p>
          </table:table-cell>
          <table:table-cell office:value-type="string">
            <text:p>O</text:p>
          </table:table-cell>
          <table:table-cell office:value-type="string">
            <text:p>TIOA3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A5</text:p>
          </table:table-cell>
          <table:table-cell table:number-columns-repeated="1001"/>
        </table:table-row>
        <table:table-row table:style-name="ro2">
          <table:table-cell table:style-name="ce8" office:value-type="float" office:value="130">
            <text:p>130</text:p>
          </table:table-cell>
          <table:table-cell office:value-type="string">
            <text:p>B6</text:p>
          </table:table-cell>
          <table:table-cell office:value-type="string">
            <text:p>D7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4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6</text:p>
          </table:table-cell>
          <table:table-cell office:value-type="string">
            <text:p>O</text:p>
          </table:table-cell>
          <table:table-cell office:value-type="string">
            <text:p>TIOB3</text:p>
          </table:table-cell>
          <table:table-cell office:value-type="string">
            <text:p>I/O</text:p>
          </table:table-cell>
          <table:table-cell office:value-type="string">
            <text:p>SPI1_SP CK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A6</text:p>
          </table:table-cell>
          <table:table-cell table:number-columns-repeated="1001"/>
        </table:table-row>
        <table:table-row table:style-name="ro2">
          <table:table-cell table:style-name="ce8" office:value-type="float" office:value="133">
            <text:p>133</text:p>
          </table:table-cell>
          <table:table-cell office:value-type="string">
            <text:p>C5</text:p>
          </table:table-cell>
          <table:table-cell office:value-type="string">
            <text:p>C6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5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7</text:p>
          </table:table-cell>
          <table:table-cell office:value-type="string">
            <text:p>O</text:p>
          </table:table-cell>
          <table:table-cell office:value-type="string">
            <text:p>TCLK3</text:p>
          </table:table-cell>
          <table:table-cell office:value-type="string">
            <text:p>I</text:p>
          </table:table-cell>
          <table:table-cell office:value-type="string">
            <text:p>SPI1_NP CS0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A7</text:p>
          </table:table-cell>
          <table:table-cell table:number-columns-repeated="1001"/>
        </table:table-row>
        <table:table-row table:style-name="ro2">
          <table:table-cell table:style-name="ce8" office:value-type="float" office:value="13">
            <text:p>13</text:p>
          </table:table-cell>
          <table:table-cell office:value-type="string">
            <text:p>F2</text:p>
          </table:table-cell>
          <table:table-cell office:value-type="string">
            <text:p>F4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6</text:p>
          </table:table-cell>
          <table:table-cell office:value-type="string">
            <text:p>I/O</text:p>
          </table:table-cell>
          <table:table-cell office:value-type="string">
            <text:p>AFE1_AD7(5)</text:p>
          </table:table-cell>
          <table:table-cell office:value-type="string">
            <text:p>I</text:p>
          </table:table-cell>
          <table:table-cell office:value-type="string">
            <text:p>A8</text:p>
          </table:table-cell>
          <table:table-cell office:value-type="string">
            <text:p>O</text:p>
          </table:table-cell>
          <table:table-cell office:value-type="string">
            <text:p>TIOA4</text:p>
          </table:table-cell>
          <table:table-cell office:value-type="string">
            <text:p>I/O</text:p>
          </table:table-cell>
          <table:table-cell office:value-type="string">
            <text:p>SPI1_MIS O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A8</text:p>
          </table:table-cell>
          <table:table-cell table:number-columns-repeated="1001"/>
        </table:table-row>
        <table:table-row table:style-name="ro2">
          <table:table-cell table:style-name="ce8" office:value-type="float" office:value="12">
            <text:p>12</text:p>
          </table:table-cell>
          <table:table-cell office:value-type="string">
            <text:p>E2</text:p>
          </table:table-cell>
          <table:table-cell office:value-type="string">
            <text:p>F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7</text:p>
          </table:table-cell>
          <table:table-cell office:value-type="string">
            <text:p>I/O</text:p>
          </table:table-cell>
          <table:table-cell office:value-type="string">
            <text:p>AFE1_AD8(5)</text:p>
          </table:table-cell>
          <table:table-cell office:value-type="string">
            <text:p>I</text:p>
          </table:table-cell>
          <table:table-cell office:value-type="string">
            <text:p>A9</text:p>
          </table:table-cell>
          <table:table-cell office:value-type="string">
            <text:p>O</text:p>
          </table:table-cell>
          <table:table-cell office:value-type="string">
            <text:p>TIOB4</text:p>
          </table:table-cell>
          <table:table-cell office:value-type="string">
            <text:p>I/O</text:p>
          </table:table-cell>
          <table:table-cell office:value-type="string">
            <text:p>SPI1_MO SI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A9</text:p>
          </table:table-cell>
          <table:table-cell table:number-columns-repeated="1001"/>
        </table:table-row>
        <table:table-row table:style-name="ro2">
          <table:table-cell table:style-name="ce8" office:value-type="float" office:value="76">
            <text:p>76</text:p>
          </table:table-cell>
          <table:table-cell office:value-type="string">
            <text:p>L12</text:p>
          </table:table-cell>
          <table:table-cell office:value-type="string">
            <text:p>L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8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10</text:p>
          </table:table-cell>
          <table:table-cell office:value-type="string">
            <text:p>O</text:p>
          </table:table-cell>
          <table:table-cell office:value-type="string">
            <text:p>TCLK4</text:p>
          </table:table-cell>
          <table:table-cell office:value-type="string">
            <text:p>I</text:p>
          </table:table-cell>
          <table:table-cell office:value-type="string">
            <text:p>SPI1_NP CS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A10</text:p>
          </table:table-cell>
          <table:table-cell table:number-columns-repeated="1001"/>
        </table:table-row>
        <table:table-row table:style-name="ro2">
          <table:table-cell table:style-name="ce8" office:value-type="float" office:value="16">
            <text:p>16</text:p>
          </table:table-cell>
          <table:table-cell office:value-type="string">
            <text:p>F3</text:p>
          </table:table-cell>
          <table:table-cell office:value-type="string">
            <text:p>G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9</text:p>
          </table:table-cell>
          <table:table-cell office:value-type="string">
            <text:p>I/O</text:p>
          </table:table-cell>
          <table:table-cell office:value-type="string">
            <text:p>AFE1_AD4(5)</text:p>
          </table:table-cell>
          <table:table-cell office:value-type="string">
            <text:p>I</text:p>
          </table:table-cell>
          <table:table-cell office:value-type="string">
            <text:p>A11</text:p>
          </table:table-cell>
          <table:table-cell office:value-type="string">
            <text:p>O</text:p>
          </table:table-cell>
          <table:table-cell office:value-type="string">
            <text:p>TIOA5</text:p>
          </table:table-cell>
          <table:table-cell office:value-type="string">
            <text:p>I/O</text:p>
          </table:table-cell>
          <table:table-cell office:value-type="string">
            <text:p>SPI1_NP CS2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A11</text:p>
          </table:table-cell>
          <table:table-cell table:number-columns-repeated="1001"/>
        </table:table-row>
        <table:table-row table:style-name="ro2">
          <table:table-cell table:style-name="ce8" office:value-type="float" office:value="15">
            <text:p>15</text:p>
          </table:table-cell>
          <table:table-cell office:value-type="string">
            <text:p>F1</text:p>
          </table:table-cell>
          <table:table-cell office:value-type="string">
            <text:p>G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30</text:p>
          </table:table-cell>
          <table:table-cell office:value-type="string">
            <text:p>I/O</text:p>
          </table:table-cell>
          <table:table-cell office:value-type="string">
            <text:p>AFE1_AD5(5)</text:p>
          </table:table-cell>
          <table:table-cell office:value-type="string">
            <text:p>I</text:p>
          </table:table-cell>
          <table:table-cell office:value-type="string">
            <text:p>A12</text:p>
          </table:table-cell>
          <table:table-cell office:value-type="string">
            <text:p>O</text:p>
          </table:table-cell>
          <table:table-cell office:value-type="string">
            <text:p>TIOB5</text:p>
          </table:table-cell>
          <table:table-cell office:value-type="string">
            <text:p>I/O</text:p>
          </table:table-cell>
          <table:table-cell office:value-type="string">
            <text:p>SPI1_NP CS3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A12</text:p>
          </table:table-cell>
          <table:table-cell table:number-columns-repeated="1001"/>
        </table:table-row>
        <table:table-row table:style-name="ro2">
          <table:table-cell table:style-name="ce8" office:value-type="float" office:value="14">
            <text:p>14</text:p>
          </table:table-cell>
          <table:table-cell office:value-type="string">
            <text:p>E1</text:p>
          </table:table-cell>
          <table:table-cell office:value-type="string">
            <text:p>G4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31</text:p>
          </table:table-cell>
          <table:table-cell office:value-type="string">
            <text:p>I/O</text:p>
          </table:table-cell>
          <table:table-cell office:value-type="string">
            <text:p>AFE1_AD6(5)</text:p>
          </table:table-cell>
          <table:table-cell office:value-type="string">
            <text:p>I</text:p>
          </table:table-cell>
          <table:table-cell office:value-type="string">
            <text:p>A13</text:p>
          </table:table-cell>
          <table:table-cell office:value-type="string">
            <text:p>O</text:p>
          </table:table-cell>
          <table:table-cell office:value-type="string">
            <text:p>TCLK5</text:p>
          </table:table-cell>
          <table:table-cell office:value-type="string">
            <text:p>I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A13</text:p>
          </table:table-cell>
          <table:table-cell table:number-columns-repeated="1001"/>
        </table:table-row>
        <table:table-row table:style-name="ro2">
          <table:table-cell table:style-name="ce8" office:value-type="float" office:value="1">
            <text:p>1</text:p>
          </table:table-cell>
          <table:table-cell office:value-type="string">
            <text:p>D4</text:p>
          </table:table-cell>
          <table:table-cell office:value-type="string">
            <text:p>B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0</text:p>
          </table:table-cell>
          <table:table-cell office:value-type="string">
            <text:p>I/O</text:p>
          </table:table-cell>
          <table:table-cell office:value-type="string">
            <text:p>DAC1(11)</text:p>
          </table:table-cell>
          <table:table-cell office:value-type="string">
            <text:p>I</text:p>
          </table:table-cell>
          <table:table-cell office:value-type="string">
            <text:p>GTXCK</text:p>
          </table:table-cell>
          <table:table-cell office:value-type="string">
            <text:p>I</text:p>
          </table:table-cell>
          <table:table-cell office:value-type="string">
            <text:p>PWMC1_ PWML0</text:p>
          </table:table-cell>
          <table:table-cell office:value-type="string">
            <text:p>O</text:p>
          </table:table-cell>
          <table:table-cell office:value-type="string">
            <text:p>SPI1_NP CS1</text:p>
          </table:table-cell>
          <table:table-cell office:value-type="string">
            <text:p>I/O</text:p>
          </table:table-cell>
          <table:table-cell office:value-type="string">
            <text:p>DCD0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132">
            <text:p>132</text:p>
          </table:table-cell>
          <table:table-cell office:value-type="string">
            <text:p>B5</text:p>
          </table:table-cell>
          <table:table-cell office:value-type="string">
            <text:p>B6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D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TXEN</text:p>
          </table:table-cell>
          <table:table-cell office:value-type="string">
            <text:p>O</text:p>
          </table:table-cell>
          <table:table-cell office:value-type="string">
            <text:p>PWMC1_ PWMH0</text:p>
          </table:table-cell>
          <table:table-cell office:value-type="string">
            <text:p>O</text:p>
          </table:table-cell>
          <table:table-cell office:value-type="string">
            <text:p>SPI1_NP CS2</text:p>
          </table:table-cell>
          <table:table-cell office:value-type="string">
            <text:p>I/O</text:p>
          </table:table-cell>
          <table:table-cell office:value-type="string">
            <text:p>DTR0</text:p>
          </table:table-cell>
          <table:table-cell office:value-type="string">
            <text:p>O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131">
            <text:p>131</text:p>
          </table:table-cell>
          <table:table-cell office:value-type="string">
            <text:p>A5</text:p>
          </table:table-cell>
          <table:table-cell office:value-type="string">
            <text:p>A6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D2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TX0</text:p>
          </table:table-cell>
          <table:table-cell office:value-type="string">
            <text:p>O</text:p>
          </table:table-cell>
          <table:table-cell office:value-type="string">
            <text:p>PWMC1_ PWML1</text:p>
          </table:table-cell>
          <table:table-cell office:value-type="string">
            <text:p>O</text:p>
          </table:table-cell>
          <table:table-cell office:value-type="string">
            <text:p>SPI1_NP CS3</text:p>
          </table:table-cell>
          <table:table-cell office:value-type="string">
            <text:p>I/O</text:p>
          </table:table-cell>
          <table:table-cell office:value-type="string">
            <text:p>DSR0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128">
            <text:p>128</text:p>
          </table:table-cell>
          <table:table-cell table:number-columns-repeated="2" office:value-type="string">
            <text:p>B7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D3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TX1</text:p>
          </table:table-cell>
          <table:table-cell office:value-type="string">
            <text:p>O</text:p>
          </table:table-cell>
          <table:table-cell office:value-type="string">
            <text:p>PWMC1_ PWMH1</text:p>
          </table:table-cell>
          <table:table-cell office:value-type="string">
            <text:p>O</text:p>
          </table:table-cell>
          <table:table-cell office:value-type="string">
            <text:p>UTXD4</text:p>
          </table:table-cell>
          <table:table-cell office:value-type="string">
            <text:p>O</text:p>
          </table:table-cell>
          <table:table-cell office:value-type="string">
            <text:p>RI0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126">
            <text:p>126</text:p>
          </table:table-cell>
          <table:table-cell office:value-type="string">
            <text:p>D6</text:p>
          </table:table-cell>
          <table:table-cell office:value-type="string">
            <text:p>C8</text:p>
          </table:table-cell>
          <table:table-cell office:value-type="string">
            <text:p>VDDIO</text:p>
          </table:table-cell>
          <table:table-cell office:value-type="string">
            <text:p>GPIO_CL K</text:p>
          </table:table-cell>
          <table:table-cell office:value-type="string">
            <text:p>PD4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RXDV</text:p>
          </table:table-cell>
          <table:table-cell office:value-type="string">
            <text:p>I</text:p>
          </table:table-cell>
          <table:table-cell office:value-type="string">
            <text:p>PWMC1_ PWML2</text:p>
          </table:table-cell>
          <table:table-cell office:value-type="string">
            <text:p>O</text:p>
          </table:table-cell>
          <table:table-cell office:value-type="string">
            <text:p>TRACED 0</text:p>
          </table:table-cell>
          <table:table-cell office:value-type="string">
            <text:p>O</text:p>
          </table:table-cell>
          <table:table-cell office:value-type="string">
            <text:p>DCD2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125">
            <text:p>125</text:p>
          </table:table-cell>
          <table:table-cell office:value-type="string">
            <text:p>D7</text:p>
          </table:table-cell>
          <table:table-cell office:value-type="string">
            <text:p>B8</text:p>
          </table:table-cell>
          <table:table-cell office:value-type="string">
            <text:p>VDDIO</text:p>
          </table:table-cell>
          <table:table-cell office:value-type="string">
            <text:p>GPIO_CL K</text:p>
          </table:table-cell>
          <table:table-cell office:value-type="string">
            <text:p>PD5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RX0</text:p>
          </table:table-cell>
          <table:table-cell office:value-type="string">
            <text:p>I</text:p>
          </table:table-cell>
          <table:table-cell office:value-type="string">
            <text:p>PWMC1_ PWMH2</text:p>
          </table:table-cell>
          <table:table-cell office:value-type="string">
            <text:p>O</text:p>
          </table:table-cell>
          <table:table-cell office:value-type="string">
            <text:p>TRACED 1</text:p>
          </table:table-cell>
          <table:table-cell office:value-type="string">
            <text:p>O</text:p>
          </table:table-cell>
          <table:table-cell office:value-type="string">
            <text:p>DTR2</text:p>
          </table:table-cell>
          <table:table-cell office:value-type="string">
            <text:p>O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121">
            <text:p>121</text:p>
          </table:table-cell>
          <table:table-cell office:value-type="string">
            <text:p>A8</text:p>
          </table:table-cell>
          <table:table-cell office:value-type="string">
            <text:p>B9</text:p>
          </table:table-cell>
          <table:table-cell office:value-type="string">
            <text:p>VDDIO</text:p>
          </table:table-cell>
          <table:table-cell office:value-type="string">
            <text:p>GPIO_CL K</text:p>
          </table:table-cell>
          <table:table-cell office:value-type="string">
            <text:p>PD6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RX1</text:p>
          </table:table-cell>
          <table:table-cell office:value-type="string">
            <text:p>I</text:p>
          </table:table-cell>
          <table:table-cell office:value-type="string">
            <text:p>PWMC1_ PWML3</text:p>
          </table:table-cell>
          <table:table-cell office:value-type="string">
            <text:p>O</text:p>
          </table:table-cell>
          <table:table-cell office:value-type="string">
            <text:p>TRACED 2</text:p>
          </table:table-cell>
          <table:table-cell office:value-type="string">
            <text:p>O</text:p>
          </table:table-cell>
          <table:table-cell office:value-type="string">
            <text:p>DSR2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119">
            <text:p>119</text:p>
          </table:table-cell>
          <table:table-cell office:value-type="string">
            <text:p>B8</text:p>
          </table:table-cell>
          <table:table-cell office:value-type="string">
            <text:p>A10</text:p>
          </table:table-cell>
          <table:table-cell office:value-type="string">
            <text:p>VDDIO</text:p>
          </table:table-cell>
          <table:table-cell office:value-type="string">
            <text:p>GPIO_CL K</text:p>
          </table:table-cell>
          <table:table-cell office:value-type="string">
            <text:p>PD7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RXER</text:p>
          </table:table-cell>
          <table:table-cell office:value-type="string">
            <text:p>I</text:p>
          </table:table-cell>
          <table:table-cell office:value-type="string">
            <text:p>PWMC1_ PWMH3</text:p>
          </table:table-cell>
          <table:table-cell office:value-type="string">
            <text:p>O</text:p>
          </table:table-cell>
          <table:table-cell office:value-type="string">
            <text:p>TRACED 3</text:p>
          </table:table-cell>
          <table:table-cell office:value-type="string">
            <text:p>O</text:p>
          </table:table-cell>
          <table:table-cell office:value-type="string">
            <text:p>RI2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113">
            <text:p>113</text:p>
          </table:table-cell>
          <table:table-cell office:value-type="string">
            <text:p>E9</text:p>
          </table:table-cell>
          <table:table-cell office:value-type="string">
            <text:p>A12</text:p>
          </table:table-cell>
          <table:table-cell office:value-type="string">
            <text:p>VDDIO</text:p>
          </table:table-cell>
          <table:table-cell office:value-type="string">
            <text:p>GPIO_CL K</text:p>
          </table:table-cell>
          <table:table-cell office:value-type="string">
            <text:p>PD8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MDC</text:p>
          </table:table-cell>
          <table:table-cell office:value-type="string">
            <text:p>O</text:p>
          </table:table-cell>
          <table:table-cell office:value-type="string">
            <text:p>PWMC0_ PWMFI1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TRACEC LK</text:p>
          </table:table-cell>
          <table:table-cell office:value-type="string">
            <text:p>O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110">
            <text:p>110</text:p>
          </table:table-cell>
          <table:table-cell office:value-type="string">
            <text:p>D9</text:p>
          </table:table-cell>
          <table:table-cell office:value-type="string">
            <text:p>A13</text:p>
          </table:table-cell>
          <table:table-cell office:value-type="string">
            <text:p>VDDIO</text:p>
          </table:table-cell>
          <table:table-cell office:value-type="string">
            <text:p>GPIO_CL K</text:p>
          </table:table-cell>
          <table:table-cell office:value-type="string">
            <text:p>PD9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MDIO</text:p>
          </table:table-cell>
          <table:table-cell office:value-type="string">
            <text:p>I/O</text:p>
          </table:table-cell>
          <table:table-cell office:value-type="string">
            <text:p>PWMC0_ PWMFI2</text:p>
          </table:table-cell>
          <table:table-cell office:value-type="string">
            <text:p>I</text:p>
          </table:table-cell>
          <table:table-cell office:value-type="string">
            <text:p>AFE1_AD TRG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101">
            <text:p>101</text:p>
          </table:table-cell>
          <table:table-cell office:value-type="string">
            <text:p>C12</text:p>
          </table:table-cell>
          <table:table-cell office:value-type="string">
            <text:p>D13</text:p>
          </table:table-cell>
          <table:table-cell office:value-type="string">
            <text:p>VDDIO</text:p>
          </table:table-cell>
          <table:table-cell office:value-type="string">
            <text:p>GPIO_ML B</text:p>
          </table:table-cell>
          <table:table-cell office:value-type="string">
            <text:p>PD10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CRS</text:p>
          </table:table-cell>
          <table:table-cell office:value-type="string">
            <text:p>I</text:p>
          </table:table-cell>
          <table:table-cell office:value-type="string">
            <text:p>PWMC0_ PWML0</text:p>
          </table:table-cell>
          <table:table-cell office:value-type="string">
            <text:p>O</text:p>
          </table:table-cell>
          <table:table-cell office:value-type="string">
            <text:p>TD</text:p>
          </table:table-cell>
          <table:table-cell office:value-type="string">
            <text:p>O</text:p>
          </table:table-cell>
          <table:table-cell office:value-type="string">
            <text:p>MLBSIG</text:p>
          </table:table-cell>
          <table:table-cell office:value-type="string">
            <text:p>I/O</text:p>
          </table:table-cell>
          <table:table-cell office:value-type="string">
            <text:p>PIO, I, PD, ST</text:p>
          </table:table-cell>
          <table:table-cell table:number-columns-repeated="1005"/>
        </table:table-row>
        <table:table-row table:style-name="ro2">
          <table:table-cell table:style-name="ce8" office:value-type="float" office:value="98">
            <text:p>98</text:p>
          </table:table-cell>
          <table:table-cell office:value-type="string">
            <text:p>E11</text:p>
          </table:table-cell>
          <table:table-cell office:value-type="string">
            <text:p>E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RX2</text:p>
          </table:table-cell>
          <table:table-cell office:value-type="string">
            <text:p>I</text:p>
          </table:table-cell>
          <table:table-cell office:value-type="string">
            <text:p>PWMC0_ PWMH0</text:p>
          </table:table-cell>
          <table:table-cell office:value-type="string">
            <text:p>O</text:p>
          </table:table-cell>
          <table:table-cell office:value-type="string">
            <text:p>GTSUCO MP</text:p>
          </table:table-cell>
          <table:table-cell office:value-type="string">
            <text:p>O</text:p>
          </table:table-cell>
          <table:table-cell office:value-type="string">
            <text:p>ISI_D5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92">
            <text:p>92</text:p>
          </table:table-cell>
          <table:table-cell office:value-type="string">
            <text:p>G10</text:p>
          </table:table-cell>
          <table:table-cell office:value-type="string">
            <text:p>G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2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RX3</text:p>
          </table:table-cell>
          <table:table-cell office:value-type="string">
            <text:p>I</text:p>
          </table:table-cell>
          <table:table-cell office:value-type="string">
            <text:p>CANTX1</text:p>
          </table:table-cell>
          <table:table-cell office:value-type="string">
            <text:p>O</text:p>
          </table:table-cell>
          <table:table-cell office:value-type="string">
            <text:p>SPI0_NP CS2</text:p>
          </table:table-cell>
          <table:table-cell office:value-type="string">
            <text:p>O</text:p>
          </table:table-cell>
          <table:table-cell office:value-type="string">
            <text:p>ISI_D6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88">
            <text:p>88</text:p>
          </table:table-cell>
          <table:table-cell office:value-type="string">
            <text:p>G9</text:p>
          </table:table-cell>
          <table:table-cell office:value-type="string">
            <text:p>H11</text:p>
          </table:table-cell>
          <table:table-cell office:value-type="string">
            <text:p>VDDIO</text:p>
          </table:table-cell>
          <table:table-cell office:value-type="string">
            <text:p>GPIO_CL K</text:p>
          </table:table-cell>
          <table:table-cell office:value-type="string">
            <text:p>PD13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COL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SDA1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84">
            <text:p>84</text:p>
          </table:table-cell>
          <table:table-cell office:value-type="string">
            <text:p>H10</text:p>
          </table:table-cell>
          <table:table-cell office:value-type="string">
            <text:p>J1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4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RXCK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SDCKE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SDCKE</text:p>
          </table:table-cell>
          <table:table-cell table:number-columns-repeated="1001"/>
        </table:table-row>
        <table:table-row table:style-name="ro2">
          <table:table-cell table:style-name="ce8" office:value-type="float" office:value="106">
            <text:p>106</text:p>
          </table:table-cell>
          <table:table-cell office:value-type="string">
            <text:p>A11</text:p>
          </table:table-cell>
          <table:table-cell office:value-type="string">
            <text:p>D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5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TX2</text:p>
          </table:table-cell>
          <table:table-cell office:value-type="string">
            <text:p>O</text:p>
          </table:table-cell>
          <table:table-cell office:value-type="string">
            <text:p>RXD2</text:p>
          </table:table-cell>
          <table:table-cell office:value-type="string">
            <text:p>I</text:p>
          </table:table-cell>
          <table:table-cell office:value-type="string">
            <text:p>NWR1/N BS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NBS1</text:p>
          </table:table-cell>
          <table:table-cell table:number-columns-repeated="1001"/>
        </table:table-row>
        <table:table-row table:style-name="ro2">
          <table:table-cell table:style-name="ce8" office:value-type="float" office:value="78">
            <text:p>78</text:p>
          </table:table-cell>
          <table:table-cell office:value-type="string">
            <text:p>K11</text:p>
          </table:table-cell>
          <table:table-cell office:value-type="string">
            <text:p>K10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6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TX3</text:p>
          </table:table-cell>
          <table:table-cell office:value-type="string">
            <text:p>O</text:p>
          </table:table-cell>
          <table:table-cell office:value-type="string">
            <text:p>TXD2</text:p>
          </table:table-cell>
          <table:table-cell office:value-type="string">
            <text:p>I/O</text:p>
          </table:table-cell>
          <table:table-cell office:value-type="string">
            <text:p>RAS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S</text:p>
          </table:table-cell>
          <table:table-cell table:number-columns-repeated="1001"/>
        </table:table-row>
        <table:table-row table:style-name="ro2">
          <table:table-cell table:style-name="ce8" office:value-type="float" office:value="74">
            <text:p>74</text:p>
          </table:table-cell>
          <table:table-cell office:value-type="string">
            <text:p>L11</text:p>
          </table:table-cell>
          <table:table-cell office:value-type="string">
            <text:p>M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7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TXER</text:p>
          </table:table-cell>
          <table:table-cell office:value-type="string">
            <text:p>O</text:p>
          </table:table-cell>
          <table:table-cell office:value-type="string">
            <text:p>SCK2</text:p>
          </table:table-cell>
          <table:table-cell office:value-type="string">
            <text:p>I/O</text:p>
          </table:table-cell>
          <table:table-cell office:value-type="string">
            <text:p>CAS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CAS</text:p>
          </table:table-cell>
          <table:table-cell table:number-columns-repeated="1001"/>
        </table:table-row>
        <table:table-row table:style-name="ro2">
          <table:table-cell table:style-name="ce8" office:value-type="float" office:value="69">
            <text:p>69</text:p>
          </table:table-cell>
          <table:table-cell office:value-type="string">
            <text:p>M10</text:p>
          </table:table-cell>
          <table:table-cell office:value-type="string">
            <text:p>M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8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NCS1/SD CS</text:p>
          </table:table-cell>
          <table:table-cell office:value-type="string">
            <text:p>O</text:p>
          </table:table-cell>
          <table:table-cell office:value-type="string">
            <text:p>RTS2</text:p>
          </table:table-cell>
          <table:table-cell office:value-type="string">
            <text:p>O</text:p>
          </table:table-cell>
          <table:table-cell office:value-type="string">
            <text:p>URXD4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67">
            <text:p>67</text:p>
          </table:table-cell>
          <table:table-cell office:value-type="string">
            <text:p>M9</text:p>
          </table:table-cell>
          <table:table-cell office:value-type="string">
            <text:p>L10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9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NCS3</text:p>
          </table:table-cell>
          <table:table-cell office:value-type="string">
            <text:p>O</text:p>
          </table:table-cell>
          <table:table-cell office:value-type="string">
            <text:p>CTS2</text:p>
          </table:table-cell>
          <table:table-cell office:value-type="string">
            <text:p>I</text:p>
          </table:table-cell>
          <table:table-cell office:value-type="string">
            <text:p>UTXD4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65">
            <text:p>65</text:p>
          </table:table-cell>
          <table:table-cell table:number-columns-repeated="2" office:value-type="string">
            <text:p>K9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D20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 PWMH0</text:p>
          </table:table-cell>
          <table:table-cell office:value-type="string">
            <text:p>O</text:p>
          </table:table-cell>
          <table:table-cell office:value-type="string">
            <text:p>SPI0_MIS O</text:p>
          </table:table-cell>
          <table:table-cell office:value-type="string">
            <text:p>I/O</text:p>
          </table:table-cell>
          <table:table-cell office:value-type="string">
            <text:p>GTSUCO MP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63">
            <text:p>63</text:p>
          </table:table-cell>
          <table:table-cell office:value-type="string">
            <text:p>H9</text:p>
          </table:table-cell>
          <table:table-cell office:value-type="string">
            <text:p>L9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2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 PWMH1</text:p>
          </table:table-cell>
          <table:table-cell office:value-type="string">
            <text:p>O</text:p>
          </table:table-cell>
          <table:table-cell office:value-type="string">
            <text:p>SPI0_MO SI</text:p>
          </table:table-cell>
          <table:table-cell office:value-type="string">
            <text:p>I/O</text:p>
          </table:table-cell>
          <table:table-cell office:value-type="string">
            <text:p>TIOA11</text:p>
          </table:table-cell>
          <table:table-cell office:value-type="string">
            <text:p>I/O</text:p>
          </table:table-cell>
          <table:table-cell office:value-type="string">
            <text:p>ISI_D1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60">
            <text:p>60</text:p>
          </table:table-cell>
          <table:table-cell office:value-type="string">
            <text:p>M8</text:p>
          </table:table-cell>
          <table:table-cell office:value-type="string">
            <text:p>N9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22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 PWMH2</text:p>
          </table:table-cell>
          <table:table-cell office:value-type="string">
            <text:p>O</text:p>
          </table:table-cell>
          <table:table-cell office:value-type="string">
            <text:p>SPI0_SP CK</text:p>
          </table:table-cell>
          <table:table-cell office:value-type="string">
            <text:p>O</text:p>
          </table:table-cell>
          <table:table-cell office:value-type="string">
            <text:p>TIOB11</text:p>
          </table:table-cell>
          <table:table-cell office:value-type="string">
            <text:p>I/O</text:p>
          </table:table-cell>
          <table:table-cell office:value-type="string">
            <text:p>ISI_D0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57">
            <text:p>57</text:p>
          </table:table-cell>
          <table:table-cell office:value-type="string">
            <text:p>M7</text:p>
          </table:table-cell>
          <table:table-cell office:value-type="string">
            <text:p>N7</text:p>
          </table:table-cell>
          <table:table-cell office:value-type="string">
            <text:p>VDDIO</text:p>
          </table:table-cell>
          <table:table-cell office:value-type="string">
            <text:p>GPIO_CL K</text:p>
          </table:table-cell>
          <table:table-cell office:value-type="string">
            <text:p>PD23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 PWMH3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SDCK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SDCK</text:p>
          </table:table-cell>
          <table:table-cell table:number-columns-repeated="1001"/>
        </table:table-row>
        <table:table-row table:style-name="ro2">
          <table:table-cell table:style-name="ce8" office:value-type="float" office:value="55">
            <text:p>55</text:p>
          </table:table-cell>
          <table:table-cell office:value-type="string">
            <text:p>M6</text:p>
          </table:table-cell>
          <table:table-cell office:value-type="string">
            <text:p>K7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24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 PWML0</text:p>
          </table:table-cell>
          <table:table-cell office:value-type="string">
            <text:p>O</text:p>
          </table:table-cell>
          <table:table-cell office:value-type="string">
            <text:p>RF</text:p>
          </table:table-cell>
          <table:table-cell office:value-type="string">
            <text:p>I/O</text:p>
          </table:table-cell>
          <table:table-cell office:value-type="string">
            <text:p>TCLK11</text:p>
          </table:table-cell>
          <table:table-cell office:value-type="string">
            <text:p>I</text:p>
          </table:table-cell>
          <table:table-cell office:value-type="string">
            <text:p>ISI_HSYN C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52">
            <text:p>52</text:p>
          </table:table-cell>
          <table:table-cell office:value-type="string">
            <text:p>M5</text:p>
          </table:table-cell>
          <table:table-cell office:value-type="string">
            <text:p>L6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25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 PWML1</text:p>
          </table:table-cell>
          <table:table-cell office:value-type="string">
            <text:p>O</text:p>
          </table:table-cell>
          <table:table-cell office:value-type="string">
            <text:p>SPI0_NP CS1</text:p>
          </table:table-cell>
          <table:table-cell office:value-type="string">
            <text:p>I/O</text:p>
          </table:table-cell>
          <table:table-cell office:value-type="string">
            <text:p>URXD2</text:p>
          </table:table-cell>
          <table:table-cell office:value-type="string">
            <text:p>I</text:p>
          </table:table-cell>
          <table:table-cell office:value-type="string">
            <text:p>ISI_VSYN C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53">
            <text:p>53</text:p>
          </table:table-cell>
          <table:table-cell office:value-type="string">
            <text:p>L6</text:p>
          </table:table-cell>
          <table:table-cell office:value-type="string">
            <text:p>M7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D26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 PWML2</text:p>
          </table:table-cell>
          <table:table-cell office:value-type="string">
            <text:p>O</text:p>
          </table:table-cell>
          <table:table-cell office:value-type="string">
            <text:p>TD</text:p>
          </table:table-cell>
          <table:table-cell office:value-type="string">
            <text:p>O</text:p>
          </table:table-cell>
          <table:table-cell office:value-type="string">
            <text:p>UTXD2</text:p>
          </table:table-cell>
          <table:table-cell office:value-type="string">
            <text:p>O</text:p>
          </table:table-cell>
          <table:table-cell office:value-type="string">
            <text:p>UTXD1</text:p>
          </table:table-cell>
          <table:table-cell office:value-type="string">
            <text:p>O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47">
            <text:p>47</text:p>
          </table:table-cell>
          <table:table-cell office:value-type="string">
            <text:p>J6</text:p>
          </table:table-cell>
          <table:table-cell office:value-type="string">
            <text:p>M5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27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 PWML3</text:p>
          </table:table-cell>
          <table:table-cell office:value-type="string">
            <text:p>O</text:p>
          </table:table-cell>
          <table:table-cell office:value-type="string">
            <text:p>SPI0_NP CS3</text:p>
          </table:table-cell>
          <table:table-cell office:value-type="string">
            <text:p>O</text:p>
          </table:table-cell>
          <table:table-cell office:value-type="string">
            <text:p>TWD2</text:p>
          </table:table-cell>
          <table:table-cell office:value-type="string">
            <text:p>O</text:p>
          </table:table-cell>
          <table:table-cell office:value-type="string">
            <text:p>ISI_D8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71">
            <text:p>71</text:p>
          </table:table-cell>
          <table:table-cell office:value-type="string">
            <text:p>K10</text:p>
          </table:table-cell>
          <table:table-cell office:value-type="string">
            <text:p>M1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28</text:p>
          </table:table-cell>
          <table:table-cell office:value-type="string">
            <text:p>I/O</text:p>
          </table:table-cell>
          <table:table-cell office:value-type="string">
            <text:p>WKUP5(1)</text:p>
          </table:table-cell>
          <table:table-cell office:value-type="string">
            <text:p>I</text:p>
          </table:table-cell>
          <table:table-cell office:value-type="string">
            <text:p>URXD3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TWCK2</text:p>
          </table:table-cell>
          <table:table-cell office:value-type="string">
            <text:p>O</text:p>
          </table:table-cell>
          <table:table-cell office:value-type="string">
            <text:p>ISI_D9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108">
            <text:p>108</text:p>
          </table:table-cell>
          <table:table-cell office:value-type="string">
            <text:p>D10</text:p>
          </table:table-cell>
          <table:table-cell office:value-type="string">
            <text:p>B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29</text:p>
          </table:table-cell>
          <table:table-cell office:value-type="string">
            <text:p>I/O</text:p>
          </table:table-cell>
          <table:table-cell table:number-columns-repeated="6" office:value-type="string">
            <text:p>–</text:p>
          </table:table-cell>
          <table:table-cell office:value-type="string">
            <text:p>SDWE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SDWE</text:p>
          </table:table-cell>
          <table:table-cell table:number-columns-repeated="1001"/>
        </table:table-row>
        <table:table-row table:style-name="ro2">
          <table:table-cell table:style-name="ce8" office:value-type="float" office:value="34">
            <text:p>34</text:p>
          </table:table-cell>
          <table:table-cell office:value-type="string">
            <text:p>M1</text:p>
          </table:table-cell>
          <table:table-cell office:value-type="string">
            <text:p>L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30</text:p>
          </table:table-cell>
          <table:table-cell office:value-type="string">
            <text:p>I/O</text:p>
          </table:table-cell>
          <table:table-cell office:value-type="string">
            <text:p>AFE0_AD0(5)</text:p>
          </table:table-cell>
          <table:table-cell office:value-type="string">
            <text:p>I</text:p>
          </table:table-cell>
          <table:table-cell office:value-type="string">
            <text:p>UTXD3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ISI_D10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2">
            <text:p>2</text:p>
          </table:table-cell>
          <table:table-cell office:value-type="string">
            <text:p>D3</text:p>
          </table:table-cell>
          <table:table-cell office:value-type="string">
            <text:p>C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3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QIO3</text:p>
          </table:table-cell>
          <table:table-cell office:value-type="string">
            <text:p>I/O</text:p>
          </table:table-cell>
          <table:table-cell office:value-type="string">
            <text:p>UTXD3</text:p>
          </table:table-cell>
          <table:table-cell office:value-type="string">
            <text:p>O</text:p>
          </table:table-cell>
          <table:table-cell office:value-type="string">
            <text:p>PCK2</text:p>
          </table:table-cell>
          <table:table-cell office:value-type="string">
            <text:p>O</text:p>
          </table:table-cell>
          <table:table-cell office:value-type="string">
            <text:p>ISI_D11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4">
            <text:p>4</text:p>
          </table:table-cell>
          <table:table-cell table:number-columns-repeated="2" office:value-type="string">
            <text:p>C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E0</text:p>
          </table:table-cell>
          <table:table-cell office:value-type="string">
            <text:p>I/O</text:p>
          </table:table-cell>
          <table:table-cell office:value-type="string">
            <text:p>AFE1_AD11(5)</text:p>
          </table:table-cell>
          <table:table-cell office:value-type="string">
            <text:p>I</text:p>
          </table:table-cell>
          <table:table-cell office:value-type="string">
            <text:p>D8</text:p>
          </table:table-cell>
          <table:table-cell office:value-type="string">
            <text:p>I/O</text:p>
          </table:table-cell>
          <table:table-cell office:value-type="string">
            <text:p>TIOA9</text:p>
          </table:table-cell>
          <table:table-cell office:value-type="string">
            <text:p>I/O</text:p>
          </table:table-cell>
          <table:table-cell office:value-type="string">
            <text:p>I2SC1_W S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D8</text:p>
          </table:table-cell>
          <table:table-cell table:number-columns-repeated="1001"/>
        </table:table-row>
        <table:table-row table:style-name="ro2">
          <table:table-cell table:style-name="ce8" office:value-type="float" office:value="6">
            <text:p>6</text:p>
          </table:table-cell>
          <table:table-cell office:value-type="string">
            <text:p>A1</text:p>
          </table:table-cell>
          <table:table-cell office:value-type="string">
            <text:p>D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E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9</text:p>
          </table:table-cell>
          <table:table-cell office:value-type="string">
            <text:p>I/O</text:p>
          </table:table-cell>
          <table:table-cell office:value-type="string">
            <text:p>TIOB9</text:p>
          </table:table-cell>
          <table:table-cell office:value-type="string">
            <text:p>I/O</text:p>
          </table:table-cell>
          <table:table-cell office:value-type="string">
            <text:p>I2SC1_D O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D9</text:p>
          </table:table-cell>
          <table:table-cell table:number-columns-repeated="1001"/>
        </table:table-row>
        <table:table-row table:style-name="ro2">
          <table:table-cell table:style-name="ce8" office:value-type="float" office:value="7">
            <text:p>7</text:p>
          </table:table-cell>
          <table:table-cell office:value-type="string">
            <text:p>B1</text:p>
          </table:table-cell>
          <table:table-cell office:value-type="string">
            <text:p>D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E2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10</text:p>
          </table:table-cell>
          <table:table-cell office:value-type="string">
            <text:p>I/O</text:p>
          </table:table-cell>
          <table:table-cell office:value-type="string">
            <text:p>TCLK9</text:p>
          </table:table-cell>
          <table:table-cell office:value-type="string">
            <text:p>I</text:p>
          </table:table-cell>
          <table:table-cell office:value-type="string">
            <text:p>I2SC1_DI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D10</text:p>
          </table:table-cell>
          <table:table-cell table:number-columns-repeated="1001"/>
        </table:table-row>
        <table:table-row table:style-name="ro2">
          <table:table-cell table:style-name="ce8" office:value-type="float" office:value="10">
            <text:p>10</text:p>
          </table:table-cell>
          <table:table-cell office:value-type="string">
            <text:p>E3</text:p>
          </table:table-cell>
          <table:table-cell office:value-type="string">
            <text:p>F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E3</text:p>
          </table:table-cell>
          <table:table-cell office:value-type="string">
            <text:p>I/O</text:p>
          </table:table-cell>
          <table:table-cell office:value-type="string">
            <text:p>AFE1_AD10(5)</text:p>
          </table:table-cell>
          <table:table-cell office:value-type="string">
            <text:p>I</text:p>
          </table:table-cell>
          <table:table-cell office:value-type="string">
            <text:p>D11</text:p>
          </table:table-cell>
          <table:table-cell office:value-type="string">
            <text:p>I/O</text:p>
          </table:table-cell>
          <table:table-cell office:value-type="string">
            <text:p>TIOA10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D11</text:p>
          </table:table-cell>
          <table:table-cell table:number-columns-repeated="1001"/>
        </table:table-row>
        <table:table-row table:style-name="ro2">
          <table:table-cell table:style-name="ce8" office:value-type="float" office:value="27">
            <text:p>27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E4</text:p>
          </table:table-cell>
          <table:table-cell office:value-type="string">
            <text:p>I/O</text:p>
          </table:table-cell>
          <table:table-cell office:value-type="string">
            <text:p>AFE0_AD4(5)</text:p>
          </table:table-cell>
          <table:table-cell office:value-type="string">
            <text:p>I</text:p>
          </table:table-cell>
          <table:table-cell office:value-type="string">
            <text:p>D12</text:p>
          </table:table-cell>
          <table:table-cell office:value-type="string">
            <text:p>I/O</text:p>
          </table:table-cell>
          <table:table-cell office:value-type="string">
            <text:p>TIOB10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D12</text:p>
          </table:table-cell>
          <table:table-cell table:number-columns-repeated="1001"/>
        </table:table-row>
        <table:table-row table:style-name="ro2">
          <table:table-cell table:style-name="ce8" office:value-type="float" office:value="28">
            <text:p>28</text:p>
          </table:table-cell>
          <table:table-cell office:value-type="string">
            <text:p>L1</text:p>
          </table:table-cell>
          <table:table-cell office:value-type="string">
            <text:p>K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E5</text:p>
          </table:table-cell>
          <table:table-cell office:value-type="string">
            <text:p>I/O</text:p>
          </table:table-cell>
          <table:table-cell office:value-type="string">
            <text:p>AFE0_AD3(5)</text:p>
          </table:table-cell>
          <table:table-cell office:value-type="string">
            <text:p>I</text:p>
          </table:table-cell>
          <table:table-cell office:value-type="string">
            <text:p>D13</text:p>
          </table:table-cell>
          <table:table-cell office:value-type="string">
            <text:p>I/O</text:p>
          </table:table-cell>
          <table:table-cell office:value-type="string">
            <text:p>TCLK10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D13</text:p>
          </table:table-cell>
          <table:table-cell table:number-columns-repeated="1001"/>
        </table:table-row>
        <table:table-row table:style-name="ro2">
          <table:table-cell table:style-name="ce8" office:value-type="float" office:value="3">
            <text:p>3</text:p>
          </table:table-cell>
          <table:table-cell office:value-type="string">
            <text:p>C3</text:p>
          </table:table-cell>
          <table:table-cell office:value-type="string">
            <text:p>E4</text:p>
          </table:table-cell>
          <table:table-cell office:value-type="string">
            <text:p>VDDOUT</text:p>
          </table:table-cell>
          <table:table-cell office:value-type="string">
            <text:p>Power</text:p>
          </table:table-cell>
          <table:table-cell office:value-type="string">
            <text:p>VDDOUT</text:p>
          </table:table-cell>
          <table:table-cell table:number-columns-repeated="12" office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5">
            <text:p>5</text:p>
          </table:table-cell>
          <table:table-cell table:number-columns-repeated="2" office:value-type="string">
            <text:p>C1</text:p>
          </table:table-cell>
          <table:table-cell office:value-type="string">
            <text:p>VDDIN</text:p>
          </table:table-cell>
          <table:table-cell office:value-type="string">
            <text:p>Power</text:p>
          </table:table-cell>
          <table:table-cell office:value-type="string">
            <text:p>VDDIN</text:p>
          </table:table-cell>
          <table:table-cell table:number-columns-repeated="12" office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8">
            <text:p>8</text:p>
          </table:table-cell>
          <table:table-cell office:value-type="string">
            <text:p>D2</text:p>
          </table:table-cell>
          <table:table-cell office:value-type="string">
            <text:p>E2</text:p>
          </table:table-cell>
          <table:table-cell office:value-type="string">
            <text:p>GND</text:p>
          </table:table-cell>
          <table:table-cell office:value-type="string">
            <text:p>Reference</text:p>
          </table:table-cell>
          <table:table-cell office:value-type="string">
            <text:p>VREFN</text:p>
          </table:table-cell>
          <table:table-cell office:value-type="string">
            <text:p>I</text:p>
          </table:table-cell>
          <table:table-cell table:number-columns-repeated="11" office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9">
            <text:p>9</text:p>
          </table:table-cell>
          <table:table-cell office:value-type="string">
            <text:p>D1</text:p>
          </table:table-cell>
          <table:table-cell office:value-type="string">
            <text:p>E1</text:p>
          </table:table-cell>
          <table:table-cell office:value-type="string">
            <text:p>VDDIO</text:p>
          </table:table-cell>
          <table:table-cell office:value-type="string">
            <text:p>Reference</text:p>
          </table:table-cell>
          <table:table-cell office:value-type="string">
            <text:p>VREFP</text:p>
          </table:table-cell>
          <table:table-cell office:value-type="string">
            <text:p>I</text:p>
          </table:table-cell>
          <table:table-cell table:number-columns-repeated="11" office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83">
            <text:p>83</text:p>
          </table:table-cell>
          <table:table-cell office:value-type="string">
            <text:p>H12</text:p>
          </table:table-cell>
          <table:table-cell office:value-type="string">
            <text:p>K12</text:p>
          </table:table-cell>
          <table:table-cell office:value-type="string">
            <text:p>VDDIO</text:p>
          </table:table-cell>
          <table:table-cell office:value-type="string">
            <text:p>RST</text:p>
          </table:table-cell>
          <table:table-cell office:value-type="string">
            <text:p>NRST</text:p>
          </table:table-cell>
          <table:table-cell office:value-type="string">
            <text:p>I/O</text:p>
          </table:table-cell>
          <table:table-cell table:number-columns-repeated="10" office:value-type="string">
            <text:p>–</text:p>
          </table:table-cell>
          <table:table-cell office:value-type="string">
            <text:p>I, PU</text:p>
          </table:table-cell>
          <table:table-cell table:number-columns-repeated="1005"/>
        </table:table-row>
        <table:table-row table:style-name="ro2">
          <table:table-cell table:style-name="ce8" office:value-type="float" office:value="85">
            <text:p>85</text:p>
          </table:table-cell>
          <table:table-cell office:value-type="string">
            <text:p>H11</text:p>
          </table:table-cell>
          <table:table-cell office:value-type="string">
            <text:p>J13</text:p>
          </table:table-cell>
          <table:table-cell office:value-type="string">
            <text:p>VDDIO</text:p>
          </table:table-cell>
          <table:table-cell office:value-type="string">
            <text:p>TEST</text:p>
          </table:table-cell>
          <table:table-cell office:value-type="string">
            <text:p>TST</text:p>
          </table:table-cell>
          <table:table-cell office:value-type="string">
            <text:p>I</text:p>
          </table:table-cell>
          <table:table-cell table:number-columns-repeated="10" office:value-type="string">
            <text:p>–</text:p>
          </table:table-cell>
          <table:table-cell office:value-type="string">
            <text:p>I, PD</text:p>
          </table:table-cell>
          <table:table-cell table:number-columns-repeated="1005"/>
        </table:table-row>
        <table:table-row table:style-name="ro2">
          <table:table-cell table:style-name="ce8" office:value-type="string">
            <text:p>30,43,72,80,96</text:p>
          </table:table-cell>
          <table:table-cell office:value-type="string">
            <text:p>G8,H6,H7</text:p>
          </table:table-cell>
          <table:table-cell office:value-type="string">
            <text:p>D6,F10,K6</text:p>
          </table:table-cell>
          <table:table-cell office:value-type="string">
            <text:p>VDDIO</text:p>
          </table:table-cell>
          <table:table-cell office:value-type="string">
            <text:p>Power</text:p>
          </table:table-cell>
          <table:table-cell office:value-type="string">
            <text:p>VDDIO</text:p>
          </table:table-cell>
          <table:table-cell table:number-columns-repeated="12" office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104">
            <text:p>104</text:p>
          </table:table-cell>
          <table:table-cell office:value-type="string">
            <text:p>B11</text:p>
          </table:table-cell>
          <table:table-cell office:value-type="string">
            <text:p>D12</text:p>
          </table:table-cell>
          <table:table-cell office:value-type="string">
            <text:p>VDDIO</text:p>
          </table:table-cell>
          <table:table-cell office:value-type="string">
            <text:p>TEST</text:p>
          </table:table-cell>
          <table:table-cell office:value-type="string">
            <text:p>JTAGSEL</text:p>
          </table:table-cell>
          <table:table-cell office:value-type="string">
            <text:p>I</text:p>
          </table:table-cell>
          <table:table-cell table:number-columns-repeated="10" office:value-type="string">
            <text:p>–</text:p>
          </table:table-cell>
          <table:table-cell office:value-type="string">
            <text:p>I, PD</text:p>
          </table:table-cell>
          <table:table-cell table:number-columns-repeated="1005"/>
        </table:table-row>
        <table:table-row table:style-name="ro2">
          <table:table-cell table:style-name="ce8" office:value-type="string">
            <text:p>29,33,50,81,107</text:p>
          </table:table-cell>
          <table:table-cell office:value-type="string">
            <text:p>E8,H5,H8</text:p>
          </table:table-cell>
          <table:table-cell office:value-type="string">
            <text:p>D5, G10, K5</text:p>
          </table:table-cell>
          <table:table-cell office:value-type="string">
            <text:p>VDDCOR E</text:p>
          </table:table-cell>
          <table:table-cell office:value-type="string">
            <text:p>Power</text:p>
          </table:table-cell>
          <table:table-cell office:value-type="string">
            <text:p>VDDCOR E</text:p>
          </table:table-cell>
          <table:table-cell table:number-columns-repeated="12" office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123">
            <text:p>123</text:p>
          </table:table-cell>
          <table:table-cell office:value-type="string">
            <text:p>J7</text:p>
          </table:table-cell>
          <table:table-cell office:value-type="string">
            <text:p>D8</text:p>
          </table:table-cell>
          <table:table-cell office:value-type="string">
            <text:p>VDDPLL</text:p>
          </table:table-cell>
          <table:table-cell office:value-type="string">
            <text:p>Power</text:p>
          </table:table-cell>
          <table:table-cell office:value-type="string">
            <text:p>VDDPLL</text:p>
          </table:table-cell>
          <table:table-cell table:number-columns-repeated="12" office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134">
            <text:p>134</text:p>
          </table:table-cell>
          <table:table-cell office:value-type="string">
            <text:p>E7</text:p>
          </table:table-cell>
          <table:table-cell office:value-type="string">
            <text:p>B4</text:p>
          </table:table-cell>
          <table:table-cell office:value-type="string">
            <text:p>VDDUTMI I</text:p>
          </table:table-cell>
          <table:table-cell office:value-type="string">
            <text:p>Power</text:p>
          </table:table-cell>
          <table:table-cell office:value-type="string">
            <text:p>VDDUTMI I</text:p>
          </table:table-cell>
          <table:table-cell table:number-columns-repeated="12" office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136">
            <text:p>136</text:p>
          </table:table-cell>
          <table:table-cell office:value-type="string">
            <text:p>B4</text:p>
          </table:table-cell>
          <table:table-cell office:value-type="string">
            <text:p>A5</text:p>
          </table:table-cell>
          <table:table-cell office:value-type="string">
            <text:p>VDDUTMI I</text:p>
          </table:table-cell>
          <table:table-cell office:value-type="string">
            <text:p>USBHS</text:p>
          </table:table-cell>
          <table:table-cell office:value-type="string">
            <text:p>HSDM</text:p>
          </table:table-cell>
          <table:table-cell office:value-type="string">
            <text:p>I/O</text:p>
          </table:table-cell>
          <table:table-cell table:number-columns-repeated="11" office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137">
            <text:p>137</text:p>
          </table:table-cell>
          <table:table-cell table:number-columns-repeated="2" office:value-type="string">
            <text:p>A4</text:p>
          </table:table-cell>
          <table:table-cell office:value-type="string">
            <text:p>VDDUTMI I</text:p>
          </table:table-cell>
          <table:table-cell office:value-type="string">
            <text:p>USBHS</text:p>
          </table:table-cell>
          <table:table-cell office:value-type="string">
            <text:p>HSDP</text:p>
          </table:table-cell>
          <table:table-cell office:value-type="string">
            <text:p>I/O</text:p>
          </table:table-cell>
          <table:table-cell table:number-columns-repeated="11" office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string">
            <text:p>44,61,95,115,135,138</text:p>
          </table:table-cell>
          <table:table-cell office:value-type="string">
            <text:p>F5, F6, G4, G5, G6, G7</text:p>
          </table:table-cell>
          <table:table-cell office:value-type="string">
            <text:p>C5, D3, D10, H10, K4, K8</text:p>
          </table:table-cell>
          <table:table-cell office:value-type="string">
            <text:p>GND</text:p>
          </table:table-cell>
          <table:table-cell office:value-type="string">
            <text:p>Ground</text:p>
          </table:table-cell>
          <table:table-cell office:value-type="string">
            <text:p>GND</text:p>
          </table:table-cell>
          <table:table-cell table:number-columns-repeated="12" office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string">
            <text:p>-</text:p>
          </table:table-cell>
          <table:table-cell office:value-type="string">
            <text:p>D5</text:p>
          </table:table-cell>
          <table:table-cell office:value-type="string">
            <text:p>E3</text:p>
          </table:table-cell>
          <table:table-cell office:value-type="string">
            <text:p>GNDANA</text:p>
          </table:table-cell>
          <table:table-cell office:value-type="string">
            <text:p>Ground</text:p>
          </table:table-cell>
          <table:table-cell office:value-type="string">
            <text:p>GNDANA</text:p>
          </table:table-cell>
          <table:table-cell table:number-columns-repeated="12" office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string">
            <text:p>-</text:p>
          </table:table-cell>
          <table:table-cell office:value-type="string">
            <text:p>E5</text:p>
          </table:table-cell>
          <table:table-cell office:value-type="string">
            <text:p>B5</text:p>
          </table:table-cell>
          <table:table-cell office:value-type="string">
            <text:p>GNDUTM I</text:p>
          </table:table-cell>
          <table:table-cell office:value-type="string">
            <text:p>Ground</text:p>
          </table:table-cell>
          <table:table-cell office:value-type="string">
            <text:p>GNDUTM I</text:p>
          </table:table-cell>
          <table:table-cell table:number-columns-repeated="12" office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string">
            <text:p>-</text:p>
          </table:table-cell>
          <table:table-cell office:value-type="string">
            <text:p>E6</text:p>
          </table:table-cell>
          <table:table-cell office:value-type="string">
            <text:p>B3</text:p>
          </table:table-cell>
          <table:table-cell office:value-type="string">
            <text:p>GNDPLL USB</text:p>
          </table:table-cell>
          <table:table-cell office:value-type="string">
            <text:p>Ground</text:p>
          </table:table-cell>
          <table:table-cell office:value-type="string">
            <text:p>GNDPLL USB</text:p>
          </table:table-cell>
          <table:table-cell table:number-columns-repeated="12" office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string">
            <text:p>-</text:p>
          </table:table-cell>
          <table:table-cell office:value-type="string">
            <text:p>F7</text:p>
          </table:table-cell>
          <table:table-cell office:value-type="string">
            <text:p>D9</text:p>
          </table:table-cell>
          <table:table-cell office:value-type="string">
            <text:p>GNDPLL</text:p>
          </table:table-cell>
          <table:table-cell office:value-type="string">
            <text:p>Ground</text:p>
          </table:table-cell>
          <table:table-cell office:value-type="string">
            <text:p>GNDPLL</text:p>
          </table:table-cell>
          <table:table-cell table:number-columns-repeated="12" office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139">
            <text:p>139</text:p>
          </table:table-cell>
          <table:table-cell office:value-type="string">
            <text:p>B3</text:p>
          </table:table-cell>
          <table:table-cell office:value-type="string">
            <text:p>C4</text:p>
          </table:table-cell>
          <table:table-cell office:value-type="string">
            <text:p>VDDUTMI C</text:p>
          </table:table-cell>
          <table:table-cell office:value-type="string">
            <text:p>Power</text:p>
          </table:table-cell>
          <table:table-cell office:value-type="string">
            <text:p>VDDUTMI C</text:p>
          </table:table-cell>
          <table:table-cell table:number-columns-repeated="12" office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140">
            <text:p>140</text:p>
          </table:table-cell>
          <table:table-cell office:value-type="string">
            <text:p>C4</text:p>
          </table:table-cell>
          <table:table-cell office:value-type="string">
            <text:p>A3</text:p>
          </table:table-cell>
          <table:table-cell office:value-type="string">
            <text:p>–</text:p>
          </table:table-cell>
          <table:table-cell table:number-columns-repeated="2" office:value-type="string">
            <text:p>VBG</text:p>
          </table:table-cell>
          <table:table-cell office:value-type="string">
            <text:p>I</text:p>
          </table:table-cell>
          <table:table-cell table:number-columns-repeated="11" office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143">
            <text:p>143</text:p>
          </table:table-cell>
          <table:table-cell office:value-type="string">
            <text:p>F8</text:p>
          </table:table-cell>
          <table:table-cell office:value-type="string">
            <text:p>D4</text:p>
          </table:table-cell>
          <table:table-cell office:value-type="string">
            <text:p>VDDPLL USB</text:p>
          </table:table-cell>
          <table:table-cell office:value-type="string">
            <text:p>Power</text:p>
          </table:table-cell>
          <table:table-cell office:value-type="string">
            <text:p>VDDPLL USB</text:p>
          </table:table-cell>
          <table:table-cell table:number-columns-repeated="12" office:value-type="string">
            <text:p>–</text:p>
          </table:table-cell>
          <table:table-cell table:number-columns-repeated="1005"/>
        </table:table-row>
        <table:table-row table:style-name="ro2" table:number-rows-repeated="104843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S-010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3" table:default-cell-style-name="Default"/>
        <table:table-column table:style-name="co2" table:number-columns-repeated="2" table:default-cell-style-name="ce1"/>
        <table:table-column table:style-name="co1" table:visibility="collapse" table:default-cell-style-name="ce1"/>
        <table:table-column table:style-name="co3" table:default-cell-style-name="ce1"/>
        <table:table-column table:style-name="co4" table:default-cell-style-name="Default"/>
        <table:table-column table:style-name="co1" table:visibility="collapse" table:number-columns-repeated="2" table:default-cell-style-name="Default"/>
        <table:table-column table:style-name="co5" table:number-columns-repeated="5" table:default-cell-style-name="Default"/>
        <table:table-column table:style-name="co1" table:default-cell-style-name="Default"/>
        <table:table-row table:style-name="ro2">
          <table:table-cell table:number-columns-repeated="11"/>
          <table:table-cell table:style-name="Default" table:number-columns-repeated="4"/>
          <table:table-cell table:number-columns-repeated="9"/>
        </table:table-row>
        <table:table-row table:style-name="ro2">
          <table:table-cell office:value-type="string">
            <text:p>Pin(1)</text:p>
          </table:table-cell>
          <table:table-cell office:value-type="string">
            <text:p>I/O Pin</text:p>
          </table:table-cell>
          <table:table-cell office:value-type="string">
            <text:p>Supply</text:p>
          </table:table-cell>
          <table:table-cell office:value-type="string">
            <text:p>A</text:p>
          </table:table-cell>
          <table:table-cell table:number-columns-repeated="3"/>
          <table:table-cell office:value-type="string">
            <text:p>B(2,3)</text:p>
          </table:table-cell>
          <table:table-cell table:number-columns-repeated="3"/>
          <table:table-cell table:style-name="Default" office:value-type="string">
            <text:p>C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/>
          <table:table-cell table:style-name="ce2" office:value-type="string" table:number-columns-spanned="5" table:number-rows-spanned="1">
            <text:p>Peripheral Assignments</text:p>
          </table:table-cell>
          <table:covered-table-cell table:number-columns-repeated="4"/>
        </table:table-row>
        <table:table-row table:style-name="ro2">
          <table:table-cell office:value-type="string">
            <text:p>SAM C21G</text:p>
          </table:table-cell>
          <table:table-cell table:number-columns-repeated="2"/>
          <table:table-cell office:value-type="string">
            <text:p>EIC</text:p>
          </table:table-cell>
          <table:table-cell office:value-type="string">
            <text:p>REF</text:p>
          </table:table-cell>
          <table:table-cell office:value-type="string">
            <text:p>ADC0</text:p>
          </table:table-cell>
          <table:table-cell office:value-type="string">
            <text:p>ADC1</text:p>
          </table:table-cell>
          <table:table-cell office:value-type="string">
            <text:p>AC</text:p>
          </table:table-cell>
          <table:table-cell office:value-type="string">
            <text:p>PTC</text:p>
          </table:table-cell>
          <table:table-cell office:value-type="string">
            <text:p>DAC</text:p>
          </table:table-cell>
          <table:table-cell office:value-type="string">
            <text:p>SDADC</text:p>
          </table:table-cell>
          <table:table-cell table:style-name="Default" office:value-type="string">
            <text:p>SERCOM(2,3,4)</text:p>
          </table:table-cell>
          <table:table-cell table:style-name="Default" office:value-type="string">
            <text:p>SERCOM-ALT(4)</text:p>
          </table:table-cell>
          <table:table-cell table:style-name="Default" office:value-type="string">
            <text:p>TC TCC</text:p>
          </table:table-cell>
          <table:table-cell table:style-name="Default" office:value-type="string">
            <text:p>TCC</text:p>
          </table:table-cell>
          <table:table-cell office:value-type="string">
            <text:p>COM</text:p>
          </table:table-cell>
          <table:table-cell office:value-type="string">
            <text:p>AC/GCLK</text:p>
          </table:table-cell>
          <table:table-cell office:value-type="string">
            <text:p>CCL</text:p>
          </table:table-cell>
          <table:table-cell/>
          <table:table-cell table:style-name="ce3" office:value-type="string">
            <text:p>CAN</text:p>
          </table:table-cell>
          <table:table-cell table:style-name="ce3" office:value-type="string">
            <text:p>Analog</text:p>
          </table:table-cell>
          <table:table-cell table:style-name="ce3" office:value-type="string">
            <text:p>GPIO</text:p>
          </table:table-cell>
          <table:table-cell table:style-name="ce3" office:value-type="string">
            <text:p>SWD</text:p>
          </table:table-cell>
          <table:table-cell table:style-name="ce3" office:value-type="string">
            <text:p>UAR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A00</text:p>
          </table:table-cell>
          <table:table-cell office:value-type="string">
            <text:p>VDDANA</text:p>
          </table:table-cell>
          <table:table-cell office:value-type="string">
            <text:p>EXTINT[0]</text:p>
          </table:table-cell>
          <table:table-cell table:number-columns-repeated="7"/>
          <table:table-cell table:style-name="Default"/>
          <table:table-cell table:style-name="Default" office:value-type="string">
            <text:p>SERCOM1/ PAD[0]</text:p>
          </table:table-cell>
          <table:table-cell table:style-name="Default" office:value-type="string">
            <text:p>TCC2/WO[0]</text:p>
          </table:table-cell>
          <table:table-cell table:style-name="Default"/>
          <table:table-cell/>
          <table:table-cell office:value-type="string">
            <text:p>CMP[2]</text:p>
          </table:table-cell>
          <table:table-cell table:number-columns-repeated="4"/>
          <table:table-cell office:value-type="string">
            <text:p>CTRL_SYNC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A01</text:p>
          </table:table-cell>
          <table:table-cell office:value-type="string">
            <text:p>VDDANA</text:p>
          </table:table-cell>
          <table:table-cell office:value-type="string">
            <text:p>EXTINT[1]</text:p>
          </table:table-cell>
          <table:table-cell table:number-columns-repeated="7"/>
          <table:table-cell table:style-name="Default"/>
          <table:table-cell table:style-name="Default" office:value-type="string">
            <text:p>SERCOM1/ PAD[1]</text:p>
          </table:table-cell>
          <table:table-cell table:style-name="Default" office:value-type="string">
            <text:p>TCC2/WO[1]</text:p>
          </table:table-cell>
          <table:table-cell table:style-name="Default"/>
          <table:table-cell/>
          <table:table-cell office:value-type="string">
            <text:p>CMP[3]</text:p>
          </table:table-cell>
          <table:table-cell table:number-columns-repeated="7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A02</text:p>
          </table:table-cell>
          <table:table-cell office:value-type="string">
            <text:p>VDDANA</text:p>
          </table:table-cell>
          <table:table-cell office:value-type="string">
            <text:p>EXTINT[2]</text:p>
          </table:table-cell>
          <table:table-cell/>
          <table:table-cell office:value-type="string">
            <text:p>AIN[0]</text:p>
          </table:table-cell>
          <table:table-cell/>
          <table:table-cell office:value-type="string">
            <text:p>AIN[4]</text:p>
          </table:table-cell>
          <table:table-cell office:value-type="string">
            <text:p>Y[0]</text:p>
          </table:table-cell>
          <table:table-cell office:value-type="string">
            <text:p>VOUT</text:p>
          </table:table-cell>
          <table:table-cell/>
          <table:table-cell table:style-name="Default" table:number-columns-repeated="4"/>
          <table:table-cell table:number-columns-repeated="5"/>
          <table:table-cell office:value-type="string">
            <text:p>+VBAT_VMON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PA03</text:p>
          </table:table-cell>
          <table:table-cell office:value-type="string">
            <text:p>VDDANA</text:p>
          </table:table-cell>
          <table:table-cell office:value-type="string">
            <text:p>EXTINT[3]</text:p>
          </table:table-cell>
          <table:table-cell office:value-type="string">
            <text:p>ADC/VREFA</text:p>
          </table:table-cell>
          <table:table-cell office:value-type="string">
            <text:p>AIN[1]</text:p>
          </table:table-cell>
          <table:table-cell/>
          <table:table-cell office:value-type="string">
            <text:p>AIN[5]</text:p>
          </table:table-cell>
          <table:table-cell office:value-type="string">
            <text:p>Y[1]</text:p>
          </table:table-cell>
          <table:table-cell table:number-columns-repeated="2"/>
          <table:table-cell table:style-name="Default" table:number-columns-repeated="4"/>
          <table:table-cell table:number-columns-repeated="5"/>
          <table:table-cell office:value-type="string">
            <text:p>+2.048VA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PA04</text:p>
          </table:table-cell>
          <table:table-cell office:value-type="string">
            <text:p>VDDANA</text:p>
          </table:table-cell>
          <table:table-cell office:value-type="string">
            <text:p>EXTINT[4]</text:p>
          </table:table-cell>
          <table:table-cell office:value-type="string">
            <text:p>SDADC / VREFB</text:p>
          </table:table-cell>
          <table:table-cell office:value-type="string">
            <text:p>AIN[4]</text:p>
          </table:table-cell>
          <table:table-cell/>
          <table:table-cell office:value-type="string">
            <text:p>AIN[0]</text:p>
          </table:table-cell>
          <table:table-cell office:value-type="string">
            <text:p>Y[2]</text:p>
          </table:table-cell>
          <table:table-cell table:number-columns-repeated="2"/>
          <table:table-cell table:style-name="Default"/>
          <table:table-cell table:style-name="Default" office:value-type="string">
            <text:p>SERCOM0/ PAD[0]</text:p>
          </table:table-cell>
          <table:table-cell table:style-name="Default" office:value-type="string">
            <text:p>TCC0/WO[0]</text:p>
          </table:table-cell>
          <table:table-cell table:style-name="Default"/>
          <table:table-cell table:number-columns-repeated="2"/>
          <table:table-cell office:value-type="string">
            <text:p>CCL0/ IN[0]</text:p>
          </table:table-cell>
          <table:table-cell table:number-columns-repeated="2"/>
          <table:table-cell office:value-type="string">
            <text:p>+12V_INT_VMON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A05</text:p>
          </table:table-cell>
          <table:table-cell office:value-type="string">
            <text:p>VDDANA</text:p>
          </table:table-cell>
          <table:table-cell office:value-type="string">
            <text:p>EXTINT[5]</text:p>
          </table:table-cell>
          <table:table-cell/>
          <table:table-cell office:value-type="string">
            <text:p>AIN[5]</text:p>
          </table:table-cell>
          <table:table-cell/>
          <table:table-cell office:value-type="string">
            <text:p>AIN[1]</text:p>
          </table:table-cell>
          <table:table-cell office:value-type="string">
            <text:p>Y[3]</text:p>
          </table:table-cell>
          <table:table-cell table:number-columns-repeated="2"/>
          <table:table-cell table:style-name="Default"/>
          <table:table-cell table:style-name="Default" office:value-type="string">
            <text:p>SERCOM0/ PAD[1]</text:p>
          </table:table-cell>
          <table:table-cell table:style-name="Default" office:value-type="string">
            <text:p>TCC0/WO[1]</text:p>
          </table:table-cell>
          <table:table-cell table:style-name="Default"/>
          <table:table-cell table:number-columns-repeated="2"/>
          <table:table-cell office:value-type="string">
            <text:p>CCL0/ IN[1]</text:p>
          </table:table-cell>
          <table:table-cell table:number-columns-repeated="2"/>
          <table:table-cell office:value-type="string">
            <text:p>+5V_BT_VMON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PA06</text:p>
          </table:table-cell>
          <table:table-cell office:value-type="string">
            <text:p>VDDANA</text:p>
          </table:table-cell>
          <table:table-cell office:value-type="string">
            <text:p>EXTINT[6]</text:p>
          </table:table-cell>
          <table:table-cell/>
          <table:table-cell office:value-type="string">
            <text:p>AIN[6]</text:p>
          </table:table-cell>
          <table:table-cell/>
          <table:table-cell office:value-type="string">
            <text:p>AIN[2]</text:p>
          </table:table-cell>
          <table:table-cell office:value-type="string">
            <text:p>Y[4]</text:p>
          </table:table-cell>
          <table:table-cell/>
          <table:table-cell office:value-type="string">
            <text:p>INN[0]</text:p>
          </table:table-cell>
          <table:table-cell table:style-name="Default"/>
          <table:table-cell table:style-name="Default" office:value-type="string">
            <text:p>SERCOM0/ PAD[2]</text:p>
          </table:table-cell>
          <table:table-cell table:style-name="Default" office:value-type="string">
            <text:p>TCC1/WO[0]</text:p>
          </table:table-cell>
          <table:table-cell table:style-name="Default"/>
          <table:table-cell table:number-columns-repeated="2"/>
          <table:table-cell office:value-type="string">
            <text:p>CCL0/ IN[2]</text:p>
          </table:table-cell>
          <table:table-cell table:number-columns-repeated="2"/>
          <table:table-cell office:value-type="string">
            <text:p>+5V_VMON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PA07</text:p>
          </table:table-cell>
          <table:table-cell office:value-type="string">
            <text:p>VDDANA</text:p>
          </table:table-cell>
          <table:table-cell office:value-type="string">
            <text:p>EXTINT[7]</text:p>
          </table:table-cell>
          <table:table-cell/>
          <table:table-cell office:value-type="string">
            <text:p>AIN[7]</text:p>
          </table:table-cell>
          <table:table-cell/>
          <table:table-cell office:value-type="string">
            <text:p>AIN[3]</text:p>
          </table:table-cell>
          <table:table-cell office:value-type="string">
            <text:p>Y[5]</text:p>
          </table:table-cell>
          <table:table-cell/>
          <table:table-cell office:value-type="string">
            <text:p>INP[0]</text:p>
          </table:table-cell>
          <table:table-cell table:style-name="Default"/>
          <table:table-cell table:style-name="Default" office:value-type="string">
            <text:p>SERCOM0/ PAD[3]</text:p>
          </table:table-cell>
          <table:table-cell table:style-name="Default" office:value-type="string">
            <text:p>TCC1/WO[1]</text:p>
          </table:table-cell>
          <table:table-cell table:style-name="Default"/>
          <table:table-cell table:number-columns-repeated="2"/>
          <table:table-cell office:value-type="string">
            <text:p>CCL0/ OUT[0]</text:p>
          </table:table-cell>
          <table:table-cell table:number-columns-repeated="2"/>
          <table:table-cell office:value-type="string">
            <text:p>+5V_BT_INT_VMON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PA08</text:p>
          </table:table-cell>
          <table:table-cell office:value-type="string">
            <text:p>VDDIO</text:p>
          </table:table-cell>
          <table:table-cell office:value-type="string">
            <text:p>NMI</text:p>
          </table:table-cell>
          <table:table-cell/>
          <table:table-cell office:value-type="string">
            <text:p>AIN[8]</text:p>
          </table:table-cell>
          <table:table-cell office:value-type="string">
            <text:p>AIN[10]</text:p>
          </table:table-cell>
          <table:table-cell/>
          <table:table-cell office:value-type="string">
            <text:p>X[0]/Y[16]</text:p>
          </table:table-cell>
          <table:table-cell table:number-columns-repeated="2"/>
          <table:table-cell office:value-type="string">
            <text:p>SERCOM0/ PAD[0]</text:p>
          </table:table-cell>
          <table:table-cell office:value-type="string">
            <text:p>SERCOM2/ PAD[0]</text:p>
          </table:table-cell>
          <table:table-cell office:value-type="string">
            <text:p>TCC0/WO[0]</text:p>
          </table:table-cell>
          <table:table-cell office:value-type="string">
            <text:p>TCC1/ WO[2]</text:p>
          </table:table-cell>
          <table:table-cell table:number-columns-repeated="2"/>
          <table:table-cell office:value-type="string">
            <text:p>CCL1/ IN[3]</text:p>
          </table:table-cell>
          <table:table-cell table:number-columns-repeated="2"/>
          <table:table-cell office:value-type="string">
            <text:p>+5V_INT_VMON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PA09</text:p>
          </table:table-cell>
          <table:table-cell office:value-type="string">
            <text:p>VDDIO</text:p>
          </table:table-cell>
          <table:table-cell office:value-type="string">
            <text:p>EXTINT[9]</text:p>
          </table:table-cell>
          <table:table-cell/>
          <table:table-cell office:value-type="string">
            <text:p>AIN[9]</text:p>
          </table:table-cell>
          <table:table-cell office:value-type="string">
            <text:p>AIN[11]</text:p>
          </table:table-cell>
          <table:table-cell/>
          <table:table-cell office:value-type="string">
            <text:p>X[1]/Y[17]</text:p>
          </table:table-cell>
          <table:table-cell table:number-columns-repeated="2"/>
          <table:table-cell office:value-type="string">
            <text:p>SERCOM0/ PAD[1]</text:p>
          </table:table-cell>
          <table:table-cell office:value-type="string">
            <text:p>SERCOM2/ PAD[1]</text:p>
          </table:table-cell>
          <table:table-cell office:value-type="string">
            <text:p>TCC0/WO[1]</text:p>
          </table:table-cell>
          <table:table-cell office:value-type="string">
            <text:p>TCC1/ WO[3]</text:p>
          </table:table-cell>
          <table:table-cell table:number-columns-repeated="2"/>
          <table:table-cell office:value-type="string">
            <text:p>CCL1/ IN[4]</text:p>
          </table:table-cell>
          <table:table-cell table:number-columns-repeated="2"/>
          <table:table-cell office:value-type="string">
            <text:p>+12V_VMON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PA10</text:p>
          </table:table-cell>
          <table:table-cell office:value-type="string">
            <text:p>VDDIO</text:p>
          </table:table-cell>
          <table:table-cell office:value-type="string">
            <text:p>EXTINT[10]</text:p>
          </table:table-cell>
          <table:table-cell/>
          <table:table-cell office:value-type="string">
            <text:p>AIN[10]</text:p>
          </table:table-cell>
          <table:table-cell table:number-columns-repeated="2"/>
          <table:table-cell office:value-type="string">
            <text:p>X[2]/Y[18]</text:p>
          </table:table-cell>
          <table:table-cell table:number-columns-repeated="2"/>
          <table:table-cell office:value-type="string">
            <text:p>SERCOM0/ PAD[2]</text:p>
          </table:table-cell>
          <table:table-cell office:value-type="string">
            <text:p>SERCOM2/ PAD[2]</text:p>
          </table:table-cell>
          <table:table-cell office:value-type="string">
            <text:p>TCC1/WO[0]</text:p>
          </table:table-cell>
          <table:table-cell office:value-type="string">
            <text:p>TCC0/ WO[2]</text:p>
          </table:table-cell>
          <table:table-cell/>
          <table:table-cell office:value-type="string">
            <text:p>GCLK_IO[4]</text:p>
          </table:table-cell>
          <table:table-cell office:value-type="string">
            <text:p>CCL1/ IN[5]</text:p>
          </table:table-cell>
          <table:table-cell table:number-columns-repeated="2"/>
          <table:table-cell office:value-type="string">
            <text:p>+5V_IMON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PA11</text:p>
          </table:table-cell>
          <table:table-cell office:value-type="string">
            <text:p>VDDIO</text:p>
          </table:table-cell>
          <table:table-cell office:value-type="string">
            <text:p>EXTINT[11]</text:p>
          </table:table-cell>
          <table:table-cell/>
          <table:table-cell office:value-type="string">
            <text:p>AIN[11]</text:p>
          </table:table-cell>
          <table:table-cell table:number-columns-repeated="2"/>
          <table:table-cell office:value-type="string">
            <text:p>X[3]/Y[19]</text:p>
          </table:table-cell>
          <table:table-cell table:number-columns-repeated="2"/>
          <table:table-cell office:value-type="string">
            <text:p>SERCOM0/ PAD[3]</text:p>
          </table:table-cell>
          <table:table-cell office:value-type="string">
            <text:p>SERCOM2/ PAD[3]</text:p>
          </table:table-cell>
          <table:table-cell office:value-type="string">
            <text:p>TCC1/WO[1]</text:p>
          </table:table-cell>
          <table:table-cell office:value-type="string">
            <text:p>TCC0/ WO[3]</text:p>
          </table:table-cell>
          <table:table-cell/>
          <table:table-cell office:value-type="string">
            <text:p>GCLK_IO[5]</text:p>
          </table:table-cell>
          <table:table-cell office:value-type="string">
            <text:p>CCL1/ OUT[1]</text:p>
          </table:table-cell>
          <table:table-cell table:number-columns-repeated="2"/>
          <table:table-cell office:value-type="string">
            <text:p>+12V_IMON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PA12</text:p>
          </table:table-cell>
          <table:table-cell office:value-type="string">
            <text:p>VDDIO</text:p>
          </table:table-cell>
          <table:table-cell office:value-type="string">
            <text:p>EXTINT[12]</text:p>
          </table:table-cell>
          <table:table-cell table:number-columns-repeated="7"/>
          <table:table-cell office:value-type="string">
            <text:p>SERCOM2/ PAD[0]</text:p>
          </table:table-cell>
          <table:table-cell office:value-type="string">
            <text:p>SERCOM4/ PAD[0]</text:p>
          </table:table-cell>
          <table:table-cell office:value-type="string">
            <text:p>TCC2/WO[0]</text:p>
          </table:table-cell>
          <table:table-cell office:value-type="string">
            <text:p>TCC0/ WO[6]</text:p>
          </table:table-cell>
          <table:table-cell/>
          <table:table-cell office:value-type="string">
            <text:p>AC/CMP[0]</text:p>
          </table:table-cell>
          <table:table-cell table:number-columns-repeated="4"/>
          <table:table-cell office:value-type="string">
            <text:p>DETECT_A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PA13</text:p>
          </table:table-cell>
          <table:table-cell office:value-type="string">
            <text:p>VDDIO</text:p>
          </table:table-cell>
          <table:table-cell office:value-type="string">
            <text:p>EXTINT[13]</text:p>
          </table:table-cell>
          <table:table-cell table:number-columns-repeated="7"/>
          <table:table-cell office:value-type="string">
            <text:p>SERCOM2/ PAD[1]</text:p>
          </table:table-cell>
          <table:table-cell office:value-type="string">
            <text:p>SERCOM4/ PAD[1]</text:p>
          </table:table-cell>
          <table:table-cell office:value-type="string">
            <text:p>TCC2/WO[1]</text:p>
          </table:table-cell>
          <table:table-cell office:value-type="string">
            <text:p>TCC0/ WO[7]</text:p>
          </table:table-cell>
          <table:table-cell/>
          <table:table-cell office:value-type="string">
            <text:p>AC/CMP[1]</text:p>
          </table:table-cell>
          <table:table-cell table:number-columns-repeated="4"/>
          <table:table-cell office:value-type="string">
            <text:p>DETECT_B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PA14</text:p>
          </table:table-cell>
          <table:table-cell office:value-type="string">
            <text:p>VDDIO</text:p>
          </table:table-cell>
          <table:table-cell office:value-type="string">
            <text:p>EXTINT[14]</text:p>
          </table:table-cell>
          <table:table-cell table:number-columns-repeated="7"/>
          <table:table-cell office:value-type="string">
            <text:p>SERCOM2/ PAD[2]</text:p>
          </table:table-cell>
          <table:table-cell office:value-type="string">
            <text:p>SERCOM4/ PAD[2]</text:p>
          </table:table-cell>
          <table:table-cell office:value-type="string">
            <text:p>TC4/WO[0]</text:p>
          </table:table-cell>
          <table:table-cell office:value-type="string">
            <text:p>TCC0/ WO[4]</text:p>
          </table:table-cell>
          <table:table-cell/>
          <table:table-cell office:value-type="string">
            <text:p>GCLK_IO[0]</text:p>
          </table:table-cell>
          <table:table-cell table:number-columns-repeated="4"/>
          <table:table-cell office:value-type="string">
            <text:p>XTAL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PA15</text:p>
          </table:table-cell>
          <table:table-cell office:value-type="string">
            <text:p>VDDIO</text:p>
          </table:table-cell>
          <table:table-cell office:value-type="string">
            <text:p>EXTINT[15]</text:p>
          </table:table-cell>
          <table:table-cell table:number-columns-repeated="7"/>
          <table:table-cell office:value-type="string">
            <text:p>SERCOM2/ PAD[3]</text:p>
          </table:table-cell>
          <table:table-cell office:value-type="string">
            <text:p>SERCOM4/ PAD[3]</text:p>
          </table:table-cell>
          <table:table-cell office:value-type="string">
            <text:p>TC4/WO[1]</text:p>
          </table:table-cell>
          <table:table-cell office:value-type="string">
            <text:p>TCC0/ WO[5]</text:p>
          </table:table-cell>
          <table:table-cell/>
          <table:table-cell office:value-type="string">
            <text:p>GCLK_IO[1]</text:p>
          </table:table-cell>
          <table:table-cell table:number-columns-repeated="4"/>
          <table:table-cell office:value-type="string">
            <text:p>XTAL_NC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PA16</text:p>
          </table:table-cell>
          <table:table-cell office:value-type="string">
            <text:p>VDDIO</text:p>
          </table:table-cell>
          <table:table-cell office:value-type="string">
            <text:p>EXTINT[0]</text:p>
          </table:table-cell>
          <table:table-cell table:number-columns-repeated="4"/>
          <table:table-cell office:value-type="string">
            <text:p>X[4]/Y[20]</text:p>
          </table:table-cell>
          <table:table-cell table:number-columns-repeated="2"/>
          <table:table-cell office:value-type="string">
            <text:p>SERCOM1/ PAD[0]</text:p>
          </table:table-cell>
          <table:table-cell office:value-type="string">
            <text:p>SERCOM3/ PAD[0]</text:p>
          </table:table-cell>
          <table:table-cell office:value-type="string">
            <text:p>TCC2/WO[0]</text:p>
          </table:table-cell>
          <table:table-cell office:value-type="string">
            <text:p>TCC0/ WO[6]</text:p>
          </table:table-cell>
          <table:table-cell/>
          <table:table-cell office:value-type="string">
            <text:p>GCLK_IO[2]</text:p>
          </table:table-cell>
          <table:table-cell office:value-type="string">
            <text:p>CCL0/ IN[0]</text:p>
          </table:table-cell>
          <table:table-cell table:number-columns-repeated="5"/>
          <table:table-cell office:value-type="string">
            <text:p>DEBUG_TX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A17</text:p>
          </table:table-cell>
          <table:table-cell office:value-type="string">
            <text:p>VDDIO</text:p>
          </table:table-cell>
          <table:table-cell office:value-type="string">
            <text:p>EXTINT[1]</text:p>
          </table:table-cell>
          <table:table-cell table:number-columns-repeated="4"/>
          <table:table-cell office:value-type="string">
            <text:p>X[5]/Y[21]</text:p>
          </table:table-cell>
          <table:table-cell table:number-columns-repeated="2"/>
          <table:table-cell office:value-type="string">
            <text:p>SERCOM1/ PAD[1]</text:p>
          </table:table-cell>
          <table:table-cell office:value-type="string">
            <text:p>SERCOM3/ PAD[1]</text:p>
          </table:table-cell>
          <table:table-cell office:value-type="string">
            <text:p>TCC2/WO[1]</text:p>
          </table:table-cell>
          <table:table-cell office:value-type="string">
            <text:p>TCC0/ WO[7]</text:p>
          </table:table-cell>
          <table:table-cell/>
          <table:table-cell office:value-type="string">
            <text:p>GCLK_IO[3]</text:p>
          </table:table-cell>
          <table:table-cell office:value-type="string">
            <text:p>CCL0/ IN[1]</text:p>
          </table:table-cell>
          <table:table-cell table:number-columns-repeated="5"/>
          <table:table-cell office:value-type="string">
            <text:p>DEBUG_RX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PA18</text:p>
          </table:table-cell>
          <table:table-cell office:value-type="string">
            <text:p>VDDIO</text:p>
          </table:table-cell>
          <table:table-cell office:value-type="string">
            <text:p>EXTINT[2]</text:p>
          </table:table-cell>
          <table:table-cell table:number-columns-repeated="4"/>
          <table:table-cell office:value-type="string">
            <text:p>X[6]/Y[22]</text:p>
          </table:table-cell>
          <table:table-cell table:number-columns-repeated="2"/>
          <table:table-cell office:value-type="string">
            <text:p>SERCOM1/ PAD[2]</text:p>
          </table:table-cell>
          <table:table-cell office:value-type="string">
            <text:p>SERCOM3/ PAD[2]</text:p>
          </table:table-cell>
          <table:table-cell office:value-type="string">
            <text:p>TC4/WO[0]</text:p>
          </table:table-cell>
          <table:table-cell office:value-type="string">
            <text:p>TCC0/ WO[2]</text:p>
          </table:table-cell>
          <table:table-cell/>
          <table:table-cell office:value-type="string">
            <text:p>AC/CMP[0]</text:p>
          </table:table-cell>
          <table:table-cell office:value-type="string">
            <text:p>CCL0/ IN[2]</text:p>
          </table:table-cell>
          <table:table-cell table:number-columns-repeated="3"/>
          <table:table-cell office:value-type="string">
            <text:p>+5V_BT_PG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PA19</text:p>
          </table:table-cell>
          <table:table-cell office:value-type="string">
            <text:p>VDDIO</text:p>
          </table:table-cell>
          <table:table-cell office:value-type="string">
            <text:p>EXTINT[3]</text:p>
          </table:table-cell>
          <table:table-cell table:number-columns-repeated="4"/>
          <table:table-cell office:value-type="string">
            <text:p>X[7]/Y[23]</text:p>
          </table:table-cell>
          <table:table-cell table:number-columns-repeated="2"/>
          <table:table-cell office:value-type="string">
            <text:p>SERCOM1/ PAD[3]</text:p>
          </table:table-cell>
          <table:table-cell office:value-type="string">
            <text:p>SERCOM3/ PAD[3]</text:p>
          </table:table-cell>
          <table:table-cell office:value-type="string">
            <text:p>TC4/WO[1]</text:p>
          </table:table-cell>
          <table:table-cell office:value-type="string">
            <text:p>TCC0/ WO[3]</text:p>
          </table:table-cell>
          <table:table-cell/>
          <table:table-cell office:value-type="string">
            <text:p>AC/CMP[1]</text:p>
          </table:table-cell>
          <table:table-cell office:value-type="string">
            <text:p>CCL0/ OUT[0]</text:p>
          </table:table-cell>
          <table:table-cell table:number-columns-repeated="3"/>
          <table:table-cell office:value-type="string">
            <text:p>+5V_PG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PA20</text:p>
          </table:table-cell>
          <table:table-cell office:value-type="string">
            <text:p>VDDIO</text:p>
          </table:table-cell>
          <table:table-cell office:value-type="string">
            <text:p>EXTINT[4]</text:p>
          </table:table-cell>
          <table:table-cell table:number-columns-repeated="4"/>
          <table:table-cell office:value-type="string">
            <text:p>X[8]/Y[24]</text:p>
          </table:table-cell>
          <table:table-cell table:number-columns-repeated="2"/>
          <table:table-cell office:value-type="string">
            <text:p>SERCOM5/ PAD[2]</text:p>
          </table:table-cell>
          <table:table-cell office:value-type="string">
            <text:p>SERCOM3/ PAD[2]</text:p>
          </table:table-cell>
          <table:table-cell office:value-type="string">
            <text:p>TC3/WO[0]</text:p>
          </table:table-cell>
          <table:table-cell office:value-type="string">
            <text:p>TCC0/ WO[6]</text:p>
          </table:table-cell>
          <table:table-cell/>
          <table:table-cell office:value-type="string">
            <text:p>GCLK_IO[4]</text:p>
          </table:table-cell>
          <table:table-cell table:number-columns-repeated="4"/>
          <table:table-cell office:value-type="string">
            <text:p>+12V_PG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PA21</text:p>
          </table:table-cell>
          <table:table-cell office:value-type="string">
            <text:p>VDDIO</text:p>
          </table:table-cell>
          <table:table-cell office:value-type="string">
            <text:p>EXTINT[5]</text:p>
          </table:table-cell>
          <table:table-cell table:number-columns-repeated="4"/>
          <table:table-cell office:value-type="string">
            <text:p>X[9]/Y[25]</text:p>
          </table:table-cell>
          <table:table-cell table:number-columns-repeated="2"/>
          <table:table-cell office:value-type="string">
            <text:p>SERCOM5/ PAD[3]</text:p>
          </table:table-cell>
          <table:table-cell office:value-type="string">
            <text:p>SERCOM3/ PAD[3]</text:p>
          </table:table-cell>
          <table:table-cell office:value-type="string">
            <text:p>TC3/WO[1]</text:p>
          </table:table-cell>
          <table:table-cell office:value-type="string">
            <text:p>TCC0/ WO[7]</text:p>
          </table:table-cell>
          <table:table-cell/>
          <table:table-cell office:value-type="string">
            <text:p>GCLK_IO[5]</text:p>
          </table:table-cell>
          <table:table-cell table:number-columns-repeated="4"/>
          <table:table-cell office:value-type="string">
            <text:p>+12V_EN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PA22</text:p>
          </table:table-cell>
          <table:table-cell office:value-type="string">
            <text:p>VDDIO</text:p>
          </table:table-cell>
          <table:table-cell office:value-type="string">
            <text:p>EXTINT[6]</text:p>
          </table:table-cell>
          <table:table-cell table:number-columns-repeated="4"/>
          <table:table-cell office:value-type="string">
            <text:p>X[10]/Y[26]</text:p>
          </table:table-cell>
          <table:table-cell table:number-columns-repeated="2"/>
          <table:table-cell office:value-type="string">
            <text:p>SERCOM3/ PAD[0]</text:p>
          </table:table-cell>
          <table:table-cell office:value-type="string">
            <text:p>SERCOM5/ PAD[0]</text:p>
          </table:table-cell>
          <table:table-cell office:value-type="string">
            <text:p>TC0/WO[0]</text:p>
          </table:table-cell>
          <table:table-cell office:value-type="string">
            <text:p>TCC0/ WO[4]</text:p>
          </table:table-cell>
          <table:table-cell/>
          <table:table-cell office:value-type="string">
            <text:p>GCLK_IO[6]</text:p>
          </table:table-cell>
          <table:table-cell office:value-type="string">
            <text:p>CCL2/ IN[6]</text:p>
          </table:table-cell>
          <table:table-cell table:number-columns-repeated="3"/>
          <table:table-cell office:value-type="string">
            <text:p>+5V_BT_EN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PA23</text:p>
          </table:table-cell>
          <table:table-cell office:value-type="string">
            <text:p>VDDIO</text:p>
          </table:table-cell>
          <table:table-cell office:value-type="string">
            <text:p>EXTINT[7]</text:p>
          </table:table-cell>
          <table:table-cell table:number-columns-repeated="4"/>
          <table:table-cell office:value-type="string">
            <text:p>X[11]/Y[27]</text:p>
          </table:table-cell>
          <table:table-cell table:number-columns-repeated="2"/>
          <table:table-cell office:value-type="string">
            <text:p>SERCOM3/ PAD[1]</text:p>
          </table:table-cell>
          <table:table-cell office:value-type="string">
            <text:p>SERCOM5/ PAD[1]</text:p>
          </table:table-cell>
          <table:table-cell office:value-type="string">
            <text:p>TC0/WO[1]</text:p>
          </table:table-cell>
          <table:table-cell office:value-type="string">
            <text:p>TCC0/ WO[5]</text:p>
          </table:table-cell>
          <table:table-cell/>
          <table:table-cell office:value-type="string">
            <text:p>GCLK_IO[7]</text:p>
          </table:table-cell>
          <table:table-cell office:value-type="string">
            <text:p>CCL2/ IN[7]</text:p>
          </table:table-cell>
          <table:table-cell table:number-columns-repeated="3"/>
          <table:table-cell office:value-type="string">
            <text:p>+5V_EN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PA24</text:p>
          </table:table-cell>
          <table:table-cell office:value-type="string">
            <text:p>VDDIO</text:p>
          </table:table-cell>
          <table:table-cell office:value-type="string">
            <text:p>EXTINT[12]</text:p>
          </table:table-cell>
          <table:table-cell table:number-columns-repeated="7"/>
          <table:table-cell office:value-type="string">
            <text:p>SERCOM3/ PAD[2]</text:p>
          </table:table-cell>
          <table:table-cell office:value-type="string">
            <text:p>SERCOM5/ PAD[2]</text:p>
          </table:table-cell>
          <table:table-cell office:value-type="string">
            <text:p>TC1/WO[0]</text:p>
          </table:table-cell>
          <table:table-cell office:value-type="string">
            <text:p>TCC1/ WO[2]</text:p>
          </table:table-cell>
          <table:table-cell office:value-type="string">
            <text:p>CAN0/TX</text:p>
          </table:table-cell>
          <table:table-cell office:value-type="string">
            <text:p>AC/CMP[2]</text:p>
          </table:table-cell>
          <table:table-cell office:value-type="string">
            <text:p>CCL2/ IN[8]</text:p>
          </table:table-cell>
          <table:table-cell table:number-columns-repeated="6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PA25</text:p>
          </table:table-cell>
          <table:table-cell office:value-type="string">
            <text:p>VDDIO</text:p>
          </table:table-cell>
          <table:table-cell office:value-type="string">
            <text:p>EXTINT[13]</text:p>
          </table:table-cell>
          <table:table-cell table:number-columns-repeated="7"/>
          <table:table-cell office:value-type="string">
            <text:p>SERCOM3/ PAD[3]</text:p>
          </table:table-cell>
          <table:table-cell office:value-type="string">
            <text:p>SERCOM5/ PAD[3]</text:p>
          </table:table-cell>
          <table:table-cell office:value-type="string">
            <text:p>TC1/WO[1]</text:p>
          </table:table-cell>
          <table:table-cell office:value-type="string">
            <text:p>TCC1/ WO[3]</text:p>
          </table:table-cell>
          <table:table-cell office:value-type="string">
            <text:p>CAN0/RX</text:p>
          </table:table-cell>
          <table:table-cell office:value-type="string">
            <text:p>AC/CMP[3]</text:p>
          </table:table-cell>
          <table:table-cell office:value-type="string">
            <text:p>CCL2/ OUT[2]</text:p>
          </table:table-cell>
          <table:table-cell table:number-columns-repeated="6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PA27</text:p>
          </table:table-cell>
          <table:table-cell office:value-type="string">
            <text:p>VDDIN</text:p>
          </table:table-cell>
          <table:table-cell office:value-type="string">
            <text:p>EXTINT[15]</text:p>
          </table:table-cell>
          <table:table-cell table:number-columns-repeated="12"/>
          <table:table-cell office:value-type="string">
            <text:p>GCLK_IO[0]</text:p>
          </table:table-cell>
          <table:table-cell table:number-columns-repeated="4"/>
          <table:table-cell office:value-type="string">
            <text:p>P_GOOD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PA28</text:p>
          </table:table-cell>
          <table:table-cell office:value-type="string">
            <text:p>VDDIN</text:p>
          </table:table-cell>
          <table:table-cell office:value-type="string">
            <text:p>EXTINT[8]</text:p>
          </table:table-cell>
          <table:table-cell table:number-columns-repeated="12"/>
          <table:table-cell office:value-type="string">
            <text:p>GCLK_IO[0]</text:p>
          </table:table-cell>
          <table:table-cell table:number-columns-repeated="2"/>
          <table:table-cell office:value-type="string">
            <text:p>CAN0_STBY</text:p>
          </table:table-cell>
          <table:table-cell table:number-columns-repeated="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PA30</text:p>
          </table:table-cell>
          <table:table-cell office:value-type="string">
            <text:p>VDDIN</text:p>
          </table:table-cell>
          <table:table-cell office:value-type="string">
            <text:p>EXTINT[10]</text:p>
          </table:table-cell>
          <table:table-cell table:number-columns-repeated="8"/>
          <table:table-cell office:value-type="string">
            <text:p>SERCOM1/ PAD[2]</text:p>
          </table:table-cell>
          <table:table-cell office:value-type="string">
            <text:p>TCC1/WO[0]</text:p>
          </table:table-cell>
          <table:table-cell/>
          <table:table-cell office:value-type="string">
            <text:p>CORTEX_M0P/ SWCLK</text:p>
          </table:table-cell>
          <table:table-cell office:value-type="string">
            <text:p>GCLK_IO[0]</text:p>
          </table:table-cell>
          <table:table-cell office:value-type="string">
            <text:p>CCL1/ IN[3]</text:p>
          </table:table-cell>
          <table:table-cell table:number-columns-repeated="4"/>
          <table:table-cell office:value-type="string">
            <text:p>SWCLK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PA31</text:p>
          </table:table-cell>
          <table:table-cell office:value-type="string">
            <text:p>VDDIN</text:p>
          </table:table-cell>
          <table:table-cell office:value-type="string">
            <text:p>EXTINT[11]</text:p>
          </table:table-cell>
          <table:table-cell table:number-columns-repeated="8"/>
          <table:table-cell office:value-type="string">
            <text:p>SERCOM1/ PAD[3]</text:p>
          </table:table-cell>
          <table:table-cell office:value-type="string">
            <text:p>TCC1/WO[1]</text:p>
          </table:table-cell>
          <table:table-cell/>
          <table:table-cell office:value-type="string">
            <text:p>CORTEX_M0P/ SWDIO</text:p>
          </table:table-cell>
          <table:table-cell/>
          <table:table-cell office:value-type="string">
            <text:p>CCL1/ OUT[1]</text:p>
          </table:table-cell>
          <table:table-cell table:number-columns-repeated="4"/>
          <table:table-cell office:value-type="string">
            <text:p>SWDIO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PB02</text:p>
          </table:table-cell>
          <table:table-cell office:value-type="string">
            <text:p>VDDANA</text:p>
          </table:table-cell>
          <table:table-cell office:value-type="string">
            <text:p>EXTINT[2]</text:p>
          </table:table-cell>
          <table:table-cell table:number-columns-repeated="2"/>
          <table:table-cell office:value-type="string">
            <text:p>AIN[2]</text:p>
          </table:table-cell>
          <table:table-cell/>
          <table:table-cell office:value-type="string">
            <text:p>Y[8]</text:p>
          </table:table-cell>
          <table:table-cell table:number-columns-repeated="3"/>
          <table:table-cell office:value-type="string">
            <text:p>SERCOM5/ PAD[0]</text:p>
          </table:table-cell>
          <table:table-cell office:value-type="string">
            <text:p>TC2/WO[0]</text:p>
          </table:table-cell>
          <table:table-cell table:number-columns-repeated="3"/>
          <table:table-cell office:value-type="string">
            <text:p>CCL0/ OUT[0]</text:p>
          </table:table-cell>
          <table:table-cell table:number-columns-repeated="6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PB03</text:p>
          </table:table-cell>
          <table:table-cell office:value-type="string">
            <text:p>VDDANA</text:p>
          </table:table-cell>
          <table:table-cell office:value-type="string">
            <text:p>EXTINT[3]</text:p>
          </table:table-cell>
          <table:table-cell table:number-columns-repeated="2"/>
          <table:table-cell office:value-type="string">
            <text:p>AIN[3]</text:p>
          </table:table-cell>
          <table:table-cell/>
          <table:table-cell office:value-type="string">
            <text:p>Y[9]</text:p>
          </table:table-cell>
          <table:table-cell table:number-columns-repeated="3"/>
          <table:table-cell office:value-type="string">
            <text:p>SERCOM5/ PAD[1]</text:p>
          </table:table-cell>
          <table:table-cell office:value-type="string">
            <text:p>TC2/WO[1]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B08</text:p>
          </table:table-cell>
          <table:table-cell office:value-type="string">
            <text:p>VDDANA</text:p>
          </table:table-cell>
          <table:table-cell office:value-type="string">
            <text:p>EXTINT[8]</text:p>
          </table:table-cell>
          <table:table-cell/>
          <table:table-cell office:value-type="string">
            <text:p>AIN[2]</text:p>
          </table:table-cell>
          <table:table-cell office:value-type="string">
            <text:p>AIN[4]</text:p>
          </table:table-cell>
          <table:table-cell/>
          <table:table-cell office:value-type="string">
            <text:p>Y[14]</text:p>
          </table:table-cell>
          <table:table-cell/>
          <table:table-cell office:value-type="string">
            <text:p>INN[1]</text:p>
          </table:table-cell>
          <table:table-cell/>
          <table:table-cell office:value-type="string">
            <text:p>SERCOM4/ PAD[0]</text:p>
          </table:table-cell>
          <table:table-cell office:value-type="string">
            <text:p>TC0/WO[0]</text:p>
          </table:table-cell>
          <table:table-cell table:number-columns-repeated="3"/>
          <table:table-cell office:value-type="string">
            <text:p>CCL2/ IN[8]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PB09</text:p>
          </table:table-cell>
          <table:table-cell office:value-type="string">
            <text:p>VDDANA</text:p>
          </table:table-cell>
          <table:table-cell office:value-type="string">
            <text:p>EXTINT[9]</text:p>
          </table:table-cell>
          <table:table-cell/>
          <table:table-cell office:value-type="string">
            <text:p>AIN[3]</text:p>
          </table:table-cell>
          <table:table-cell office:value-type="string">
            <text:p>AIN[5]</text:p>
          </table:table-cell>
          <table:table-cell/>
          <table:table-cell office:value-type="string">
            <text:p>Y[15]</text:p>
          </table:table-cell>
          <table:table-cell/>
          <table:table-cell office:value-type="string">
            <text:p>INP[1]</text:p>
          </table:table-cell>
          <table:table-cell/>
          <table:table-cell office:value-type="string">
            <text:p>SERCOM4/ PAD[1]</text:p>
          </table:table-cell>
          <table:table-cell office:value-type="string">
            <text:p>TC0WO[1]</text:p>
          </table:table-cell>
          <table:table-cell table:number-columns-repeated="3"/>
          <table:table-cell office:value-type="string">
            <text:p>CCL2/ OUT[2]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PB10</text:p>
          </table:table-cell>
          <table:table-cell office:value-type="string">
            <text:p>VDDIO</text:p>
          </table:table-cell>
          <table:table-cell office:value-type="string">
            <text:p>EXTINT[10]</text:p>
          </table:table-cell>
          <table:table-cell table:number-columns-repeated="8"/>
          <table:table-cell office:value-type="string">
            <text:p>SERCOM4/ PAD[2]</text:p>
          </table:table-cell>
          <table:table-cell office:value-type="string">
            <text:p>TC1/WO[0]</text:p>
          </table:table-cell>
          <table:table-cell office:value-type="string">
            <text:p>TCC0/ WO[4]</text:p>
          </table:table-cell>
          <table:table-cell office:value-type="string">
            <text:p>CAN1/TX</text:p>
          </table:table-cell>
          <table:table-cell office:value-type="string">
            <text:p>GCLK_IO[4]</text:p>
          </table:table-cell>
          <table:table-cell office:value-type="string">
            <text:p>CCL1/ IN[5]</text:p>
          </table:table-cell>
          <table:table-cell table:number-columns-repeated="6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PB11</text:p>
          </table:table-cell>
          <table:table-cell office:value-type="string">
            <text:p>VDDIO</text:p>
          </table:table-cell>
          <table:table-cell office:value-type="string">
            <text:p>EXTINT[11]</text:p>
          </table:table-cell>
          <table:table-cell table:number-columns-repeated="8"/>
          <table:table-cell office:value-type="string">
            <text:p>SERCOM4/ PAD[3]</text:p>
          </table:table-cell>
          <table:table-cell office:value-type="string">
            <text:p>TC1/WO[1]</text:p>
          </table:table-cell>
          <table:table-cell office:value-type="string">
            <text:p>TCC0/ WO[5]</text:p>
          </table:table-cell>
          <table:table-cell office:value-type="string">
            <text:p>CAN1/RX</text:p>
          </table:table-cell>
          <table:table-cell office:value-type="string">
            <text:p>GCLK_IO[5]</text:p>
          </table:table-cell>
          <table:table-cell office:value-type="string">
            <text:p>CCL1/ OUT[1]</text:p>
          </table:table-cell>
          <table:table-cell table:number-columns-repeated="6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PB22</text:p>
          </table:table-cell>
          <table:table-cell office:value-type="string">
            <text:p>VDDIO</text:p>
          </table:table-cell>
          <table:table-cell office:value-type="string">
            <text:p>EXTINT[6]</text:p>
          </table:table-cell>
          <table:table-cell table:number-columns-repeated="8"/>
          <table:table-cell office:value-type="string">
            <text:p>SERCOM5/ PAD[2]</text:p>
          </table:table-cell>
          <table:table-cell office:value-type="string">
            <text:p>TC3/WO[0]</text:p>
          </table:table-cell>
          <table:table-cell/>
          <table:table-cell office:value-type="string">
            <text:p>CAN0/TX</text:p>
          </table:table-cell>
          <table:table-cell office:value-type="string">
            <text:p>GCLK_IO[0]</text:p>
          </table:table-cell>
          <table:table-cell office:value-type="string">
            <text:p>CCL0/ IN[0]</text:p>
          </table:table-cell>
          <table:table-cell/>
          <table:table-cell office:value-type="string">
            <text:p>CAN0_TX</text:p>
          </table:table-cell>
          <table:table-cell table:number-columns-repeated="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PB23</text:p>
          </table:table-cell>
          <table:table-cell office:value-type="string">
            <text:p>VDDIO</text:p>
          </table:table-cell>
          <table:table-cell office:value-type="string">
            <text:p>EXTINT[7]</text:p>
          </table:table-cell>
          <table:table-cell table:number-columns-repeated="8"/>
          <table:table-cell office:value-type="string">
            <text:p>SERCOM5/ PAD[3]</text:p>
          </table:table-cell>
          <table:table-cell office:value-type="string">
            <text:p>TC3/WO[1]</text:p>
          </table:table-cell>
          <table:table-cell/>
          <table:table-cell office:value-type="string">
            <text:p>CAN0/RX</text:p>
          </table:table-cell>
          <table:table-cell office:value-type="string">
            <text:p>GCLK_IO[1]</text:p>
          </table:table-cell>
          <table:table-cell office:value-type="string">
            <text:p>CCL0/ OUT[0]</text:p>
          </table:table-cell>
          <table:table-cell/>
          <table:table-cell office:value-type="string">
            <text:p>CAN0_RX</text:p>
          </table:table-cell>
          <table:table-cell table:number-columns-repeated="4"/>
        </table:table-row>
        <table:table-row table:style-name="ro2">
          <table:table-cell table:number-columns-repeated="24"/>
        </table:table-row>
      </table:table>
      <table:database-ranges>
        <table:database-range table:name="__Anonymous_Sheet_DB__0" table:target-range-address="'TMP-001'.A4:'TMP-001'.V42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IO-001'.A4:'IO-001'.W42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'DBG-010'.A4:'DBG-010'.W42" table:contains-header="false">
          <table:sort>
            <table:sort-by table:field-number="1" table:data-type="automatic"/>
          </table:sort>
        </table:database-range>
        <table:database-range table:name="__Anonymous_Sheet_DB__4" table:target-range-address="'PS-010'.A4:'PS-010'.W4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 number:grouping="true"/>
    </number:number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1">01/01/2021</text:date>, <text:time>20:2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19:53:10.949000000</meta:creation-date>
    <meta:generator>OpenOffice/4.1.7$Win32 OpenOffice.org_project/417m1$Build-9800</meta:generator>
    <dc:date>2021-01-01T20:21:15.19</dc:date>
    <meta:editing-duration>P27DT6H1M52S</meta:editing-duration>
    <meta:editing-cycles>45</meta:editing-cycles>
    <dc:creator>Giselle Koo</dc:creator>
    <meta:document-statistic meta:table-count="5" meta:cell-count="4207" meta:object-count="0"/>
  </office:meta>
</office:document-meta>
</file>